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 fo:text-align="justify" style:justify-single-word="false" fo:padding="0cm" fo:border="none" style:shadow="none" style:join-border="false"/>
    </style:style>
    <style:style style:name="P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/>
    </style:style>
    <style:style style:name="P6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#ffff00"/>
    </style:style>
    <style:style style:name="P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#ffff00"/>
    </style:style>
    <style:style style:name="P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83254" officeooo:paragraph-rsid="00083254" fo:background-color="#ffff00"/>
    </style:style>
    <style:style style:name="P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f18bc" fo:background-color="#ffff00"/>
    </style:style>
    <style:style style:name="P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#ffff00"/>
    </style:style>
    <style:style style:name="P11" style:family="paragraph" style:parent-style-name="Text_20_body">
      <style:paragraph-properties fo:text-align="center" style:justify-single-word="false" fo:padding="0cm" fo:border="none" style:shadow="none" style:join-border="false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#ffff00" style:font-style-asian="normal" style:font-style-complex="normal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background-color="transparent" style:font-style-asian="normal" style:font-style-complex="normal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transparent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205ae4" fo:background-color="transparent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transparent"/>
    </style:style>
    <style:style style:name="P22" style:family="paragraph" style:parent-style-name="Text_20_body">
      <style:paragraph-properties fo:text-align="center" style:justify-single-word="false" fo:padding="0cm" fo:border="none" style:shadow="none" style:join-border="false"/>
      <style:text-properties fo:background-color="transparent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5b662" officeooo:paragraph-rsid="001e0155" fo:background-color="transparent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1034fd" officeooo:paragraph-rsid="001034fd" fo:background-color="transparent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70a3d" fo:background-color="transparent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0155" officeooo:paragraph-rsid="001e0155" fo:background-color="transparent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a0d7c" officeooo:paragraph-rsid="001e0155" fo:background-color="transparent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0b6bde" officeooo:paragraph-rsid="001e0155" fo:background-color="transparent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e1ea1" officeooo:paragraph-rsid="001e1ea1" fo:background-color="transparent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18bc" officeooo:paragraph-rsid="001f18bc" fo:background-color="transparent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05ae4" officeooo:paragraph-rsid="00205ae4" fo:background-color="transparent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fa2c7" officeooo:paragraph-rsid="001f18bc" fo:background-color="transparent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acb6c" officeooo:paragraph-rsid="002acb6c" fo:background-color="transparent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c2ed8" officeooo:paragraph-rsid="002c2ed8" fo:background-color="transparent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e0ee4" officeooo:paragraph-rsid="002e0ee4" fo:background-color="transparent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3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02f331f" officeooo:paragraph-rsid="002f331f" fo:background-color="transparent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1b34b" officeooo:paragraph-rsid="0031b34b" fo:background-color="transparent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d7f56" officeooo:paragraph-rsid="003d7f56" fo:background-color="transparent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3f2115" officeooo:paragraph-rsid="003f2115" fo:background-color="transparent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fo:background-color="#ffff00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fo:background-color="transparent" style:font-style-asian="italic" style:font-style-complex="italic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fo:background-color="transparent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fo:language="ru" fo:country="RU" officeooo:paragraph-rsid="001e0155" fo:background-color="transparent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5b662" fo:background-color="#00ccff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034fd" officeooo:paragraph-rsid="001e0155" fo:background-color="#00ccff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e0155" fo:background-color="#00ccff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2915d1" officeooo:paragraph-rsid="002915d1" fo:background-color="#00ccff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02cda3c" officeooo:paragraph-rsid="006ae620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037193b" officeooo:paragraph-rsid="006ae620" style:font-style-asian="normal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03b2401" officeooo:paragraph-rsid="006ae620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431594" officeooo:paragraph-rsid="006ae620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0431594" officeooo:paragraph-rsid="007296f9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018e370" officeooo:paragraph-rsid="00792fc4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0d6c1ef" officeooo:paragraph-rsid="006ae620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0dd0a04" officeooo:paragraph-rsid="006ae620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0dab8b2" officeooo:paragraph-rsid="006ae620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108e1a2" officeooo:paragraph-rsid="007296f9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04475ff" officeooo:paragraph-rsid="007296f9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52bd42" officeooo:paragraph-rsid="007296f9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357b08" officeooo:paragraph-rsid="00792fc4" fo:background-color="#ffff00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#ffff00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431594" officeooo:paragraph-rsid="007296f9" fo:background-color="#ffff00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0ef5e0c" officeooo:paragraph-rsid="006ae620" fo:background-color="#ffff00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#ffff00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#ffff00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#ffff00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1097fc3" officeooo:paragraph-rsid="007296f9" fo:background-color="#ffff00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0d2975e" officeooo:paragraph-rsid="007296f9" fo:background-color="#ffff00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0d3f4bb" officeooo:paragraph-rsid="007296f9" fo:background-color="#ffff00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officeooo:rsid="0114d42f" officeooo:paragraph-rsid="007296f9" fo:background-color="#ffff00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rsid="00d5d225" officeooo:paragraph-rsid="007296f9" fo:background-color="#ffff00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rsid="00431594" officeooo:paragraph-rsid="006ae620" fo:background-color="transparent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0df715c" officeooo:paragraph-rsid="006ae620" fo:background-color="transparent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rsid="00ed6a80" officeooo:paragraph-rsid="006ae620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officeooo:rsid="00f37480" officeooo:paragraph-rsid="006ae620" fo:background-color="transparent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fo:font-style="normal" officeooo:rsid="00f8f803" officeooo:paragraph-rsid="006ae620" fo:background-color="transparent" style:font-style-asian="normal" style:font-style-complex="normal"/>
    </style:style>
    <style:style style:name="P83" style:family="paragraph" style:parent-style-name="Text_20_body">
      <style:paragraph-properties fo:text-align="justify" style:justify-single-word="false"/>
      <style:text-properties fo:font-style="normal" officeooo:rsid="010057f0" officeooo:paragraph-rsid="006ae620" fo:background-color="transparent" style:font-style-asian="normal" style:font-style-complex="normal"/>
    </style:style>
    <style:style style:name="P84" style:family="paragraph" style:parent-style-name="Text_20_body">
      <style:paragraph-properties fo:text-align="justify" style:justify-single-word="false"/>
      <style:text-properties fo:font-style="normal" officeooo:rsid="0102be57" officeooo:paragraph-rsid="006ae620" fo:background-color="transparent" style:font-style-asian="normal" style:font-style-complex="normal"/>
    </style:style>
    <style:style style:name="P85" style:family="paragraph" style:parent-style-name="Text_20_body">
      <style:paragraph-properties fo:text-align="justify" style:justify-single-word="false"/>
      <style:text-properties fo:font-style="normal" officeooo:rsid="0140230d" officeooo:paragraph-rsid="006ae620" fo:background-color="transparent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font-style="normal" officeooo:rsid="0159727b" officeooo:paragraph-rsid="006ae620" fo:background-color="transparent" style:font-style-asian="normal" style:font-style-complex="normal"/>
    </style:style>
    <style:style style:name="P87" style:family="paragraph" style:parent-style-name="Text_20_body">
      <style:paragraph-properties fo:text-align="justify" style:justify-single-word="false"/>
      <style:text-properties fo:font-style="normal" officeooo:rsid="0118eca3" officeooo:paragraph-rsid="006ae620" fo:background-color="transparent" style:font-style-asian="normal" style:font-style-complex="normal"/>
    </style:style>
    <style:style style:name="P88" style:family="paragraph" style:parent-style-name="Text_20_body">
      <style:paragraph-properties fo:text-align="justify" style:justify-single-word="false"/>
      <style:text-properties fo:font-style="normal" officeooo:rsid="0119d4f5" officeooo:paragraph-rsid="006ae620" fo:background-color="transparent" style:font-style-asian="normal" style:font-style-complex="normal"/>
    </style:style>
    <style:style style:name="P89" style:family="paragraph" style:parent-style-name="Text_20_body">
      <style:paragraph-properties fo:text-align="justify" style:justify-single-word="false"/>
      <style:text-properties fo:font-style="normal" officeooo:rsid="0121aac8" officeooo:paragraph-rsid="006ae620" fo:background-color="transparent" style:font-style-asian="normal" style:font-style-complex="normal"/>
    </style:style>
    <style:style style:name="P90" style:family="paragraph" style:parent-style-name="Text_20_body">
      <style:paragraph-properties fo:text-align="justify" style:justify-single-word="false"/>
      <style:text-properties fo:font-style="normal" officeooo:rsid="012773aa" officeooo:paragraph-rsid="006ae620" fo:background-color="transparent" style:font-style-asian="normal" style:font-style-complex="normal"/>
    </style:style>
    <style:style style:name="P91" style:family="paragraph" style:parent-style-name="Text_20_body">
      <style:paragraph-properties fo:text-align="justify" style:justify-single-word="false"/>
      <style:text-properties fo:font-style="normal" officeooo:rsid="01293d5e" officeooo:paragraph-rsid="006ae620" fo:background-color="transparent" style:font-style-asian="normal" style:font-style-complex="normal"/>
    </style:style>
    <style:style style:name="P92" style:family="paragraph" style:parent-style-name="Text_20_body">
      <style:paragraph-properties fo:text-align="justify" style:justify-single-word="false"/>
      <style:text-properties fo:font-style="normal" officeooo:rsid="012cad3c" officeooo:paragraph-rsid="006ae620" fo:background-color="transparent" style:font-style-asian="normal" style:font-style-complex="normal"/>
    </style:style>
    <style:style style:name="P93" style:family="paragraph" style:parent-style-name="Text_20_body">
      <style:paragraph-properties fo:text-align="justify" style:justify-single-word="false"/>
      <style:text-properties fo:font-style="normal" officeooo:rsid="012e28e3" officeooo:paragraph-rsid="006ae620" fo:background-color="transparent" style:font-style-asian="normal" style:font-style-complex="normal"/>
    </style:style>
    <style:style style:name="P94" style:family="paragraph" style:parent-style-name="Text_20_body">
      <style:paragraph-properties fo:text-align="justify" style:justify-single-word="false"/>
      <style:text-properties fo:font-style="normal" officeooo:rsid="0108e1a2" officeooo:paragraph-rsid="006ae620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officeooo:rsid="01377ace" officeooo:paragraph-rsid="006ae620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officeooo:rsid="0138ac78" officeooo:paragraph-rsid="006ae620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officeooo:rsid="013e8cc9" officeooo:paragraph-rsid="006ae620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officeooo:rsid="013f4c2b" officeooo:paragraph-rsid="006ae620" fo:background-color="transparent" style:font-style-asian="normal" style:font-style-complex="normal"/>
    </style:style>
    <style:style style:name="P99" style:family="paragraph" style:parent-style-name="Text_20_body">
      <style:paragraph-properties fo:text-align="justify" style:justify-single-word="false"/>
      <style:text-properties fo:font-style="normal" officeooo:rsid="01299d03" officeooo:paragraph-rsid="006ae620" fo:background-color="transparent" style:font-style-asian="normal" style:font-style-complex="normal"/>
    </style:style>
    <style:style style:name="P100" style:family="paragraph" style:parent-style-name="Text_20_body">
      <style:paragraph-properties fo:text-align="justify" style:justify-single-word="false"/>
      <style:text-properties fo:font-style="normal" officeooo:rsid="014528d7" officeooo:paragraph-rsid="006ae620" fo:background-color="transparent" style:font-style-asian="normal" style:font-style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officeooo:rsid="0145cc93" officeooo:paragraph-rsid="006ae620" fo:background-color="transparent" style:font-style-asian="normal" style:font-style-complex="normal"/>
    </style:style>
    <style:style style:name="P102" style:family="paragraph" style:parent-style-name="Text_20_body">
      <style:paragraph-properties fo:text-align="justify" style:justify-single-word="false"/>
      <style:text-properties fo:font-style="normal" officeooo:rsid="01583e79" officeooo:paragraph-rsid="006ae620" fo:background-color="transparent" style:font-style-asian="normal" style:font-style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officeooo:rsid="015c90e2" officeooo:paragraph-rsid="006ae620" fo:background-color="transparent" style:font-style-asian="normal" style:font-style-complex="normal"/>
    </style:style>
    <style:style style:name="P104" style:family="paragraph" style:parent-style-name="Text_20_body">
      <style:paragraph-properties fo:text-align="justify" style:justify-single-word="false"/>
      <style:text-properties fo:font-style="normal" officeooo:rsid="015fd0d2" officeooo:paragraph-rsid="006ae620" fo:background-color="transparent" style:font-style-asian="normal" style:font-style-complex="normal"/>
    </style:style>
    <style:style style:name="P105" style:family="paragraph" style:parent-style-name="Text_20_body">
      <style:paragraph-properties fo:text-align="justify" style:justify-single-word="false"/>
      <style:text-properties fo:font-style="normal" officeooo:rsid="0164a557" officeooo:paragraph-rsid="006ae620" fo:background-color="transparent" style:font-style-asian="normal" style:font-style-complex="normal"/>
    </style:style>
    <style:style style:name="P106" style:family="paragraph" style:parent-style-name="Text_20_body">
      <style:paragraph-properties fo:text-align="justify" style:justify-single-word="false"/>
      <style:text-properties fo:font-style="normal" officeooo:rsid="017d31a3" officeooo:paragraph-rsid="006ae620" fo:background-color="transparent" style:font-style-asian="normal" style:font-style-complex="normal"/>
    </style:style>
    <style:style style:name="P107" style:family="paragraph" style:parent-style-name="Text_20_body">
      <style:paragraph-properties fo:text-align="justify" style:justify-single-word="false"/>
      <style:text-properties fo:font-style="normal" officeooo:rsid="016b7567" officeooo:paragraph-rsid="006ae620" fo:background-color="transparent" style:font-style-asian="normal" style:font-style-complex="normal"/>
    </style:style>
    <style:style style:name="P108" style:family="paragraph" style:parent-style-name="Text_20_body">
      <style:paragraph-properties fo:text-align="justify" style:justify-single-word="false"/>
      <style:text-properties fo:font-style="normal" officeooo:rsid="016dde30" officeooo:paragraph-rsid="006ae620" fo:background-color="transparent" style:font-style-asian="normal" style:font-style-complex="normal"/>
    </style:style>
    <style:style style:name="P109" style:family="paragraph" style:parent-style-name="Text_20_body">
      <style:paragraph-properties fo:text-align="justify" style:justify-single-word="false"/>
      <style:text-properties fo:font-style="normal" officeooo:rsid="016c35e9" officeooo:paragraph-rsid="006ae620" fo:background-color="transparent" style:font-style-asian="normal" style:font-style-complex="normal"/>
    </style:style>
    <style:style style:name="P110" style:family="paragraph" style:parent-style-name="Text_20_body">
      <style:paragraph-properties fo:text-align="justify" style:justify-single-word="false"/>
      <style:text-properties fo:font-style="normal" officeooo:rsid="0178b712" officeooo:paragraph-rsid="006ae620" fo:background-color="transparent" style:font-style-asian="normal" style:font-style-complex="normal"/>
    </style:style>
    <style:style style:name="P111" style:family="paragraph" style:parent-style-name="Text_20_body">
      <style:paragraph-properties fo:text-align="justify" style:justify-single-word="false"/>
      <style:text-properties fo:font-style="normal" officeooo:rsid="0179c4c8" officeooo:paragraph-rsid="006ae620" fo:background-color="transparent" style:font-style-asian="normal" style:font-style-complex="normal"/>
    </style:style>
    <style:style style:name="P112" style:family="paragraph" style:parent-style-name="Text_20_body">
      <style:paragraph-properties fo:text-align="justify" style:justify-single-word="false"/>
      <style:text-properties fo:font-style="normal" officeooo:rsid="0174a7d4" officeooo:paragraph-rsid="006ae620" fo:background-color="transparent" style:font-style-asian="normal" style:font-style-complex="normal"/>
    </style:style>
    <style:style style:name="P113" style:family="paragraph" style:parent-style-name="Text_20_body">
      <style:paragraph-properties fo:text-align="justify" style:justify-single-word="false"/>
      <style:text-properties fo:font-style="normal" officeooo:rsid="007d903e" officeooo:paragraph-rsid="007d903e" fo:background-color="transparent" style:font-style-asian="normal" style:font-style-complex="normal"/>
    </style:style>
    <style:style style:name="P114" style:family="paragraph" style:parent-style-name="Text_20_body">
      <style:paragraph-properties fo:text-align="justify" style:justify-single-word="false"/>
      <style:text-properties fo:font-style="normal" officeooo:rsid="007d903e" officeooo:paragraph-rsid="007ed67d" fo:background-color="transparent" style:font-style-asian="normal" style:font-style-complex="normal"/>
    </style:style>
    <style:style style:name="P115" style:family="paragraph" style:parent-style-name="Text_20_body">
      <style:paragraph-properties fo:text-align="justify" style:justify-single-word="false"/>
      <style:text-properties fo:font-style="normal" officeooo:rsid="007d903e" officeooo:paragraph-rsid="00834cc4" fo:background-color="transparent" style:font-style-asian="normal" style:font-style-complex="normal"/>
    </style:style>
    <style:style style:name="P116" style:family="paragraph" style:parent-style-name="Text_20_body">
      <style:paragraph-properties fo:text-align="justify" style:justify-single-word="false"/>
      <style:text-properties fo:font-style="normal" officeooo:rsid="0085a895" officeooo:paragraph-rsid="0085a895" fo:background-color="transparent" style:font-style-asian="normal" style:font-style-complex="normal"/>
    </style:style>
    <style:style style:name="P117" style:family="paragraph" style:parent-style-name="Text_20_body">
      <style:paragraph-properties fo:text-align="justify" style:justify-single-word="false"/>
      <style:text-properties fo:font-style="italic" officeooo:rsid="00fb9638" officeooo:paragraph-rsid="006ae620" fo:background-color="transparent" style:font-style-asian="italic" style:font-style-complex="italic"/>
    </style:style>
    <style:style style:name="P118" style:family="paragraph" style:parent-style-name="Text_20_body">
      <style:paragraph-properties fo:text-align="justify" style:justify-single-word="false"/>
      <style:text-properties fo:font-style="italic" officeooo:rsid="00fc1573" officeooo:paragraph-rsid="006ae620" fo:background-color="transparent" style:font-style-asian="italic" style:font-style-complex="italic"/>
    </style:style>
    <style:style style:name="P119" style:family="paragraph" style:parent-style-name="Text_20_body">
      <style:paragraph-properties fo:text-align="justify" style:justify-single-word="false"/>
      <style:text-properties fo:font-style="italic" officeooo:rsid="010057f0" officeooo:paragraph-rsid="006ae620" fo:background-color="transparent" style:font-style-asian="italic" style:font-style-complex="italic"/>
    </style:style>
    <style:style style:name="P120" style:family="paragraph" style:parent-style-name="Text_20_body">
      <style:paragraph-properties fo:text-align="justify" style:justify-single-word="false"/>
      <style:text-properties fo:font-style="italic" officeooo:rsid="0111bcd4" officeooo:paragraph-rsid="006ae620" fo:background-color="transparent" style:font-style-asian="italic" style:font-style-complex="italic"/>
    </style:style>
    <style:style style:name="P121" style:family="paragraph" style:parent-style-name="Text_20_body">
      <style:paragraph-properties fo:text-align="justify" style:justify-single-word="false"/>
      <style:text-properties fo:font-style="italic" officeooo:rsid="011358a9" officeooo:paragraph-rsid="006ae620" fo:background-color="transparent" style:font-style-asian="italic" style:font-style-complex="italic"/>
    </style:style>
    <style:style style:name="P122" style:family="paragraph" style:parent-style-name="Text_20_body">
      <style:paragraph-properties fo:text-align="justify" style:justify-single-word="false"/>
      <style:text-properties fo:font-style="italic" officeooo:rsid="0049aeb1" officeooo:paragraph-rsid="007296f9" fo:background-color="#ffff00" style:font-style-asian="italic" style:font-style-complex="italic"/>
    </style:style>
    <style:style style:name="P123" style:family="paragraph" style:parent-style-name="Text_20_body">
      <style:paragraph-properties fo:text-align="justify" style:justify-single-word="false"/>
      <style:text-properties fo:font-style="italic" officeooo:rsid="0049aeb1" officeooo:paragraph-rsid="007296f9" style:font-style-asian="italic" style:font-style-complex="italic"/>
    </style:style>
    <style:style style:name="P124" style:family="paragraph" style:parent-style-name="Text_20_body">
      <style:paragraph-properties fo:text-align="center" style:justify-single-word="false"/>
      <style:text-properties officeooo:rsid="006c5948" officeooo:paragraph-rsid="006c5948"/>
    </style:style>
    <style:style style:name="P125" style:family="paragraph" style:parent-style-name="Text_20_body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style:use-window-font-color="true" fo:language="ru" fo:country="RU" fo:font-style="normal" style:text-underline-style="solid" style:text-underline-type="double" style:text-underline-width="auto" style:text-underline-color="font-color" fo:font-weight="normal" officeooo:rsid="00431594" officeooo:paragraph-rsid="007296f9" fo:background-color="#ffff00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text-align="center" style:justify-single-word="false"/>
      <style:text-properties officeooo:rsid="00703d34" officeooo:paragraph-rsid="00703d34"/>
    </style:style>
    <style:style style:name="P128" style:family="paragraph" style:parent-style-name="Text_20_body">
      <style:paragraph-properties fo:text-align="justify" style:justify-single-word="false"/>
      <style:text-properties officeooo:rsid="00703d34" officeooo:paragraph-rsid="00703d34"/>
    </style:style>
    <style:style style:name="P129" style:family="paragraph" style:parent-style-name="Text_20_body">
      <style:paragraph-properties fo:text-align="justify" style:justify-single-word="false"/>
      <style:text-properties officeooo:rsid="00703d34" officeooo:paragraph-rsid="007296f9"/>
    </style:style>
    <style:style style:name="P130" style:family="paragraph" style:parent-style-name="Text_20_body">
      <style:paragraph-properties fo:text-align="center" style:justify-single-word="false"/>
      <style:text-properties officeooo:paragraph-rsid="00703d34"/>
    </style:style>
    <style:style style:name="P131" style:family="paragraph" style:parent-style-name="Text_20_body">
      <style:paragraph-properties fo:text-align="justify" style:justify-single-word="false"/>
      <style:text-properties officeooo:rsid="00ff30b8" officeooo:paragraph-rsid="007296f9" fo:background-color="#ffff00"/>
    </style:style>
    <style:style style:name="P132" style:family="paragraph" style:parent-style-name="Text_20_body">
      <style:paragraph-properties fo:text-align="justify" style:justify-single-word="false"/>
      <style:text-properties officeooo:rsid="017ecbf4" officeooo:paragraph-rsid="007296f9" fo:background-color="#ffff00"/>
    </style:style>
    <style:style style:name="P133" style:family="paragraph" style:parent-style-name="Text_20_body">
      <style:paragraph-properties fo:text-align="justify" style:justify-single-word="false"/>
      <style:text-properties officeooo:rsid="00fe0e97" officeooo:paragraph-rsid="007296f9"/>
    </style:style>
    <style:style style:name="P134" style:family="paragraph" style:parent-style-name="Text_20_body">
      <style:paragraph-properties fo:text-align="justify" style:justify-single-word="false"/>
      <style:text-properties officeooo:rsid="017c3bf5" officeooo:paragraph-rsid="007296f9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1f18b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41e3b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69fd32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52e12" officeooo:paragraph-rsid="00452e12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47ac97" officeooo:paragraph-rsid="0047ac97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6419d" officeooo:paragraph-rsid="0056419d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be6e7" officeooo:paragraph-rsid="005be6e7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1f12" officeooo:paragraph-rsid="005c1f12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ce95a" officeooo:paragraph-rsid="005ce95a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5ea03f" officeooo:paragraph-rsid="005ea03f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09fc3" officeooo:paragraph-rsid="00609fc3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50e5d" officeooo:paragraph-rsid="00650e5d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668972" officeooo:paragraph-rsid="00668972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70a3d" officeooo:paragraph-rsid="00170a3d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740045" officeooo:paragraph-rsid="00740045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041e3ba" fo:background-color="transparent" style:font-style-asian="italic" style:font-style-complex="italic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533ce3" officeooo:paragraph-rsid="00533ce3" fo:background-color="transparent" style:font-style-asian="normal" style:font-style-complex="normal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6ae620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8825ea" officeooo:paragraph-rsid="008825ea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170a3d" officeooo:paragraph-rsid="00720c24" fo:background-color="transparent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0720c24" fo:background-color="transparent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0720c24" fo:background-color="#ffff00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7ecbf4" officeooo:paragraph-rsid="007296f9" fo:background-color="#ffff00"/>
    </style:style>
    <style:style style:name="P159" style:family="paragraph" style:parent-style-name="Text_20_body">
      <style:paragraph-properties fo:text-align="justify" style:justify-single-word="false" style:border-line-width-bottom="0.012cm 0.012cm 0.012cm" fo:padding="0.074cm" fo:border-left="none" fo:border-right="none" fo:border-top="none" fo:border-bottom="0.99pt double #000000" style:shadow="none" style:join-border="false"/>
      <style:text-properties officeooo:rsid="005be6e7" officeooo:paragraph-rsid="00170a3d" fo:background-color="transparent"/>
    </style:style>
    <style:style style:name="P160" style:family="paragraph" style:parent-style-name="Heading_20_1">
      <style:paragraph-properties fo:text-align="center" style:justify-single-word="false"/>
    </style:style>
    <style:style style:name="P16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style:font-size-asian="12pt" style:font-size-complex="12pt"/>
    </style:style>
    <style:style style:name="P162" style:family="paragraph" style:parent-style-name="Heading_20_2">
      <style:paragraph-properties fo:text-align="center" style:justify-single-word="false"/>
    </style:style>
    <style:style style:name="P163" style:family="paragraph" style:parent-style-name="Heading_20_2">
      <style:paragraph-properties fo:text-align="center" style:justify-single-word="false"/>
      <style:text-properties officeooo:rsid="00703d34" officeooo:paragraph-rsid="00703d34"/>
    </style:style>
    <style:style style:name="P164" style:family="paragraph" style:parent-style-name="Footnote">
      <style:text-properties officeooo:paragraph-rsid="0125a2a2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fa2c7" fo:background-color="transparent" loext:char-shading-value="0"/>
    </style:style>
    <style:style style:name="T3" style:family="text">
      <style:text-properties officeooo:rsid="00205ae4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57b08" style:font-style-asian="normal" style:font-style-complex="normal"/>
    </style:style>
    <style:style style:name="T6" style:family="text">
      <style:text-properties fo:font-style="normal" fo:background-color="transparent" loext:char-shading-value="0" style:font-style-asian="normal" style:font-style-complex="normal"/>
    </style:style>
    <style:style style:name="T7" style:family="text">
      <style:text-properties fo:font-style="normal" officeooo:rsid="0114d42f" fo:background-color="#ffff00" loext:char-shading-value="0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6ae42" fo:background-color="#ffff00" loext:char-shading-value="0"/>
    </style:style>
    <style:style style:name="T10" style:family="text">
      <style:text-properties officeooo:rsid="002c2ed8" fo:background-color="#ffff00" loext:char-shading-value="0"/>
    </style:style>
    <style:style style:name="T11" style:family="text">
      <style:text-properties officeooo:rsid="002f331f" fo:background-color="#ffff00" loext:char-shading-value="0"/>
    </style:style>
    <style:style style:name="T12" style:family="text">
      <style:text-properties officeooo:rsid="00581489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5f00bb" fo:background-color="#ffff00" loext:char-shading-value="0"/>
    </style:style>
    <style:style style:name="T15" style:family="text">
      <style:text-properties officeooo:rsid="00ef5e0c" fo:background-color="#ffff00" loext:char-shading-value="0"/>
    </style:style>
    <style:style style:name="T16" style:family="text">
      <style:text-properties officeooo:rsid="0165cfdd" fo:background-color="#ffff00" loext:char-shading-value="0"/>
    </style:style>
    <style:style style:name="T17" style:family="text">
      <style:text-properties officeooo:rsid="016776c7" fo:background-color="#ffff00" loext:char-shading-value="0"/>
    </style:style>
    <style:style style:name="T18" style:family="text">
      <style:text-properties officeooo:rsid="01097fc3" fo:background-color="#ffff00" loext:char-shading-value="0"/>
    </style:style>
    <style:style style:name="T19" style:family="text">
      <style:text-properties officeooo:rsid="004f6334" fo:background-color="#ffff00" loext:char-shading-value="0"/>
    </style:style>
    <style:style style:name="T20" style:family="text">
      <style:text-properties officeooo:rsid="010c3641" fo:background-color="#ffff00" loext:char-shading-value="0"/>
    </style:style>
    <style:style style:name="T21" style:family="text">
      <style:text-properties officeooo:rsid="0072a39b" fo:background-color="#ffff00" loext:char-shading-value="0"/>
    </style:style>
    <style:style style:name="T22" style:family="text">
      <style:text-properties style:use-window-font-color="true" fo:background-color="transparent" loext:char-shading-value="0"/>
    </style:style>
    <style:style style:name="T23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use-window-font-color="true" fo:language="ru" fo:country="RU" fo:font-style="normal" fo:font-weight="normal" officeooo:rsid="00690ec6" style:font-style-asian="normal" style:font-weight-asian="normal" style:font-style-complex="normal" style:font-weight-complex="normal"/>
    </style:style>
    <style:style style:name="T25" style:family="text">
      <style:text-properties style:use-window-font-color="true" fo:language="ru" fo:country="RU" fo:font-weight="normal" style:font-weight-asian="normal" style:font-weight-complex="normal"/>
    </style:style>
    <style:style style:name="T26" style:family="text">
      <style:text-properties style:use-window-font-color="true" fo:language="ru" fo:country="RU" fo:font-weight="normal" fo:background-color="#ffff00" loext:char-shading-value="0" style:font-weight-asian="normal" style:font-weight-complex="normal"/>
    </style:style>
    <style:style style:name="T27" style:family="text">
      <style:text-properties style:use-window-font-color="true" fo:language="uk" fo:country="UA" fo:font-weight="normal" style:font-weight-asian="normal" style:font-weight-complex="normal"/>
    </style:style>
    <style:style style:name="T28" style:family="text">
      <style:text-properties style:use-window-font-color="true" fo:background-color="#ffff00" loext:char-shading-value="0"/>
    </style:style>
    <style:style style:name="T29" style:family="text">
      <style:text-properties style:use-window-font-color="true" officeooo:rsid="001f18bc" fo:background-color="#ffff00" loext:char-shading-value="0"/>
    </style:style>
    <style:style style:name="T30" style:family="text">
      <style:text-properties style:use-window-font-color="true" officeooo:rsid="001fa2c7" fo:background-color="#ffff00" loext:char-shading-value="0"/>
    </style:style>
    <style:style style:name="T31" style:family="text">
      <style:text-properties style:use-window-font-color="true" fo:background-color="#ffff00" loext:char-shading-value="0"/>
    </style:style>
    <style:style style:name="T32" style:family="text">
      <style:text-properties style:use-window-font-color="true" officeooo:rsid="0047c459" fo:background-color="#ff00cc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1034fd" fo:background-color="#ffffff" loext:char-shading-value="0"/>
    </style:style>
    <style:style style:name="T36" style:family="text">
      <style:text-properties officeooo:rsid="001165eb" fo:background-color="#ffffff" loext:char-shading-value="0"/>
    </style:style>
    <style:style style:name="T37" style:family="text">
      <style:text-properties officeooo:rsid="00205ae4" fo:background-color="#ffffff" loext:char-shading-value="0"/>
    </style:style>
    <style:style style:name="T38" style:family="text">
      <style:text-properties officeooo:rsid="0020e1fa" fo:background-color="#ffffff" loext:char-shading-value="0"/>
    </style:style>
    <style:style style:name="T39" style:family="text">
      <style:text-properties officeooo:rsid="002351b6" fo:background-color="#ffffff" loext:char-shading-value="0"/>
    </style:style>
    <style:style style:name="T40" style:family="text">
      <style:text-properties officeooo:rsid="002acb6c" fo:background-color="#ffffff" loext:char-shading-value="0"/>
    </style:style>
    <style:style style:name="T41" style:family="text">
      <style:text-properties officeooo:rsid="004e3cba" fo:background-color="#ffffff" loext:char-shading-value="0"/>
    </style:style>
    <style:style style:name="T42" style:family="text">
      <style:text-properties fo:language="ru" fo:country="RU"/>
    </style:style>
    <style:style style:name="T43" style:family="text">
      <style:text-properties officeooo:rsid="000a7faa"/>
    </style:style>
    <style:style style:name="T44" style:family="text">
      <style:text-properties officeooo:rsid="000c42e0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officeooo:rsid="0013be63"/>
    </style:style>
    <style:style style:name="T47" style:family="text">
      <style:text-properties officeooo:rsid="001785e4"/>
    </style:style>
    <style:style style:name="T48" style:family="text">
      <style:text-properties officeooo:rsid="001ca260"/>
    </style:style>
    <style:style style:name="T49" style:family="text">
      <style:text-properties officeooo:rsid="001f0c85"/>
    </style:style>
    <style:style style:name="T50" style:family="text">
      <style:text-properties officeooo:rsid="001f18bc"/>
    </style:style>
    <style:style style:name="T51" style:family="text">
      <style:text-properties officeooo:rsid="0020e1fa"/>
    </style:style>
    <style:style style:name="T52" style:family="text">
      <style:text-properties officeooo:rsid="00245587"/>
    </style:style>
    <style:style style:name="T53" style:family="text">
      <style:text-properties officeooo:rsid="00264797"/>
    </style:style>
    <style:style style:name="T54" style:family="text">
      <style:text-properties officeooo:rsid="002709e0"/>
    </style:style>
    <style:style style:name="T55" style:family="text">
      <style:text-properties officeooo:rsid="002acb6c"/>
    </style:style>
    <style:style style:name="T56" style:family="text">
      <style:text-properties officeooo:rsid="002c2ed8"/>
    </style:style>
    <style:style style:name="T57" style:family="text">
      <style:text-properties officeooo:rsid="002f331f"/>
    </style:style>
    <style:style style:name="T58" style:family="text">
      <style:text-properties officeooo:rsid="002f3a03"/>
    </style:style>
    <style:style style:name="T59" style:family="text">
      <style:text-properties officeooo:rsid="00302870"/>
    </style:style>
    <style:style style:name="T60" style:family="text">
      <style:text-properties officeooo:rsid="0031b34b"/>
    </style:style>
    <style:style style:name="T61" style:family="text">
      <style:text-properties officeooo:rsid="0033d404"/>
    </style:style>
    <style:style style:name="T62" style:family="text">
      <style:text-properties officeooo:rsid="003a9dc0"/>
    </style:style>
    <style:style style:name="T63" style:family="text">
      <style:text-properties officeooo:rsid="003f2115"/>
    </style:style>
    <style:style style:name="T64" style:family="text">
      <style:text-properties officeooo:rsid="004198d0"/>
    </style:style>
    <style:style style:name="T65" style:family="text">
      <style:text-properties officeooo:rsid="0041e3ba"/>
    </style:style>
    <style:style style:name="T66" style:family="text">
      <style:text-properties officeooo:rsid="00432b84"/>
    </style:style>
    <style:style style:name="T67" style:family="text">
      <style:text-properties officeooo:rsid="00432b84" fo:background-color="#ffffff"/>
    </style:style>
    <style:style style:name="T68" style:family="text">
      <style:text-properties officeooo:rsid="0046a63d"/>
    </style:style>
    <style:style style:name="T69" style:family="text">
      <style:text-properties officeooo:rsid="0047ac97"/>
    </style:style>
    <style:style style:name="T70" style:family="text">
      <style:text-properties officeooo:rsid="00488dfd"/>
    </style:style>
    <style:style style:name="T71" style:family="text">
      <style:text-properties officeooo:rsid="004a29f1" fo:background-color="#ffffff"/>
    </style:style>
    <style:style style:name="T72" style:family="text">
      <style:text-properties officeooo:rsid="00512f4a"/>
    </style:style>
    <style:style style:name="T73" style:family="text">
      <style:text-properties officeooo:rsid="005403ae"/>
    </style:style>
    <style:style style:name="T74" style:family="text">
      <style:text-properties officeooo:rsid="0054a374"/>
    </style:style>
    <style:style style:name="T75" style:family="text">
      <style:text-properties officeooo:rsid="00578373"/>
    </style:style>
    <style:style style:name="T76" style:family="text">
      <style:text-properties officeooo:rsid="005ad5bb"/>
    </style:style>
    <style:style style:name="T77" style:family="text">
      <style:text-properties officeooo:rsid="005df5d2"/>
    </style:style>
    <style:style style:name="T78" style:family="text">
      <style:text-properties officeooo:rsid="005ea03f"/>
    </style:style>
    <style:style style:name="T79" style:family="text">
      <style:text-properties officeooo:rsid="005f00bb"/>
    </style:style>
    <style:style style:name="T80" style:family="text">
      <style:text-properties officeooo:rsid="00609fc3"/>
    </style:style>
    <style:style style:name="T81" style:family="text">
      <style:text-properties officeooo:rsid="0061839e"/>
    </style:style>
    <style:style style:name="T82" style:family="text">
      <style:text-properties officeooo:rsid="0063a4dc"/>
    </style:style>
    <style:style style:name="T83" style:family="text">
      <style:text-properties officeooo:rsid="0069fd32"/>
    </style:style>
    <style:style style:name="T84" style:family="text">
      <style:text-properties officeooo:rsid="006a86ce"/>
    </style:style>
    <style:style style:name="T85" style:family="text">
      <style:text-properties officeooo:rsid="002e8270"/>
    </style:style>
    <style:style style:name="T86" style:family="text">
      <style:text-properties officeooo:rsid="00d77ad5"/>
    </style:style>
    <style:style style:name="T87" style:family="text">
      <style:text-properties officeooo:rsid="003e4239"/>
    </style:style>
    <style:style style:name="T88" style:family="text">
      <style:text-properties officeooo:rsid="003f5dee"/>
    </style:style>
    <style:style style:name="T89" style:family="text">
      <style:text-properties officeooo:rsid="0037193b"/>
    </style:style>
    <style:style style:name="T90" style:family="text">
      <style:text-properties officeooo:rsid="00403967"/>
    </style:style>
    <style:style style:name="T91" style:family="text">
      <style:text-properties officeooo:rsid="00381faf"/>
    </style:style>
    <style:style style:name="T92" style:family="text">
      <style:text-properties officeooo:rsid="00d969b1"/>
    </style:style>
    <style:style style:name="T93" style:family="text">
      <style:text-properties officeooo:rsid="00fc1573"/>
    </style:style>
    <style:style style:name="T94" style:family="text">
      <style:text-properties officeooo:rsid="00e5c71e"/>
    </style:style>
    <style:style style:name="T95" style:family="text">
      <style:text-properties officeooo:rsid="00e958b2"/>
    </style:style>
    <style:style style:name="T96" style:family="text">
      <style:text-properties officeooo:rsid="00e759d5"/>
    </style:style>
    <style:style style:name="T97" style:family="text">
      <style:text-properties officeooo:rsid="00fc92cb"/>
    </style:style>
    <style:style style:name="T98" style:family="text">
      <style:text-properties officeooo:rsid="00fb9638"/>
    </style:style>
    <style:style style:name="T99" style:family="text">
      <style:text-properties officeooo:rsid="00ef5e0c"/>
    </style:style>
    <style:style style:name="T100" style:family="text">
      <style:text-properties officeooo:rsid="00f57ed6"/>
    </style:style>
    <style:style style:name="T101" style:family="text">
      <style:text-properties officeooo:rsid="00fa007a"/>
    </style:style>
    <style:style style:name="T102" style:family="text">
      <style:text-properties officeooo:rsid="01024890"/>
    </style:style>
    <style:style style:name="T103" style:family="text">
      <style:text-properties officeooo:rsid="0104de69"/>
    </style:style>
    <style:style style:name="T104" style:family="text">
      <style:text-properties officeooo:rsid="0110b648"/>
    </style:style>
    <style:style style:name="T105" style:family="text">
      <style:text-properties officeooo:rsid="0117616a"/>
    </style:style>
    <style:style style:name="T106" style:family="text">
      <style:text-properties officeooo:rsid="016118b8"/>
    </style:style>
    <style:style style:name="T107" style:family="text">
      <style:text-properties officeooo:rsid="015b30ca"/>
    </style:style>
    <style:style style:name="T108" style:family="text">
      <style:text-properties officeooo:rsid="0119d4f5"/>
    </style:style>
    <style:style style:name="T109" style:family="text">
      <style:text-properties officeooo:rsid="011e0827"/>
    </style:style>
    <style:style style:name="T110" style:family="text">
      <style:text-properties officeooo:rsid="0123ab3e"/>
    </style:style>
    <style:style style:name="T111" style:family="text">
      <style:text-properties officeooo:rsid="0124481f"/>
    </style:style>
    <style:style style:name="T112" style:family="text">
      <style:text-properties officeooo:rsid="0125a2a2"/>
    </style:style>
    <style:style style:name="T113" style:family="text">
      <style:text-properties officeooo:rsid="013ac1db"/>
    </style:style>
    <style:style style:name="T114" style:family="text">
      <style:text-properties officeooo:rsid="012cad3c"/>
    </style:style>
    <style:style style:name="T115" style:family="text">
      <style:text-properties officeooo:rsid="01377ace"/>
    </style:style>
    <style:style style:name="T116" style:family="text">
      <style:text-properties officeooo:rsid="01318f63"/>
    </style:style>
    <style:style style:name="T117" style:family="text">
      <style:text-properties officeooo:rsid="013010ef"/>
    </style:style>
    <style:style style:name="T118" style:family="text">
      <style:text-properties officeooo:rsid="013543cd"/>
    </style:style>
    <style:style style:name="T119" style:family="text">
      <style:text-properties officeooo:rsid="01464d5e"/>
    </style:style>
    <style:style style:name="T120" style:family="text">
      <style:text-properties officeooo:rsid="0138ac78"/>
    </style:style>
    <style:style style:name="T121" style:family="text">
      <style:text-properties officeooo:rsid="014788a3"/>
    </style:style>
    <style:style style:name="T122" style:family="text">
      <style:text-properties officeooo:rsid="013a8348"/>
    </style:style>
    <style:style style:name="T123" style:family="text">
      <style:text-properties officeooo:rsid="0141a935"/>
    </style:style>
    <style:style style:name="T124" style:family="text">
      <style:text-properties officeooo:rsid="014528d7"/>
    </style:style>
    <style:style style:name="T125" style:family="text">
      <style:text-properties officeooo:rsid="013f4c2b"/>
    </style:style>
    <style:style style:name="T126" style:family="text">
      <style:text-properties officeooo:rsid="0145cc93"/>
    </style:style>
    <style:style style:name="T127" style:family="text">
      <style:text-properties officeooo:rsid="014bd931"/>
    </style:style>
    <style:style style:name="T128" style:family="text">
      <style:text-properties officeooo:rsid="014db436"/>
    </style:style>
    <style:style style:name="T129" style:family="text">
      <style:text-properties officeooo:rsid="015ec2dc"/>
    </style:style>
    <style:style style:name="T130" style:family="text">
      <style:text-properties officeooo:rsid="015eb168"/>
    </style:style>
    <style:style style:name="T131" style:family="text">
      <style:text-properties officeooo:rsid="015257e1"/>
    </style:style>
    <style:style style:name="T132" style:family="text">
      <style:text-properties officeooo:rsid="014b3872"/>
    </style:style>
    <style:style style:name="T133" style:family="text">
      <style:text-properties officeooo:rsid="0148f84d"/>
    </style:style>
    <style:style style:name="T134" style:family="text">
      <style:text-properties officeooo:rsid="015c90e2"/>
    </style:style>
    <style:style style:name="T135" style:family="text">
      <style:text-properties officeooo:rsid="0176c8f1"/>
    </style:style>
    <style:style style:name="T136" style:family="text">
      <style:text-properties officeooo:rsid="0159373a"/>
    </style:style>
    <style:style style:name="T137" style:family="text">
      <style:text-properties officeooo:rsid="015d1041"/>
    </style:style>
    <style:style style:name="T138" style:family="text">
      <style:text-properties officeooo:rsid="01694011"/>
    </style:style>
    <style:style style:name="T139" style:family="text">
      <style:text-properties officeooo:rsid="015fd0d2"/>
    </style:style>
    <style:style style:name="T140" style:family="text">
      <style:text-properties officeooo:rsid="01610e17"/>
    </style:style>
    <style:style style:name="T141" style:family="text">
      <style:text-properties officeooo:rsid="0162e0be"/>
    </style:style>
    <style:style style:name="T142" style:family="text">
      <style:text-properties officeooo:rsid="016495f3"/>
    </style:style>
    <style:style style:name="T143" style:family="text">
      <style:text-properties officeooo:rsid="0165cfdd"/>
    </style:style>
    <style:style style:name="T144" style:family="text">
      <style:text-properties officeooo:rsid="01706208"/>
    </style:style>
    <style:style style:name="T145" style:family="text">
      <style:text-properties officeooo:rsid="016ea157"/>
    </style:style>
    <style:style style:name="T146" style:family="text">
      <style:text-properties officeooo:rsid="0178b712"/>
    </style:style>
    <style:style style:name="T147" style:family="text">
      <style:text-properties officeooo:rsid="016c68c1"/>
    </style:style>
    <style:style style:name="T148" style:family="text">
      <style:text-properties officeooo:rsid="006ce420"/>
    </style:style>
    <style:style style:name="T149" style:family="text">
      <style:text-properties officeooo:rsid="00703d34"/>
    </style:style>
    <style:style style:name="T150" style:family="text">
      <style:text-properties officeooo:rsid="00d230b3"/>
    </style:style>
    <style:style style:name="T151" style:family="text">
      <style:text-properties officeooo:rsid="010de8fd"/>
    </style:style>
    <style:style style:name="T152" style:family="text">
      <style:text-properties officeooo:rsid="007296f9"/>
    </style:style>
    <style:style style:name="T153" style:family="text">
      <style:text-properties officeooo:rsid="0115801d"/>
    </style:style>
    <style:style style:name="T154" style:family="text">
      <style:text-properties officeooo:rsid="00d5d453"/>
    </style:style>
    <style:style style:name="T155" style:family="text">
      <style:text-properties officeooo:rsid="010f7a80"/>
    </style:style>
    <style:style style:name="T156" style:family="text">
      <style:text-properties officeooo:rsid="004f6334"/>
    </style:style>
    <style:style style:name="T157" style:family="text">
      <style:text-properties officeooo:rsid="0046a71a"/>
    </style:style>
    <style:style style:name="T158" style:family="text">
      <style:text-properties officeooo:rsid="0052bd42"/>
    </style:style>
    <style:style style:name="T159" style:family="text">
      <style:text-properties officeooo:rsid="004efe2a"/>
    </style:style>
    <style:style style:name="T160" style:family="text">
      <style:text-properties officeooo:rsid="004475ff"/>
    </style:style>
    <style:style style:name="T161" style:family="text">
      <style:text-properties officeooo:rsid="0047c459"/>
    </style:style>
    <style:style style:name="T162" style:family="text">
      <style:text-properties officeooo:rsid="0048af3f"/>
    </style:style>
    <style:style style:name="T163" style:family="text">
      <style:text-properties officeooo:rsid="0054b361"/>
    </style:style>
    <style:style style:name="T164" style:family="text">
      <style:text-properties officeooo:rsid="0056a3ca"/>
    </style:style>
    <style:style style:name="T165" style:family="text">
      <style:text-properties officeooo:rsid="0072a39b"/>
    </style:style>
    <style:style style:name="T166" style:family="text">
      <style:text-properties officeooo:rsid="00761c9a"/>
    </style:style>
    <style:style style:name="T167" style:family="text">
      <style:text-properties officeooo:rsid="007aa79d"/>
    </style:style>
    <style:style style:name="T168" style:family="text">
      <style:text-properties officeooo:rsid="007aff31"/>
    </style:style>
    <style:style style:name="T169" style:family="text">
      <style:text-properties officeooo:rsid="007ed67d"/>
    </style:style>
    <style:style style:name="T170" style:family="text">
      <style:text-properties officeooo:rsid="008016d5"/>
    </style:style>
    <style:style style:name="T171" style:family="text">
      <style:text-properties officeooo:rsid="00816755"/>
    </style:style>
    <style:style style:name="T172" style:family="text">
      <style:text-properties officeooo:rsid="0081d3c0"/>
    </style:style>
    <style:style style:name="T173" style:family="text">
      <style:text-properties officeooo:rsid="00834cc4"/>
    </style:style>
    <style:style style:name="T174" style:family="text">
      <style:text-properties officeooo:rsid="00842f86"/>
    </style:style>
    <style:style style:name="T175" style:family="text">
      <style:text-properties officeooo:rsid="0085a895"/>
    </style:style>
    <style:style style:name="T176" style:family="text">
      <style:text-properties officeooo:rsid="00860c2b"/>
    </style:style>
    <style:style style:name="T177" style:family="text">
      <style:text-properties officeooo:rsid="00882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0" text:outline-level="1">Семь вечностей</text:h>
      <text:p text:style-name="P1">(ниспадающее безумие)</text:p>
      <text:p text:style-name="P124">(названия глав: Как хотел бы я... уплыть далеко-далеко,... чтобы встретить солнце... выходящим утром из океана… <text:span text:style-name="T148">А вокруг никого… Только я, океан и солнце… Может быть, в прошлой жизни… Может быть, в следующей… Мы встретимся… И я скажу тогда… Привет, друзья… Вечность не виделись...</text:span>)</text:p>
      <text:h text:style-name="P162" text:outline-level="2">1</text:h>
      <text:p text:style-name="P17">009 Sound System – DreamScape (https://www.youtube.com/watch?v=TKfS5zVfGBc)</text:p>
      <text:p text:style-name="P2">Грымза поднесла блюдце и стакан с водой. Я съёжился под её колючим взглядом.</text:p>
      <text:p text:style-name="P2"/>
      <text:p text:style-name="P2">- Пей.</text:p>
      <text:p text:style-name="P2"/>
      <text:p text:style-name="P2">Она строго проследила за тем, как я взял с блюдца таблетку и запил. 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p>
      <text:p text:style-name="P2"/>
      <text:p text:style-name="P2">- Открой рот.</text:p>
      <text:p text:style-name="P2"/>
      <text:p text:style-name="P2">Я открыл хлебальник и повертел языком вверх – вниз – в стороны, показывая, что не спрятал галоперидол за щекой или под корнем.</text:p>
      <text:p text:style-name="P2">Грымза удовлетворительно кивнула и направилась к выходу.</text:p>
      <text:p text:style-name="P2"/>
      <text:p text:style-name="P2">Скрипнула дверь. Белая фигура скрылась за грязным стеклом. Я прислушался к удаляющимся шагам по коридору. Когда они окончательно стихли, я 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p>
      <text:p text:style-name="P2"/>
      <text:p text:style-name="P2">Напротив меня лежал Терминатор. Нет, не тот, который с железным скелетом внутри, а который из ртути. Собственно, в этом даже жидкого металла не было, но однажды он попытался пробежать сквозь оконную решётку, прямо как тот, ртутный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2"/>
      <text:p text:style-name="P2"><text:soft-page-break/>Терминатор безучастно смотрел в потолок, чуть левее лампы. После неудачной пробежки у него замкнулись какие-то цепи в голове и он созерцал никому не известные дали, отвлекаясь только на еду, сон и испражнения.</text:p>
      <text:p text:style-name="P2"/>
      <text:p text:style-name="P2">Я медленно протянул руку и достал из-под его кровати судно. Терминатор, как единственный неходячий в палате, был монопольным обладателем утки, чему я страшно завидовал. К счастью, сегодня он ещё не успел ею воспользоваться. Нет, мне бы это не помешало, но сильно подпортило бы фэншуй.</text:p>
      <text:p text:style-name="P2">Пододвинув судно одной рукой к себе поближе, я склонился над ним и засунул вторую руку как можно глубже себе в рот.</text:p>
      <text:p text:style-name="P2"/>
      <text:p text:style-name="P2">Вооот тааак...</text:p>
      <text:p text:style-name="P2"/>
      <text:p text:style-name="P2">Я, наверное, единственный человек в мире, умеющий блевать бесшумно.</text:p>
      <text:p text:style-name="P2">Таблетка стукнулась в эмалированный металл. Теперь её надо обязательно забрать во избежание обнаружения, растолочь монеткой в кашицу и размазать по полу под койкой.</text:p>
      <text:p text:style-name="P2"/>
      <text:p text:style-name="P4">Я осторожно задвинул судно обратно под кровать Терминатору. Дело сделано. Теперь можно и заснуть.</text:p>
      <text:p text:style-name="P11"/>
      <text:p text:style-name="P11">~~~</text:p>
      <text:p text:style-name="P4"><text:a xlink:type="simple" xlink:href="https://www.youtube.com/watch?v=rvk5D1iI2LA" text:style-name="Internet_20_link" text:visited-style-name="Visited_20_Internet_20_Link">https://www.youtube.com/watch?v=rvk5D1iI2LA</text:a></text:p>
      <text:h text:style-name="P161" text:outline-level="1">Mark Knopfler - Marbletown - Córdoba 2010 </text:h>
      <text:p text:style-name="P4"/>
      <text:p text:style-name="P4">Джет нетерпеливо толкает меня копытом в плечо. <text:span text:style-name="T165">&lt;</text:span><text:span text:style-name="T21">Её полное имя – Рэйнбоу Джет</text:span><text:span text:style-name="T165">&gt;</text:span></text:p>
      <text:p text:style-name="P4">- Хум, вставай! Хум! Пора собираться! Хум… Хуман!!!</text:p>
      <text:p text:style-name="P4">Последний толчок был больше похож на пинок. Я со стоном разлепляю веки.</text:p>
      <text:p text:style-name="P4"/>
      <text:p text:style-name="P4">Поняха прыгает вокруг меня в нетерпении, бросая скомканые шмотки в мешок и утрамбовывая их задними ногами. 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p>
      <text:p text:style-name="P4">&lt;<text:span text:style-name="T8">одеяло?</text:span>&gt;</text:p>
      <text:p text:style-name="P4">- Они приближаются! Я слышала их горн<text:span text:style-name="T1">!</text:span> Надо убираться отсюда!</text:p>
      <text:p text:style-name="P4"/>
      <text:p text:style-name="P4">Последнюю порцию барахла Джет утрамбовывает, с размаху усевшись на мешок. Тот жалобно скрипит.</text:p>
      <text:p text:style-name="P4"/>
      <text:p text:style-name="P4">- Да вставай же!</text:p>
      <text:p text:style-name="P4"><text:soft-page-break/>Не дождавшись, Джет нетерпеливо прыгает ко мне и, поддев мордой, переводит в сидячее положение.</text:p>
      <text:p text:style-name="P4">Мешок, облегчённо крякнув, вываливает половину содержимого на землю.</text:p>
      <text:p text:style-name="P4"/>
      <text:p text:style-name="P4">Три дня! Три грёбаных дня мы скрытно пробираемся к проклятой <text:span text:style-name="T8">скале</text:span>, как какие-то беглые каторжники. Чёртов дракон часто охотится аккурат в тех местах, куда нам надо добраться во что бы то ни стало. И чем ближе мы подходим, тем опаснее становится.</text:p>
      <text:p text:style-name="P4">С <text:span text:style-name="T1">Агамемноном</text:span> шутки плохи – всё чаще по дороге нам встречаются обглоданные кости и разгрызенные черепа. Пару раз кости лежат на выжженых до углей проплешинах – видно, ленивому ящеру надоело гоняться за добычей и он накрыл огнём пару гектаров площади.</text:p>
      <text:p text:style-name="P4"/>
      <text:p text:style-name="P4">Но самое опасное – даже не Агамемнон. Нееет, чешуйчатый самовар вылетает из логова на охоту <text:span text:style-name="T8">на рассвете и возвращается до полдня,</text:span> строго по расписанию. И если затаиться в <text:span text:style-name="T8">эти часы</text:span> и не показывать носа из убежища, можно потом остаток суток не бояться, что тебя сожрёт мифическое, но оттого не менее прожорливое чудовище.</text:p>
      <text:p text:style-name="P4"/>
      <text:p text:style-name="P6">Нет, Агамемнон – ерунда. За нами. Гонятся. Чёртовы. Чокнутые. Пони.</text:p>
      <text:p text:style-name="P6"/>
      <text:p text:style-name="P6">Если бы я когда-нибудь узнал, что меня захочет трахнуть дочь вождя, я бы, усмехнулся, пожал плечами и отшутился бы чем-то типа: “Презервативы свои брать или выдадут”? </text:p>
      <text:p text:style-name="P6">Вот только шуточка встала бы мне поперёк горла, если б я знал, что этот вождь верховодит табуном агрессивных мускулистых битюгов, а дочурка его – 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p>
      <text:p text:style-name="P6"/>
      <text:p text:style-name="P6">Ну вот кто заставил тебя улыбаться Дейдре, Хуман? Ведь всё так неплохо шло…</text:p>
      <text:p text:style-name="P4"/>
      <text:p text:style-name="P11">***</text:p>
      <text:p text:style-name="P4">...</text:p>
      <text:p text:style-name="P4">- Привет, красавчики! &lt;<text:span text:style-name="T8">Развернуть характер Эпплхэт и её маленькой сестры Лейлы</text:span>&gt;</text:p>
      <text:p text:style-name="P4"/>
      <text:p text:style-name="P4">Мы обернулись на голос и узрели с полдюжины копий, чуть ли не уткнувшихся нам в носы.</text:p>
      <text:p text:style-name="P4"/>
      <text:p text:style-name="P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<text:soft-page-break/>в крепких копытах упакованных в грязные кожано-кольчужные доспехи понях, всем своим видом показывающих, что улыбок им сегодня не завезли. </text:p>
      <text:p text:style-name="P4"/>
      <text:p text:style-name="P4">- 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p>
      <text:p text:style-name="P4"/>
      <text:p text:style-name="P4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">В незащищённую бронёй шею Джет упиралось копьё крохотной поньки с гривой ёршиком. &lt;<text:span text:style-name="T8">Развернуть характер Лейлы Блум</text:span>&gt;</text:p>
      <text:p text:style-name="P4"/>
      <text:p text:style-name="P4">- Хорошая попытка, летун, - расплылась в ехидной улыбке малютка, - но устраивать засады нас учат с младенчества. Крылатым этого не понять, правда?</text:p>
      <text:p text:style-name="P4"/>
      <text:p text:style-name="P4">Тут до меня дошло, что крыльев у этих оборванцев не наблюдается.</text:p>
      <text:p text:style-name="P4"/>
      <text:p text:style-name="P4">- Молодец, Лейла! - похвалила козявку пони из подоспевшей группы. Одета она была в ржавьё чуть почище, чем у остальных, а её грива была собрана в пучок и перехвачена тесёмкой.&lt;<text:span text:style-name="T8">Шляпа с яблоком</text:span>&gt; - Не пытайтесь уйти, красавчики. Мы ведь можем и рассердиться. А когда мы сердимся, мы <text:span text:style-name="T1">связываем пленников</text:span>. Ноги и крылья. Очень туго. И тогда они уже не могут бежать. И сердить нас. А к пегасам ещё приковываем гирю. Всё просто, усекли? И нам плевать, что у пегаски крыло гнётся в обе стороны, - она насмешливо фыркнула в сторону Джет.</text:p>
      <text:p text:style-name="P4"/>
      <text:p text:style-name="P4">Та мрачно стояла, сцепив зубы.</text:p>
      <text:p text:style-name="P4"/>
      <text:p text:style-name="P4">- За меня могут заплатить хороший выкуп, - наконец, с сомнением произнесла она. - А Хуман ничего не помнит, ни кто он, ни откуда. Как жеребёнок. Его Агамемнон по голове треснул во время охоты. <text:span text:style-name="T8">С него вы ничего не получите, лучше отпустите. Вы же не трогаете жеребят</text:span>?</text:p>
      <text:p text:style-name="P4"/>
      <text:p text:style-name="P4">Её собеседница только хмыкнула.</text:p>
      <text:p text:style-name="P4"/>
      <text:p text:style-name="P4">- Хорош жеребёнок - ягодицы, что у ломовика! - она задумалась. - Так. Летуна – на кухню. А этого… красавчика – к Дейдре.</text:p>
      <text:p text:style-name="P4"/>
      <text:p text:style-name="P11">…</text:p>
      <text:p text:style-name="P11"/>
      <text:p text:style-name="P4"><text:soft-page-break/>Тема беседы просто вводила тебя в шок, Хуман! Вот уже битых полчаса розовогривая поняха втолковывала тебе, что ты должен присоединиться к племенному табуну жеребцов в качестве топ-осеменителя!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4"/>
      <text:p text:style-name="P4">…</text:p>
      <text:p text:style-name="P4"/>
      <text:p text:style-name="P4">- Эй, но я же не пони! Какой вам от меня прок в таком <text:span text:style-name="T8">идиотском</text:span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p>
      <text:p text:style-name="P4"/>
      <text:p text:style-name="P4">Я аж передёрнул плечами. <text:span text:style-name="T8">Конеёбство</text:span> – это, явно, не то занятие, чем ты занимался в прошлом и хотел бы заниматься в будущем, Хуман! </text:p>
      <text:p text:style-name="P4">Поняха с недоверием смотрела на меня.</text:p>
      <text:p text:style-name="P4"/>
      <text:p text:style-name="P4">- Хум, ты прикалываешься? Или та поломаная пегаска таки права, и ты действительно ничего не помнишь?</text:p>
      <text:p text:style-name="P4"/>
      <text:p text:style-name="P4">Понька принялась загибать копыта, делая сброс через каждую пару:</text:p>
      <text:p text:style-name="P4"/>
      <text:p text:style-name="P4">- Во-первых, полная несовместимость видов – это миф, распространяемый последователями “Торийской расы”. 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p>
      <text:p text:style-name="P4"/>
      <text:p text:style-name="P4">…Я истерически рассмеялся…</text:p>
      <text:p text:style-name="P4"/>
      <text:p text:style-name="P4">- Во-вторых, 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text:span text:style-name="T8">У меня есть подруга из единорогов, только ты не говори никому, это тайна!</text:span> Хотя, может, ты умеешь магичить, Хум?</text:p>
      <text:p text:style-name="P4"/>
      <text:p text:style-name="P4">Поняха с надеждой посмотрела на меня. Я с огромным облегчением отрицательно помотал головой.</text:p>
      <text:p text:style-name="P4"/>
      <text:p text:style-name="P4">- В-третьих, в твоём случае даже не столь важна свежая кровь, как то, что ты – представитель совершенно иного племени. Посмотри на пегасов! Пятьдесят лет назад это было соседнее с нами племя <text:soft-page-break/>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p>
      <text:p text:style-name="P4"/>
      <text:p text:style-name="P4">Дейдра мечтательно вздохнула.</text:p>
      <text:p text:style-name="P4"/>
      <text:p text:style-name="P4">- Может, ты тоже вождь своего племени, Хум? Какой у тебя талант? Летать и магичить ты не умеешь. Может, ты умеешь <text:span text:style-name="T22">предсказывать погоду? Нам бы очень пригодилось в выращивании картохи. Может быть, ты даже умеешь управлять облаками? Мы б тогда пегасам показали копыто от плеча вместо четверти урожая за дождик после посевной!</text:span></text:p>
      <text:p text:style-name="P4"/>
      <text:p text:style-name="P4">Я упорно помотал головой. Дейдра пристально уставилась на меня, пытаясь рассмотреть мой талант. Наконец она ухмыльнулась кривой улыбкой.</text:p>
      <text:p text:style-name="P4"/>
      <text:p text:style-name="P4">- И, наконец, в-четвёртых, если ты будешь моим личным фаворитом, то конкретно для меня аспект потомства совершенно не критичен. 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p>
      <text:p text:style-name="P4">- 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p>
      <text:p text:style-name="P4"/>
      <text:p text:style-name="P4">Розовая поняха заметно поскучнела.</text:p>
      <text:p text:style-name="P4"/>
      <text:p text:style-name="P4">- 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p>
      <text:p text:style-name="P4"/>
      <text:p text:style-name="P4">Розовогривая кобылка вытащила зубами из-за топчана пузатую фляжку из тыквы 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p>
      <text:p text:style-name="P4"/>
      <text:p text:style-name="P4">- 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p>
      <text:p text:style-name="P4"/>
      <text:p text:style-name="P4"><text:soft-page-break/>Я улыбнулся и понимающе покачал головой. Всё-таки между людьми и пони намного больше общего, чем тебе казалось, Хуман!</text:p>
      <text:p text:style-name="P4">Дейдра уныло свесила голову.</text:p>
      <text:p text:style-name="P4"/>
      <text:p text:style-name="P4">- Если бы ты знал, как меня это достало! 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p>
      <text:p text:style-name="P4"/>
      <text:p text:style-name="P4">Розовая кобылка вновь сжала зубами горлышко и запрокинула бутылку. Послышалось долгое бульканье.</text:p>
      <text:p text:style-name="P4"/>
      <text:p text:style-name="P4">- 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p>
      <text:p text:style-name="P4"/>
      <text:p text:style-name="P4">Дейдра в напускном ужасе округлила глаза и покрутила возле виска копытом. Кудряшки её гривы стали подозрительно топорщиться в разные стороны.</text:p>
      <text:p text:style-name="P4"/>
      <text:p text:style-name="P4">- Хум, они полностью бананулись на жеребятах! Абсолютно и безвозвратно! Мне страшно находиться рядом с ними! Я подозреваю, они заражены каким-то мозговым слизняком, который может перелезть и на меня.</text:p>
      <text:p text:style-name="P4"/>
      <text:p text:style-name="P4">Кобылка завела глаза, сложила губы бантиком и произнесла фальцетом:</text:p>
      <text:p text:style-name="P4"/>
      <text:p text:style-name="P4">- Дейдра, тебе пора заиметь своего покакунчика-посисюнчика, надо исполнить своё предназначение, нам нужен преемник вождю, песчинки-то падают, всем нужен покакунчик, не быть тебе полноценной без посисюнчика…</text:p>
      <text:p text:style-name="P4"/>
      <text:p text:style-name="P4">Дейдра с чувством приложилась лбом о стол. Послышался треск. Полупустая бутылка подпрыгнула и остановилась у самого края. Я даже начал проникаться сочувствием к своей поработительнице.</text:p>
      <text:p text:style-name="P4"/>
      <text:p text:style-name="P4">- 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p>
      <text:p text:style-name="P4"/>
      <text:p text:style-name="P4"><text:soft-page-break/>Вместе с храпом изо рта самой великой пиратки вылетело три розовых пузыря. Поняха явно перебрала с алкоголем.</text:p>
      <text:p text:style-name="P4"/>
      <text:p text:style-name="P11">…</text:p>
      <text:p text:style-name="P11"/>
      <text:p text:style-name="P4">Положение единственного человека в обществе пони имеет свои преимущества, Хуман! Нет, не то, что чокнутые на всю голову поняхи рассматривают тебя как кандидата на 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p>
      <text:p text:style-name="P4"/>
      <text:p text:style-name="P4">Поэтому полночь застала меня тыкающимся во все углы в поисках кухни. Найдя, наконец, искомую дверь, не было большого труда обнаружить кладовку, из которой раздавалось громкое храпение.</text:p>
      <text:p text:style-name="P4"/>
      <text:p text:style-name="P4">- Джет… Джет… Да вставай же, засоня! - я громко шептал в ухо спящей пегаске, <text:span text:style-name="T1">легонько похлопывая по шее.</text:span></text:p>
      <text:p text:style-name="P4">- Мн-мн-хррр, - сонно чавкала пегаска, пуская слюни. - Гороховый суп закончился. Пюре будет через полчаса. Не ломайте лавки, пожалуйста… А? Что?</text:p>
      <text:p text:style-name="P4"/>
      <text:p text:style-name="P4">Я шёлкнул пегаску по носу.</text:p>
      <text:p text:style-name="P4">- Вставай! Надо сматываться. Дейдра хочет сделать меня своим фаворитом. У меня плохие предчувствия на этот счёт.</text:p>
      <text:p text:style-name="P4"/>
      <text:p text:style-name="P4">Пегаска поднялась, потирая нос копытом. Рваное одеяло сползло с её тела и в нос мне ударил кислый запах. </text:p>
      <text:p text:style-name="P4">- <text:span text:style-name="T8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4">- 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p>
      <text:p text:style-name="P4"/>
      <text:p text:style-name="P4">…</text:p>
      <text:p text:style-name="P4"/>
      <text:p text:style-name="P4">Очертания большого зала едва угадывались в тусклом свете остывающих углей камина. В дальнем углу темнела заветная дверь. Всего двадцать шагов – и ты на свободе, Хуман!</text:p>
      <text:p text:style-name="P4"><text:soft-page-break/></text:p>
      <text:p text:style-name="P4">Есть только одно маленькое “но”.</text:p>
      <text:p text:style-name="P4">Эти двадцать шагов заполнены валяющимися вповалку, храпящими, чмокающими, сопящими и дёргающимися во сне пони.</text:p>
      <text:p text:style-name="P4"/>
      <text:p text:style-name="P4">- Ты чего остановился? - пихнула меня головой в спину Джет. - Надо торопиться, пока не рассвело!</text:p>
      <text:p text:style-name="P4"/>
      <text:p text:style-name="P4">Я обреченно вздохнул, выбрал на полу место, свободное от понеконечностей и поставил туда ногу.</text:p>
      <text:p text:style-name="P4">Почти попал. Светло-коричневая пони ойкнула и сжалась во сне, когда я наступил ей на хвост.</text:p>
      <text:p text:style-name="P4">Теперь уже не время для размусоливаний! Отбросив осторожность, я быстрым шагом, балансируя на носках и выискивая свободные клочки пола, пробрался к выходу. Балерина на пуантах позавидовала бы твоей грациозности, Хуман!</text:p>
      <text:p text:style-name="P4"/>
      <text:p text:style-name="P4">Позади меня послышалось топанье, череда взвизгиваний и возни, нарастающая, подобно прибою.</text:p>
      <text:p text:style-name="P4">Джет невозмутимо торила свой путь прямо по ногам, туловищам и хвостам распластавшихся на полу пони.</text:p>
      <text:p text:style-name="P4"/>
      <text:p text:style-name="P4">- Ты рехнулась? - зашипел на неё я, - надо ж осторожно!</text:p>
      <text:p text:style-name="P4">- Ну, раз ты так хочешь, - пожала плечами пегаска и осторожно поставила ногу на голову пони, сосущей во сне собственное копыто.</text:p>
      <text:p text:style-name="P4"/>
      <text:p text:style-name="P4">Фейспалм был такой силы, что больше походил на пощёчину самому себе. 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p>
      <text:p text:style-name="P4"/>
      <text:p text:style-name="P4">Я остервенело дёргал ручку двери, ощущая затылком просыпающийся зал.</text:p>
      <text:p text:style-name="P4">- Закрыто, блин! - я дёрнул ещё сильнее и приложился задницой о пол, сжимая в руке оторванную ручку.</text:p>
      <text:p text:style-name="P4"/>
      <text:p text:style-name="P4">- Хум<text:span text:style-name="T23">, подвинься!</text:span></text:p>
      <text:p text:style-name="P42">Пегаска оттеснила меня крупом и повернулась к двери задом.</text:p>
      <text:p text:style-name="P4"/>
      <text:p text:style-name="P52">БАБАХ!!!</text:p>
      <text:p text:style-name="P52"/>
      <text:p text:style-name="P52">Я ошалело смотрел на дверь, вылетевшую вместе с косяком во двор.</text:p>
      <text:p text:style-name="P52"/>
      <text:p text:style-name="P52"><text:soft-page-break/>- Ты… Дверь… - у меня в голове не укладывалось, как щуплая пегаска, едва достававшая мне холкой до пояса, а головой — до груди, могла вытворить такое. Всё равно как дать ребёнку ложку и увидеть, как он завяжет её бантиком.</text:p>
      <text:p text:style-name="P52">- Ага. - ухмыльнулась Джет. - Я — крутая! По заднему джебу мне нет равных на нашем облаке и двух соседних!</text:p>
      <text:p text:style-name="P52">- То же мне — крутая! - донеслось откуда-то снизу. - Да я смогла бы выбить эту дверь лбом! Она всё равно кое-как сляпана из обломков скамеек!</text:p>
      <text:p text:style-name="P52"/>
      <text:p text:style-name="P53">Мои ноги обнимала Дейдра, улыбаясь мне хищной улыбкой.</text:p>
      <text:p text:style-name="P53"/>
      <text:p text:style-name="P53">- И, кстати, чтобы открыть её, достаточно было просто отодвинуть засов.</text:p>
      <text:p text:style-name="P53"/>
      <text:p text:style-name="P53">В забеге на первенство тупости ты уверенно догоняешь пегаску, Хуман!</text:p>
      <text:p text:style-name="P53">Я криво улыбнулся Дейдре.</text:p>
      <text:p text:style-name="P53"/>
      <text:p text:style-name="P5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тстань, пожалуйста…</text:p>
      <text:p text:style-name="P53"/>
      <text:p text:style-name="P53">Я сразу понял, что улыбаться Дейдре было плохой идеей. Поняха состроила щенячьи глаза и усилила и без того стальную хватку вокруг моих ног.</text:p>
      <text:p text:style-name="P53"/>
      <text:p text:style-name="P53">- Не бросай меня, Хум! Мне тут так скууучнооо!</text:p>
      <text:p text:style-name="P53"/>
      <text:p text:style-name="P53">Губы её задрожжали, как будто она собралась зареветь.</text:p>
      <text:p text:style-name="P53">Идея Джет схватить меня зубами за шиворот куртки и побежать со мной что есть мочи была ещё хуже. Дейдра от меня так и не отцепилась, зато я хорошо приложился головой о дверной проём, так что дальнейшую погоню помню смутно.</text:p>
      <text:p text:style-name="P53"/>
      <text:p text:style-name="P53">- Не смей отбирать у меня юнгу! - орала Дейдра, упираясь в землю задними копытами. - 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p>
      <text:p text:style-name="P53"/>
      <text:p text:style-name="P53">- Ммммфффф! - отвечала ей Джет.</text:p>
      <text:p text:style-name="P53"/>
      <text:p text:style-name="P53">Диалог прервался взвизгом и плеском воды. Наконец-то я почувствовал свои ноги свободными!</text:p>
      <text:p text:style-name="P53"/>
      <text:p text:style-name="P11"><text:soft-page-break/>***</text:p>
      <text:p text:style-name="P4"/>
      <text:p text:style-name="P4">- Ты опять за своё! - крик Джет прямо в ухо перемешивает все воспоминания. - Выныривай! Они уже совсем близко!!!</text:p>
      <text:p text:style-name="P4"/>
      <text:p text:style-name="P4">Я содрогаюсь, вскакиваю с земли и машинально забрасываю мешок на плёчо.</text:p>
      <text:p text:style-name="P4"/>
      <text:p text:style-name="P4">- Идём.</text:p>
      <text:p text:style-name="P4"/>
      <text:h text:style-name="P162" text:outline-level="2"><text:span text:style-name="T149">1</text:span>.5</text:h>
      <text:p text:style-name="P125"/>
      <text:p text:style-name="P68"><text:span text:style-name="T150">дни из д</text:span>ворцов<text:span text:style-name="T150">ой</text:span> жизн<text:span text:style-name="T150">и</text:span> Анона со всеми нюансами и регалиями - <text:span text:style-name="T150">юмор</text:span>. Сел загружена делами по горло и очень уставшая.</text:p>
      <text:p text:style-name="P74"><text:span text:style-name="T7"/></text:p>
      <text:p text:style-name="P74">День первый: </text:p>
      <text:p text:style-name="P75">Приём <text:span text:style-name="T151">торговой </text:span>миссии <text:span text:style-name="T151">грифонов (Анон – экономический советник) - описано</text:span></text:p>
      <text:p text:style-name="P76"><text:span text:style-name="T8"/></text:p>
      <text:p text:style-name="P63"><text:span text:style-name="T8">Анон вносится в зал с двумя аликорнами и занимает своё место по левую сторону от Селестии. </text:span><text:span text:style-name="T18">Селестия и Луна сидят с непроницаемым видом. Анон закрывает дырку на штанах и тоже принимает непроницаемый вид.</text:span></text:p>
      <text:p text:style-name="P73">Входит делегация грифонов. В ходе тяжёлых переговоров с кучей специфических терминов, заключается новый пограничный договор и торговая сделка (старый договор перестал устраивать грифонов). Анон при этом выступает советником Селестии по психологии хищных.</text:p>
      <text:p text:style-name="P126"/>
      <text:p text:style-name="P54">- <text:span text:style-name="T85">А-А-А-А-А-А-А-А!!!</text:span></text:p>
      <text:p text:style-name="P54"/>
      <text:p text:style-name="P55">Небеса выплюнули из себя нечто истошно кричащее, <text:span text:style-name="T86">вертящееся</text:span> и размахивающее в беспорядке конечностями. <text:span text:style-name="T87">С</text:span> башенной площадки <text:span text:style-name="T87">з</text:span>а падением наблюдали два аликорна.</text:p>
      <text:p text:style-name="P55"/>
      <text:p text:style-name="P55">- Это определённо не пегас. И вообще не пони, - заметила старшая.</text:p>
      <text:p text:style-name="P55">- Да неужели? - саркастически отозвалась младшая. - Возлияния дешевым аппалузским <text:span text:style-name="T87">самогоном</text:span> плохо <text:span text:style-name="T87">влияют</text:span> на зрение, сестрица! Только что мимо нас пролетело нечто вроде обезьяны. И <text:span text:style-name="T88">Мы</text:span> сомнева<text:span text:style-name="T88">емся</text:span>, что за оставшееся до приземления время у неё вырастут крылья.</text:p>
      <text:p text:style-name="P56"/>
      <text:p text:style-name="P56">Вопящая фигура поравнялась с аликорницами и продолжила низвержение в пропасть.</text:p>
      <text:p text:style-name="P56"><text:soft-page-break/></text:p>
      <text:p text:style-name="P54">- <text:span text:style-name="T89">Ты права, - отозвалась старшая и раскрыла крылья. - Следует перехватить это создание, пока оно не разбилось. Даже еcли это не наш подданный, мы обязаны проявить гостеприимство.</text:span></text:p>
      <text:p text:style-name="P54"/>
      <text:p text:style-name="P55">Прыжок аликорницы с края площадки перешёл в затяжное пике, конечной целью которого была быстро приближающаяся к земле тёмная фигу<text:span text:style-name="T90">р</text:span>а.</text:p>
      <text:p text:style-name="P55"/>
      <text:p text:style-name="P55">- <text:span text:style-name="T91">Осталось только понять, почему к подножию Кантерлота стали сыпаться приматы, словно спелые яблоки, - пробормотала себе под нос младшая и тоже прыгнула вниз.</text:span></text:p>
      <text:p text:style-name="P55">…</text:p>
      <text:p text:style-name="P57">Четыре года спустя…</text:p>
      <text:p text:style-name="P66">(события Обмена) <text:span text:style-name="T166">(в сноске – увы, читатель, со времени написания “последнего фанфика”, автор стал ЕЩЁ ЛЕНИВЕЕ, так что нет времени объяснять, просто прими на веру: <text:s/>сначала идут события “Последнего фанфика”, потом - “Обмен”, потом - мы находимся здесь)</text:span></text:p>
      <text:p text:style-name="P59">…</text:p>
      <text:p text:style-name="P60">И вот ты мчишь <text:span text:style-name="T92">вниз </text:span>по <text:span text:style-name="T93">винтовой </text:span>лестнице, перепрыгивая ч<text:span text:style-name="T94">е</text:span>рез две ступеньки! Чокнутые пони <text:span text:style-name="T92">отгрохали многоэтажные воздушные дворцы с устремлёнными в небо башнями, но так и не додумались соорудить в этих рахитичных небоскрёбах лифты! Хотя что возьмёшь от привыкших к бегу четырёхкопытных, треть из которых, вдобавок, крылаты? И ты, Анон, уже натренировал ноги за четыре года дворцовых пробежек.</text:span></text:p>
      <text:p text:style-name="P60"/>
      <text:p text:style-name="P61">Да, именно четыре года!</text:p>
      <text:p text:style-name="P61"/>
      <text:p text:style-name="P62">Ибо с тех пор, как сумасшедшая рогатая лошадь вышла за тебя замуж, тебе пришлось взвалить на себя бремя принца-консорта Эквестрии. <text:span text:style-name="T167">И это занятие не из тех, что дают расслабиться!</text:span></text:p>
      <text:p text:style-name="P62"/>
      <text:p text:style-name="P67">(Краткий пересказ Обмена) </text:p>
      <text:p text:style-name="P78"/>
      <text:p text:style-name="P79">В <text:span text:style-name="T93">узком </text:span>окне <text:span text:style-name="T93">башни показался шпиль</text:span> <text:span text:style-name="T95">городской </text:span>ратуш<text:span text:style-name="T94">и</text:span>. <text:span text:style-name="T94">Я мельком глянул на башенные часы.</text:span></text:p>
      <text:p text:style-name="P79">Проклятье! Без пяти два! <text:span text:style-name="T96">Надо ускориться!</text:span></text:p>
      <text:p text:style-name="P79"/>
      <text:p text:style-name="P117">Сворачиваю с винтовой лестницы в боковой <text:span text:style-name="T97">проём</text:span> открыт<text:span text:style-name="T93">ой</text:span> галере<text:span text:style-name="T97">и</text:span>.</text:p>
      <text:p text:style-name="P79"/>
      <text:p text:style-name="P80">В далёком мире моей предыдущей жизни, воспоминания о которой уже начали покрываться пылью, я ходил в бассейн на заняти<text:span text:style-name="T98">я</text:span> по подводному плаванию. И добраться до места можно было двумя путями: по дорожке через аллею, как все, или через дырку в заборе. <text:span text:style-name="T8">И хотя </text:span><text:span text:style-name="T15">тогда я не был знаком с геометрией Римана, но сокращать расстояние между точками в пространстве научился довольно неплохо.</text:span></text:p>
      <text:p text:style-name="P69"><text:soft-page-break/></text:p>
      <text:p text:style-name="P118"><text:span text:style-name="T99">Б</text:span>ыстрым бегом достигаю середины мостика, одновременно доставая моток верёвки из-за пазухи.</text:p>
      <text:p text:style-name="P69"/>
      <text:p text:style-name="P81">Вот и здесь, во дворце, после недолгого периода освоения, я проложил множество путей, альтернативных официальным <text:span text:style-name="T100">маршрутам</text:span> и красиво обустроеным дорожкам.</text:p>
      <text:p text:style-name="P82"/>
      <text:p text:style-name="P82">… Легче всего было с <text:span text:style-name="T101">многоуровневой паутиной узких мостиков, протянутых между башнями. Вот для чего, чтобы спуститься с двенадцатого уровня башни Луны на одиннадцатый, нужно перебраться по длинной узкой галерее в соседнюю башню Селестии, спуститься там на уровень вниз и вернуться по такой же галерее обратно? И так три раза?</text:span></text:p>
      <text:p text:style-name="P82"/>
      <text:p text:style-name="P119">Перекидываю верёвку через <text:span text:style-name="T102">поручень, крепко хватаю оба конца и перешагиваю через ограждение.</text:span></text:p>
      <text:p text:style-name="P83"/>
      <text:p text:style-name="P84">Ну да, синяя параноичка пыталась объяснить <text:span text:style-name="T103">остутствие сквозного прохода в башне </text:span>“соображени<text:span text:style-name="T103">ями</text:span> фортификации”, но <text:span text:style-name="T104">тебя не проведёшь, Анон</text:span>. <text:span text:style-name="T104">Ты давно заметил садистские склонности у синей милитаристки.</text:span> <text:span text:style-name="T103">С башней Селестии-то было всё в порядке!</text:span></text:p>
      <text:p text:style-name="P70"/>
      <text:p text:style-name="P120">Пять метров вниз – и я на нижней галерее. <text:span text:style-name="T105">Под взглядом ошалевшего стражника-единорога о</text:span>тпускаю один конец и вытягиваю верёвку за второй. <text:span text:style-name="T105">Дневная стража ещё не привыкла к этим моим выбрыкам, всё-таки такие “оптимизации” маршрута до сих пор я делал только в сумерках.</text:span></text:p>
      <text:p text:style-name="P120"/>
      <text:p text:style-name="P85"><text:span text:style-name="T106">Навыки скалолазания как нельзя лучше подошли к вертикальной архитектуре города-скалы. Я прямо вздохнул полной грудью, снова ощутив верёвку в руках. </text:span>Вдобавок, скоростной спуск с мостика на мостик избавля<text:span text:style-name="T106">ет</text:span> меня от спуска по по этим сраным винтовым лестницам без перил! Хуже сраных винтовых лестниц внутри башен могут быть только сраные винтовые лестницы снаружи башень, разумеется, тоже без перил!</text:p>
      <text:p text:style-name="P86"/>
      <text:p text:style-name="P86"><text:span text:style-name="T107">… Гораздо т</text:span>руднее было с <text:span text:style-name="T107">чёрными ходами, часто закрытыми или вообще замурованными, а, в лучшем случае, охраняемыми скучающими стражниками. Получить разрешение на их расконсервацию и пользование оказалось куда сложнее, чем раздобыть пыльные карты тайных коммуникаций города. В чокнутых поняхах с пелёнок сидит страсть к бюрократии и крючкотворству, и не всегда даже письменный приказ Селестии ускорял дело…</text:span></text:p>
      <text:p text:style-name="P86"/>
      <text:p text:style-name="P87">И, главное ж, не моя вина, что я опаздываю! В том, что мне теперь приходится прыгать с мостика на мостик, подобно ёжику Сонику, <text:span text:style-name="T108">виновата Луна! “Мы не успели прочитать экономический отчёт, что ты приготовил, Анонимус. Он лежит в Нашей башне… Нет, охранный талисман не пропустит никого, кроме члена королевской семьи… Нет, я не могу оставить Сестру…”. </text:span></text:p>
      <text:p text:style-name="P87"/>
      <text:p text:style-name="P88">И вот ты несёшься вниз с отчётом под мышкой, стараясь успеть к приёму…</text:p>
      <text:p text:style-name="P87"><text:soft-page-break/></text:p>
      <text:p text:style-name="P121">КРАК!!!<text:line-break/>…<text:span text:style-name="T109"> Бля…</text:span></text:p>
      <text:p text:style-name="P121"/>
      <text:p text:style-name="P89">Обидно <text:span text:style-name="T110">было </text:span>даже не то, что рукав <text:span text:style-name="T111">дорогущего костюма </text:span>разошёлся в подмышке <text:span text:style-name="T110">во время очередного дюльфера</text:span><text:span text:style-name="T110"><text:note text:id="ftn1" text:note-class="footnote"><text:note-citation>1</text:note-citation><text:note-body><text:p text:style-name="P164"><text:span text:style-name="T112">Дюльфер - </text:span>скоростной спуск по верёвке на крутых и отвесных стенах.</text:p></text:note-body></text:note></text:span>. <text:span text:style-name="T111">Досадно до искр в глазах было от того, что грёбаный отчёт выскользнул из руки во время судорожной реакции на треск ткани и улетел вниз, важно махая страницами.</text:span></text:p>
      <text:p text:style-name="P90"/>
      <text:p text:style-name="P90">Ну уж нет! Я не для того корпел над этой проклятой бумажкой <text:span text:style-name="T113">до позеленения</text:span>, чтоб так просто сдаться!</text:p>
      <text:p text:style-name="P91"/>
      <text:p text:style-name="P91">Плюнув на костюм окончательно, я <text:span text:style-name="T114">покрепче зажал трос локтями и ногами и практически отпустил верёвку</text:span>. <text:span text:style-name="T114">Треск в</text:span> месте соприкосновения <text:span text:style-name="T114">ткани</text:span> о верёвку <text:span text:style-name="T114">сменился глухим шорохом. Возник запах гари и я ощутил жжение в паху.</text:span></text:p>
      <text:p text:style-name="P92">Просто шикарно! Заявиться на приём торговой миссии грифонов с поджареными яйцами – это по-нашему!</text:p>
      <text:p text:style-name="P93">В последние два метра высоты отпускаю верёвку и прыгаю на брусчатку аллеи прямо перед офигевшим стражником. С торжествующим хрипом, <text:span text:style-name="T8">хлопками сбивая искры с тлеющих штанов</text:span>, подбираю отчёт.</text:p>
      <text:p text:style-name="P93"/>
      <text:p text:style-name="P93">- Как <text:span text:style-name="T115">они </text:span>там, Блэйз? - указываю глазами на лестницу в центральный холл.</text:p>
      <text:p text:style-name="P93">- <text:span text:style-name="T115">З</text:span>ашли пятнадцать минут назад, - отвечает солнечный страж, <text:span text:style-name="T116">косясь на мои ошмётки одежды</text:span>.</text:p>
      <text:p text:style-name="P93"/>
      <text:p text:style-name="P93">Чертыхаясь, несусь к <text:span text:style-name="T117">неприметной дверце в цоколе дворца. Через пару минут, вываливаюсь из подсобки у тронного зала в ореоле веников и швабр.</text:span></text:p>
      <text:p text:style-name="P94"><text:span text:style-name="T116">Церемонимейстер, завидев меня, подпрыгивает от</text:span> нетерпения:</text:p>
      <text:p text:style-name="P94"/>
      <text:p text:style-name="P94">- Поторопись, мой <text:span text:style-name="T118">п</text:span>ринц! Доттид Лайн задержал делегацию в Розовом зале, но грифоны уже <text:span text:style-name="T116">пять</text:span> минут проявляют признаки нетерпения!</text:p>
      <text:p text:style-name="P71"/>
      <text:p text:style-name="P95">За закрытыми дверями соседнего зала доносится приближающийся гомон. <text:span text:style-name="T119">Могу только посочувствовать бедняге! Вспыльчивость грифонов может дать фору даже самомнению драконов. </text:span>С усилием освобождаю застрявшую в ведре ногу и чуть ли не падаю в тронный зал. Дверь за мной <text:span text:style-name="T120">поспешно </text:span>захлопывается…</text:p>
      <text:p text:style-name="P95"/>
      <text:p text:style-name="P95">…</text:p>
      <text:p text:style-name="P95"/>
      <text:p text:style-name="P95">Две аликорницы <text:span text:style-name="T121">недвижимо </text:span>смотрят на меня с высоты трона в центре зала. </text:p>
      <text:p text:style-name="P94"/>
      <text:p text:style-name="P96"><text:soft-page-break/>- Анон, с тобой всё в порядке? - первой нарушает молчание Селестия. - <text:span text:style-name="T122">Твой костюм…</text:span></text:p>
      <text:p text:style-name="P96">- <text:span text:style-name="T122">Как Мы видим, ты не слишком беспокоишься об успехе этой встречи, Анонимус! <text:s/>- подаёт голос синяя мегера. - Если бы не самоотверженность нашего советника, уже более двадцати минут изыскивающего новые поводы для задержания делегации, нам бы пришлось проводить приём без тебя!</text:span></text:p>
      <text:p text:style-name="P96">- <text:span text:style-name="T113">Я бы не опоздал, если бы кое-кто не забыл экономический отчёт, над которым я, между прочим, мучился четыре дня! - отгавкиваюсь я и плюхаюсь на своё место по правое крыло от Сел.</text:span></text:p>
      <text:p text:style-name="P96"/>
      <text:p text:style-name="P97">Золотистое сияние охватывает дымящиеся лохмотья моих штанов и почти идеально сращивает их. <text:span text:style-name="T123">Белоснежное крыло обнимает меня и прижимает к мягкому боку. Тёплое дыхание щекочет ухо.</text:span></text:p>
      <text:p text:style-name="P97">- Не нервничай, дорогой, - шепчет мне Сел, - все мы немного взвинчены этой миссией.</text:p>
      <text:p text:style-name="P97"/>
      <text:p text:style-name="P98">Гомон за дверью усиливается. <text:span text:style-name="T124">Раздаются три удара древком алебарды в пол. Двери распахиваются.</text:span></text:p>
      <text:p text:style-name="P99">- <text:span text:style-name="T125">Ваши Высочества, делегация королевства Грифонов с высочайшим Горгом Квинтаном во главе! - объявляет стражник и отходит в сторону.</text:span></text:p>
      <text:p text:style-name="P72"/>
      <text:p text:style-name="P100"><text:span text:style-name="T126">С</text:span>оветник Доттид Лайн с вымученной улыбкой <text:span text:style-name="T126">и растрёпанной гривой </text:span>выскакивает вперёд, но его бесцеремонно отпихивает в сторону <text:span text:style-name="T127">здоровенный </text:span>грифон с железным клювом. <text:span text:style-name="T128">На перьях груди у птички красуется с полдюжины крестов и медалей. Следом за ним в зал входят ещё две зверюги поменьше, с меньшим количеством побрякушек на перьях.</text:span></text:p>
      <text:p text:style-name="P94"/>
      <text:p text:style-name="P94">- <text:span text:style-name="T126">Да будет вам известно, Ваши Высочества, - начинает старший после формального кивка головой, - делегация прибыла сюда отнюдь не для обсуждения особенностей архитектуры пони раннеэквестрийской эпохи!</text:span></text:p>
      <text:p text:style-name="P101"><text:span text:style-name="T129">Горг</text:span> гневно косится на советника, отчего тот съёживается и пытается спрятаться за стражника. Грифон же достаёт из под крыла свиток и высокомерно читает.</text:p>
      <text:p text:style-name="P94"/>
      <text:p text:style-name="P94">- <text:span text:style-name="T130">Королевство Грифонов… рассчитывает… заключить торговое соглашение…</text:span></text:p>
      <text:p text:style-name="P94"/>
      <text:p text:style-name="P94">Грифон <text:span text:style-name="T131">кидает взгляд на трон и, </text:span>сверкну<text:span text:style-name="T132">в</text:span> красным глазом <text:span text:style-name="T133">сквозь монокль, </text:span>продолж<text:span text:style-name="T131">ает</text:span>.</text:p>
      <text:p text:style-name="P94">- <text:span text:style-name="T134">К</text:span>ороль Гвидо уполномочил <text:span text:style-name="T129">своего премьер-министра, Горга Квинтана</text:span> <text:span text:style-name="T133">представлять интересы королевства пред светлейшими главами Диархии Эквестрии, - тут грифон склоняет голову ещё раз и с видимым отвращением читает почти по слогам, - для взаимо… выгодного соглашения…</text:span></text:p>
      <text:p text:style-name="P94"/>
      <text:p text:style-name="P102">Следует долгая пауза, в течении которой пернатый терминатор окидывает взглядом тронный зал, стражников, принцесс и, что особенно неприятно, меня.</text:p>
      <text:p text:style-name="P102"/>
      <text:p text:style-name="P102"><text:soft-page-break/>- Мне кажется, - наконец разрывает паузу <text:span text:style-name="T129">Горг</text:span>, - беседа будет более продуктивной, если мы сможем отбросить <text:span text:style-name="T130">все</text:span> формальности, - грифон комкает бумажку и прячет за крыло, - и поговорить откровенно, без галстуков.</text:p>
      <text:p text:style-name="P102"/>
      <text:p text:style-name="P102">Из всех собравшихся в тронном зале, галстук есть только у меня. Но это не смущает грифона. Он указывает <text:span text:style-name="T129">когтем</text:span> на стражников и несчастного Доттид Лайна.</text:p>
      <text:p text:style-name="P102"/>
      <text:p text:style-name="P102">- Мы не могли бы <text:span text:style-name="T135">остаться </text:span>наедине, без этих… лишних ушей?</text:p>
      <text:p text:style-name="P102"/>
      <text:p text:style-name="P102">Селестия хмурится, но кивает. Стража и советник оставляют зал.</text:p>
      <text:p text:style-name="P102">- <text:span text:style-name="T136">А обезьяна? - грифон кивает на меня.</text:span></text:p>
      <text:p text:style-name="P102"/>
      <text:p text:style-name="P103">Во вгляде бело<text:span text:style-name="T168">снежно</text:span>й аликорницы появляется лёд.</text:p>
      <text:p text:style-name="P103">- <text:span text:style-name="T129">Не</text:span> сме<text:span text:style-name="T129">й</text:span>те оскорблять принца Эквестрии, <text:span text:style-name="T129">Горг</text:span>! Человек останется с нами!</text:p>
      <text:p text:style-name="P102"/>
      <text:p text:style-name="P103">Железный клюв пернатой скотины чуть приоткрывается в насмешливом клёкоте.</text:p>
      <text:p text:style-name="P103"/>
      <text:p text:style-name="P103">- <text:span text:style-name="T137">Да б</text:span>рос<text:span text:style-name="T130">ь</text:span>те, принцесса! <text:span text:style-name="T137">Передо мной можете не стесняться. </text:span>Ве<text:span text:style-name="T137">сь</text:span> <text:span text:style-name="T137">Эквус </text:span>зна<text:span text:style-name="T137">е</text:span>т, какова легитимность этой… этого “принца-консорта”! - прищурив один глаз и скосив на меня второй, грифон подчерк<text:span text:style-name="T130">ивает</text:span> язвительный тон сказанного. - Примату просто повезло, что он пришёлся фаворитом светлейшей особ<text:span text:style-name="T137">е</text:span>. <text:span text:style-name="T130">Мы уважаем ваш выбор, принцесса, но разговор должен стостояться без посторонних.</text:span></text:p>
      <text:p text:style-name="P103"/>
      <text:p text:style-name="P103">Гадёныш снова склон<text:span text:style-name="T129">яет</text:span> голову перед <text:span text:style-name="T137">аликорницей</text:span>, совершенно игнорируя меня.</text:p>
      <text:p text:style-name="P103">Мне <text:span text:style-name="T138">хочется</text:span> <text:span text:style-name="T137">бросить в этого мудака горшок с петуниями. Селестия, словно догадываясь, успокаивающе оглаживает меня тыльной стороной крыла.</text:span></text:p>
      <text:p text:style-name="P103"/>
      <text:p text:style-name="P103">- <text:span text:style-name="T130">Нравится вам это, или нет, премьер-министр, Анонимус – такой же полноправный член королевской семьи, как и я, и моя сестра. - Сел указывает крылом на Луну. - Так что или разговор состоится в присутствии Анонимуса, или не состоится вообще.</text:span></text:p>
      <text:p text:style-name="P103">- <text:span text:style-name="T130">Вдобавок, - неожиданно подаёт голос Луна, - если уж говорить о легитимности, есть большие вопросы относительно законности нахождения на троне вашего собственного короля Гвидо. Не поймите Нас неправильно, но, насколько Нам известно, царствующая династия Королевста Грифонов прервалась с королём Гьюто более полутора тысяч лет назад…</text:span></text:p>
      <text:p text:style-name="P103"/>
      <text:p text:style-name="P104">Я с удивлением смотрю на синюю аликорницу. Чего-чего, а помощи с этой стороны ты не ожидал, Анон!</text:p>
      <text:p text:style-name="P104"/>
      <text:p text:style-name="P103"><text:soft-page-break/>- <text:span text:style-name="T129">Вздор и ересь!!! - покраснение голой кожи вокруг глаз грифона выдаёт крайнюю степень раздражения зверя. - В дальних горах на границе с мухожуками был найден потомок побочной королевской линии, о чём мы известили все государства по дипломатическим каналам в соответствующем коммюнике!</text:span></text:p>
      <text:p text:style-name="P103">- <text:span text:style-name="T139">Да-да, конечно, - ледяная улыбка Луны может соперничать по язвительности только с такой же улыбкой Селестии, - Мы читали это коммюнике… Сдаётся нам, ещё совсем недавно представители этой “побочной” линии носили фамилию Квинтаны, и после одного небольшого волнения в Гриффонстоуне, в котором были замечены полторы сотни вооружённых представителей клана Квинтанов, на границе с мухожуками внезапно нашёлся утерянный потомок королевской крови…</text:span></text:p>
      <text:p text:style-name="P103"/>
      <text:p text:style-name="P104">Я с удовольствием наблюдаю, как кожа вокруг глаз грифона приобретает красив<text:span text:style-name="T140">ы</text:span>й фиолетовый оттенок.</text:p>
      <text:p text:style-name="P104"/>
      <text:p text:style-name="P104">- Но довольно эт<text:span text:style-name="T141">ой</text:span> светск<text:span text:style-name="T141">ой</text:span> <text:span text:style-name="T141">болтовни</text:span>! - разряжает обстановку Сел. - <text:span text:style-name="T142">Т</text:span>ы, кажется, хотел нам что-то рассказать, Горг?</text:p>
      <text:p text:style-name="P103"/>
      <text:p text:style-name="P105">Грифон оцени<text:span text:style-name="T143">вает</text:span> переход на “ты” и <text:span text:style-name="T138">чуть заметно кивает ей</text:span>. <text:span text:style-name="T143">Звякнув орденами, Горг усаживается прямо перед троном. Грифоны-спутники </text:span><text:span text:style-name="T16">(на самом деле, грифонихи – это его жёны. </text:span><text:span text:style-name="T17">Анон подружится с ними потом. И даже немного с Горгом</text:span><text:span text:style-name="T16">)</text:span><text:span text:style-name="T143">, почувствовав перемену, моментально расслабляются и укладываются поудобнее по обе стороны вожака. Наконец, недовольно фыркнув в мою сторону, Горг начинает.</text:span></text:p>
      <text:p text:style-name="P94"/>
      <text:p text:style-name="P94">- <text:span text:style-name="T138">Нам прекрасно известно состояние дел Эквестрии, светлейшие. Торговая война с зебрами с одновременной экономической помощью Кристальной Империи не лучшим образом сказывается на вашей <text:s/>экономике. Добавить к этому нашествие параспрайтов на сады Аппалузы и засуху в Филлидельфии, и ситуация становится такой, что врагу не пожелаешь. Точнее, такое только врагу и пожелаешь. И не думайте, что союз с Якистаном вас выручит – они ничего путного, кроме снега и пары щепок, предложить не смогут. А тот кредит, что вы собрались брать у минотавров, говорит об отчаянности вашего положения – минотавры те ещё сквалыги. Уверен, проценты под кредиты просто конские…</text:span></text:p>
      <text:p text:style-name="P94"/>
      <text:p text:style-name="P106">Горг закашлялся в смехе.</text:p>
      <text:p text:style-name="P106"/>
      <text:p text:style-name="P107">- В общем, светлейшие, подытоживая: вы в крутом пике…</text:p>
      <text:p text:style-name="P107"/>
      <text:p text:style-name="P108">Г<text:span text:style-name="T144">орг</text:span> по-кошачьи выпускает когти <text:span text:style-name="T144">на лапе </text:span>и нарочито медленно ковыряется в клюве. Отвратительные <text:s/>щелчки и скрипение перемежаются с шорохом падающих на мраморный пол <text:span text:style-name="T145">остатков пищи. Я недоумённо смотрю на н</text:span>едвижны<text:span text:style-name="T145">х</text:span> Селести<text:span text:style-name="T145">ю</text:span> и Лун<text:span text:style-name="T145">у,</text:span> бесстрастно наблюдаю<text:span text:style-name="T145">щих</text:span> за <text:span text:style-name="T145">унизительной </text:span>сценой. Молчание затягивается.</text:p>
      <text:p text:style-name="P108"/>
      <text:p text:style-name="P108"><text:span text:style-name="T144">З</text:span>рачки <text:span text:style-name="T144">грифона скачут от Селестии к Луне и обратно. Наконец он замечает моё замешательство и насмешливо клокочет.</text:span></text:p>
      <text:p text:style-name="P107"><text:soft-page-break/></text:p>
      <text:p text:style-name="P109">- Теперь выслушайте наше предложение.</text:p>
      <text:p text:style-name="P109"/>
      <text:p text:style-name="P109"><text:span text:style-name="T146">Зверюга</text:span> <text:span text:style-name="T146">встаёт и </text:span>щелкает когтями. К нему тотчас подходит один из грифонов и подаёт небольшую флягу, украшенную затейливой инкрустацией. <text:span text:style-name="T146">Горг</text:span> отхлёбывает из фляги и продолжает посвежевшим голосом.</text:p>
      <text:p text:style-name="P109"/>
      <text:p text:style-name="P109">- <text:span text:style-name="T147">Как вы справедливо заметили, у нас имеются… грмм… небольшие затруднения с признанием нашего нового короля. К сожалению, не все державы приняли коронацию столь сдержано, как Эквестрия. Драконы… Мы имеем некоторые дипломатические сложности с драконами… А также с минотаврами… И с зебрами… И с…</text:span></text:p>
      <text:p text:style-name="P109"/>
      <text:p text:style-name="P109">- <text:span text:style-name="T146">Мы знаем, с кем у вас возникли затруднения, - подаёт голос Селестия. - Проще сказать, с кем у вас их НЕ возникло. С Эквестрией. Всё.</text:span></text:p>
      <text:p text:style-name="P109"/>
      <text:p text:style-name="P110">Хвост грифона дёргается и на мгновение прячется меж задних ног, но тотчас же возвращается на место. Горг воинственно распушивает перья на груди и свирепо косится на белоснежную аликорницу.</text:p>
      <text:p text:style-name="P109"/>
      <text:p text:style-name="P109">- <text:span text:style-name="T146">Я уполномочен королём Гвидо предложить вам участвовать в разработках серебрянных шахт в западных горах. Два процента полученного серебра в течении пяти лет добычи спасут вашу квёлую экономику, вам больше не придётся побираться у минотавров! Также мы можем предоставить наш гвардейский корпус для охраны границ. Всем известно, грифоны – лучшие воины в мире, за исключением драконов…</text:span></text:p>
      <text:p text:style-name="P109"/>
      <text:p text:style-name="P111">Молчание аликорниц только подчёркивает хриплое дыхание посла.</text:p>
      <text:p text:style-name="P111"/>
      <text:p text:style-name="P111">- В ответ на наше щедрое предлоджение, нам нужно совсем немного… Ваше государство имеет некоторый… кхм… авторитет среди нескольких неразвитых стран… Нам нужно, чтобы вы поспособствовали <text:span text:style-name="T168">общемировому признанию вновь воссозданной королевской династии. Особенно пристальное внимание мы уделяем признанию со стороны драконов</text:span>…</text:p>
      <text:p text:style-name="P109"/>
      <text:p text:style-name="P109">- <text:span text:style-name="T168">СОРОК!</text:span></text:p>
      <text:p text:style-name="P109"/>
      <text:p text:style-name="P109">- <text:span text:style-name="T168">Что? - птичьи глаза Горга быстро-быстро моргают, выдавая крайнюю степень растерянности их обладателя.</text:span></text:p>
      <text:p text:style-name="P109"/>
      <text:p text:style-name="P109">- <text:span text:style-name="T168">Сорок процентов! За пятьдесят лет! - стальным голосом Селестии можно валить лес.</text:span></text:p>
      <text:p text:style-name="P109"/>
      <text:p text:style-name="P113"><text:soft-page-break/>Грифон <text:span text:style-name="T169">поперхается</text:span>, но быстро оправ<text:span text:style-name="T169">ляется</text:span>.</text:p>
      <text:p text:style-name="P113"/>
      <text:p text:style-name="P114">- Да вы рехнулись, светлейшие!!! - вопи<text:span text:style-name="T169">т</text:span> он , картинно прикрыв глаза крылом.</text:p>
      <text:p text:style-name="P113"/>
      <text:p text:style-name="P113">Я заме<text:span text:style-name="T169">чаю</text:span>, как Горг быстро морг<text:span text:style-name="T169">ает</text:span> из-под крыла одному из сопровождающих. Тот со сноровкой откры<text:span text:style-name="T169">вает</text:span> подсумок под крылом, выта<text:span text:style-name="T169">скивает</text:span> из него бутылку и пода<text:span text:style-name="T169">ёт</text:span> Горгу. Сделав большой глоток, тот продолж<text:span text:style-name="T169">ает</text:span>.</text:p>
      <text:p text:style-name="P113"/>
      <text:p text:style-name="P113">- За сорок процентов <text:span text:style-name="T169">мы готовы поставлять яйца на завтрак минотаврам! Уже сваренные вкрутую и украшенные перьями с копчиков наших девственниц! Да это просто оскорбление его Величества! Это грабёж!!!</text:span></text:p>
      <text:p text:style-name="P113"/>
      <text:p text:style-name="P113">- <text:span text:style-name="T170">Довольно клоунады, Горг! - прерывает посла Селестия, - мы оба знаем, чего стоит признание новой династической линии сильнейшей державой Эквуса! Если ты считаешь, что усадив на трон своего глуповатого племянника, будешь править королевством Грифонов – это твоё дело. Но было бы высшей глупостью считать, что мы примем это с распростёртыми крыльями просто так!</text:span></text:p>
      <text:p text:style-name="P113"/>
      <text:p text:style-name="P113">- <text:span text:style-name="T171">Не просто так! - пыхтит из-под крыла Горг, - пять процентов! За пять лет! Светлейшие, это отличная цена! Видели бы вы дневной выход Крогрхарта! Шестнадцать вагонеток отличной высоконасыщенной серебряной руды! Одна вагонетка в день – это поистине королевский подарок!</text:span></text:p>
      <text:p text:style-name="P115">- <text:span text:style-name="T172">Тридцать пять процентов! За сорок лет! Не морочь мне голову – шестнадцать вагонеток в Крогхарте добывалось двести лет назад! Сейчас и десять – за счастье.</text:span></text:p>
      <text:p text:style-name="P113">- <text:span text:style-name="T172">Светлейшие, мне отрубят голову по возвращению! Семь процентов! За семь лет!</text:span></text:p>
      <text:p text:style-name="P115">- <text:span text:style-name="T172">Тридцать процентов за тридцать лет! Ходатайство перед драконами дорого стоит! Это тебе не яки, с которыми достаточно выпить бочку сидра и развалить пару сараев!</text:span></text:p>
      <text:p text:style-name="P115">- <text:span text:style-name="T173">Смилуйтесь, Светлейшие! Пусть меня судят по возвращению, но я открою вам государственную тайну - нам нужны деньги откупаться от драконов. В позапрошлом году они подло напали на нашу северную колонию у Гракхолда. Дабы не ввергнуть державу в пучину кровопролитной войны, мы были вынуждены подписать с ними мир на невыгодных условиях! Нам приходится платить дань! Десять процентов за десять лет!</text:span></text:p>
      <text:p text:style-name="P115">- <text:span text:style-name="T174">Ах, вот как? - светлая аликорница задумывается. - Так это всё же вам хватило ума ограбить драконью сокровищницу два года назад? Я только что выиграла пять битов – сестрица ставила на минотавров… Разумеется, драконы вернулись за своим, и теперь вам приходится платить контрибуцию… Мило, ничего не скажешь! Вы должны быть счастливы, что Грифонстоун не выжгли дотла. Какую хоть пеню вам назначили, если не секрет?</text:span></text:p>
      <text:p text:style-name="P115">- <text:span text:style-name="T175">Тридцать миллионов золотом, - еле бурчит грифон. Я ощущаю на себе его яростный взгляд через крыло.</text:span></text:p>
      <text:p text:style-name="P115">- <text:span text:style-name="T175">Значит, умыкнули вы триста тысяч – учитывая стократные тарифы на воровство у древних змеев, - подытоживает аликорница. - И стоило ради десяти сундуков золота ставить под угрозу существование державы?</text:span></text:p>
      <text:p text:style-name="P116"><text:soft-page-break/>Из-под крыла доносится только скрежет клюва.</text:p>
      <text:p text:style-name="P116"/>
      <text:p text:style-name="P116">- Вот что, - принимает решение Селестия, - Я замолвлю за вас <text:span text:style-name="T176">словечко перед драконами. Уверена, мне удастся скостить размер контрибуции как минимум втрое, учитывая кое-какой должок передо мной у Эмбер. Поэтому плата в размере пятнадцати процентов за пятнадцать лет не будет вам в тягость – учитывая многократно большую выгоду от уменьшения долга.</text:span></text:p>
      <text:p text:style-name="P116"/>
      <text:p text:style-name="P116">- <text:span text:style-name="T177">Светлейшая! - Горг внезапно складывает крыло и мы видим его сияющий лик, - я поражён вашей щедростью! Всемерно благодарю! Прадед рассказывал мне о деталях предыдущей сделки, но ваша щедрость сейчас превзошла её!</text:span></text:p>
      <text:p text:style-name="P116">- <text:span text:style-name="T177">Передавай привет Гуннару, - махает копытом Горгу аликорница, – и мне понравилось твоё представление. Хотя, если бы не драконы, ставка осталась бы прежней – двадцать пять процентов в течении двадцати пять лет. Но хороша была бы я, если бы оставила без средств к существованию народ гор! Учти, на следующую тысячу лет мой лимит уговоров драконов исчерпан. Анон, будь так добр, проводи королевского посла.</text:span></text:p>
      <text:p text:style-name="P109"/>
      <text:p text:style-name="P112">&lt;<text:span text:style-name="T13">В конце приёма Горг замечает, что принцессы неплохо держались, но Анону нехватает дипломатического опыта</text:span>&gt;</text:p>
      <text:p text:style-name="P153">- <text:span text:style-name="T177">Пять битов! - поворачивается к Луне Селестия.</text:span></text:p>
      <text:p text:style-name="P154">Та молча достаёт монетку из шкафчика за троном и кладёт в протянутое копыто.</text:p>
      <text:h text:style-name="P162" text:outline-level="2">2</text:h>
      <text:p text:style-name="P4"/>
      <text:p text:style-name="P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двери в положение “открыто”. Краткие минуты полного уединения от себе подобных закончились.</text:p>
      <text:p text:style-name="P4"/>
      <text:p text:style-name="P4">- Дед, сигу не долганёшь?</text:p>
      <text:p text:style-name="P18">- Не курю.</text:p>
      <text:p text:style-name="P18">- Я не спрашивал тебя, куришь ли ты? - пальцы вопрошавшего шевелились, как будто разминая невидимый пластилин. - Сигу не долганёшь?</text:p>
      <text:p text:style-name="P6"/>
      <text:p text:style-name="P18">Крыс спрыгнул с подоконника, царапнув грязным ногтем по кафелю уборной.</text:p>
      <text:p text:style-name="P18">- Ты ведь должен мне ещё с прошлого раза.</text:p>
      <text:p text:style-name="P18"/>
      <text:p text:style-name="P18">Я вытащил из рукава пижамы двадцатисантиметровый гвоздь и плюнул ему под ноги.</text:p>
      <text:p text:style-name="P18"/>
      <text:p text:style-name="P18"><text:soft-page-break/>- Ничего я тебе не должен. И ты сам это знаешь. Пошёл нахуй.</text:p>
      <text:p text:style-name="P18"/>
      <text:p text:style-name="P18">Крыс криво улыбнулся.</text:p>
      <text:p text:style-name="P18"/>
      <text:p text:style-name="P18">- Ну-ну. Вы тут, в Чертогах, совсем озверели, что ли? Из окон выпрыгиваете, на людей кидаетесь. Ладно-ладно, пока. Ещё увидимся.</text:p>
      <text:p text:style-name="P18"/>
      <text:p text:style-name="P18">Я старательно прятал гвоздь внутрь рукава в опустевшей уборной. К счастью, в пределах Чертогов Разума нет металлодетекторов – они стоят только на границах охранного периметра. 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p>
      <text:p text:style-name="P18">Для меня остаётся тайной, как Крыс пробирается из общей палаты к нам. Он почему-то считает, что нам выдают какие-то особенные “сиги” для яйцеголовых, с примесью ЛСД. И каждый раз, когда он появляется на режимном этаже, он думает, что его обитатели должны ему пачку за такое геройство. 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p>
      <text:p text:style-name="P18"/>
      <text:p text:style-name="P18">В коридоре было пусто. Крыс, подобно Белому Кролику из “Алисы”, уже испарился в тщательно скрываемой им тропе к общей палате. Радио сонно вещало из Ватикана. &lt;<text:span text:style-name="T28">Смысл речи Папы?</text:span>&gt;</text:p>
      <text:p text:style-name="P18"/>
      <text:p text:style-name="P45">…шшш… </text:p>
      <text:p text:style-name="P45">sanctificetur nomen tuum; </text:p>
      <text:p text:style-name="P45">adveniat regnum tuum; </text:p>
      <text:p text:style-name="P45">fiat voluntas tua, sicut in caelo et in terra…</text:p>
      <text:p text:style-name="P45">…хрррсссшшш… </text:p>
      <text:p text:style-name="P45">ne nuclear bellum. Amen</text:p>
      <text:p text:style-name="P45">…шшшссс…</text:p>
      <text:p text:style-name="P45"/>
      <text:p text:style-name="P18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8">Я уже открывал дверь в палату, когда услышал лениво брошенное в спину замечание.</text:p>
      <text:p text:style-name="P18"/>
      <text:p text:style-name="P18">- Дед, собирай шмотки, скоро переезжаешь. На твоё место новенького поселяют. А тебя в соседнюю палату.</text:p>
      <text:p text:style-name="P18"><text:soft-page-break/></text:p>
      <text:p text:style-name="P18">Я повернулся.</text:p>
      <text:p text:style-name="P18"/>
      <text:p text:style-name="P18">- Когда переезд?</text:p>
      <text:p text:style-name="P18">- Завтра. Или послезавтра, если чувак в реанимации задержится. </text:p>
      <text:p text:style-name="P18">- А почему не новенького в соседнюю? На кой чёрт им я сдался?</text:p>
      <text:p text:style-name="P18"/>
      <text:p text:style-name="P18"><text:s/>Дредд удивлённо бухнулся на все четыре ножки стула.</text:p>
      <text:p text:style-name="P18"/>
      <text:p text:style-name="P3">- Что-то ты не рад переезду, а? Соседняя ж пустая – раздолье! Воздух чище, ночью никто не храпит и не бздит под ухом. Можно у окна койку занять, можно вторую тумбочку придвинуть.</text:p>
      <text:p text:style-name="P3"/>
      <text:p text:style-name="P3">Я криво улыбнулся</text:p>
      <text:p text:style-name="P3">- Да я уже как-то к старой палате привык. Оброс социальными связями, завёл хозяйство. Паука, вот, под кроватью приручил. Не хотелось бы на новом месте начинать всё заново, с нуля.</text:p>
      <text:p text:style-name="P3"/>
      <text:p text:style-name="P3">Дредд пожал плечами.</text:p>
      <text:p text:style-name="P3">- Ну, не знаю, мне, в общем-то, пофиг, где ты лежишь. Вроде, за тебя попросили яйцеголовые – за твои прошлые заслуги. Если хочешь, я передам главному, что ты против.</text:p>
      <text:p text:style-name="P3">- Передай, если не тяжело. Новенькому всё равно, куда ложиться, а мне – нет.</text:p>
      <text:p text:style-name="P18"/>
      <text:p text:style-name="P18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8">Но в новой палате не будет Терминатора с его бесценной уткой. А снова глотать галоперидол и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8">Уроках</text:span>. 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p>
      <text:p text:style-name="P18">Так что нет, не за память я пекусь. Просто приём нейролептиков напрочь отключает не только память, но и сновидения – я проверял.</text:p>
      <text:p text:style-name="P18"/>
      <text:p text:style-name="P18">А мне нравятся сны.</text:p>
      <text:p text:style-name="P3"/>
      <text:p text:style-name="P22">~~~</text:p>
      <text:p text:style-name="P18">&lt;<text:span text:style-name="T8">Статуэтка Селестии</text:span>&gt;</text:p>
      <text:p text:style-name="P18"><text:soft-page-break/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Дым от привала преследователей не виден уже последние два дня. Я спускаюсь вниз и спрыгиваю с нижней ветки на землю. </text:p>
      <text:p text:style-name="P18"/>
      <text:p text:style-name="P18">- Таки оторвались. Но впереди обрыв. Надо думать, как спуститься.</text:p>
      <text:p text:style-name="P18"/>
      <text:p text:style-name="P18">Джет виновато смотрит на меня. Вот глупая пегаска! Она <text:span text:style-name="T34">считает себя обязанной разведывать обстановку с высоты. Каждый раз, когда я карабкаюсь на дерево, она прячется в кусты от стыда</text:span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p>
      <text:p text:style-name="P18"/>
      <text:p text:style-name="P18">- Каша будет готова через пять минут.</text:p>
      <text:p text:style-name="P18"/>
      <text:p text:style-name="P18">Словно бы в заглаживание вины своей немощности, Джет взяла готовку пищи на себя. </text:p>
      <text:p text:style-name="P18"/>
      <text:p text:style-name="P18">И хотя гороховая каша и гороховый же суп уже вызывают омерзение, без уворованного у твердолобов мешка гороха вам с пегаской уже пришлось бы перейти на подножный корм. И если Джет ещё может перебиться травой, то тебе, Хуман, пришлось бы жевать кору и шишки. И не сомневайся, через пяток дней подобного меню ты стал бы с гастрономическим интересом посматривать на соседку!</text:p>
      <text:p text:style-name="P18"/>
      <text:p text:style-name="P18">Джет сидит у костра напротив меня и молча жуёт кашу.</text:p>
      <text:p text:style-name="P18">- Ты теперь до старости будешь его носить? - указываю я на одеяло.</text:p>
      <text:p text:style-name="P18">Пегаска только сильнее кутается в него. Кажется, она дрожит.</text:p>
      <text:p text:style-name="P18">- Тебе холодно? Брось, у костра же жарко? Давай я на тебя куртку накину?</text:p>
      <text:p text:style-name="P18">Джет молча отодвигается от меня подальше и всё так же кутается в одеяло. За прошедшие дни оно порядком испачкалось и сбоку на нём красуется тёмное жирное пятно.</text:p>
      <text:p text:style-name="P18"/>
      <text:p text:style-name="P18">Ладно же, мне эти странности уже осточертели!</text:p>
      <text:p text:style-name="P18">Я недоумённо пожимаю плечами, залажу в укромное гнёздышко в гуще орешника и стараюсь заснуть. 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p>
      <text:p text:style-name="P18"/>
      <text:p text:style-name="P18"><text:soft-page-break/>Едва слышится шорох сзади. Сначала чуть заметно коснувшись, Джет медленно прижимается ко мне всей спиной. Она сильно дрожит.</text:p>
      <text:p text:style-name="P18">Так мы согреваем друг-друга с тех пор, как сбежали от твердолобов – ночи стали заметно свежее.</text:p>
      <text:p text:style-name="P18">Но сейчас я отвергаю негласный договор. Это и раздражение на скрытность пегаски, и… </text:p>
      <text:p text:style-name="P18">Запах! Опять он! 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p>
      <text:p text:style-name="P18"/>
      <text:p text:style-name="P18">- Джет, блин, у нас речка в двух шагах! Я понимаю, холодно, но нельзя ли помыться? Реально трудно находиться рядом с тобой…</text:p>
      <text:p text:style-name="P18"/>
      <text:p text:style-name="P18">Так же беззвучно, как возникло, касание пропадает. Пропадает и запах…</text:p>
      <text:p text:style-name="P18">Я закрываю глаза.</text:p>
      <text:p text:style-name="P18"/>
      <text:p text:style-name="P18">Просыпаюсь от холода. Щупаю рукой сзади себя. Наконец поворачиваюсь.</text:p>
      <text:p text:style-name="P18">Никого.</text:p>
      <text:p text:style-name="P18"/>
      <text:p text:style-name="P18">Поздравляю, Хум, ты – неотёсаная дубина! Нагрубить пегаске, что спасла твою жизнь и неоднократно заступалась за тебя, может только такой феерический долбень, как ты. И будь уверен, красавчик, ты даже не представляешь, как пахнешь сам после недели похождений по лесу. И исправить положение ты можешь только тем, что <text:s/>сейчас пойдёшь и извинишься перед Джет.</text:p>
      <text:p text:style-name="P18"/>
      <text:p text:style-name="P18">Полянка перед орешником пуста. Едва дымятся угли погасшего костра. В лунном свете цепочка отпечатков копыт в песке ведёт к реке.</text:p>
      <text:p text:style-name="P18">Я иду следом. Вот отпечатки теряются в воде, вот, чуть ниже по течению следы снова выходят на берег и песок усеян влажными пятнами – Джет отряхивалась от воды здесь. Несколько перьев сверкают каплями росы на песке. А рядом с ними лежит…</text:p>
      <text:p text:style-name="P18">…</text:p>
      <text:p text:style-name="P18">Ох, щит!!! М-м-мамочка…</text:p>
      <text:p text:style-name="P18">…</text:p>
      <text:p text:style-name="P18">Меня выворачивает наизнанку. Я падаю на колени и неистово блюю в воду. Течение уносит мой ужин к водопаду.</text:p>
      <text:p text:style-name="P18">Рядом со мной на песке лежит часть крыла. Парочка опарышей ещё ползают по голубоватым перьям. Обломок кости белеет в лунном свете.</text:p>
      <text:p text:style-name="P18">Проклятье! Какой же я долбень!</text:p>
      <text:p text:style-name="P18"/>
      <text:p text:style-name="P18"><text:soft-page-break/>Я срываюсь с места и бегу вдоль реки по следам. Всё ближе гул водопада. Нога подскальзывается на сером одеяле, брошеном у воды. Мне кажется, или я действительно замечаю сквозь поредевшие деревья фигурку Джет?</text:p>
      <text:p text:style-name="P18"/>
      <text:p text:style-name="P18">Я ускоряюсь.</text:p>
      <text:p text:style-name="P18">Пегаска, понурив голову, бредёт к скальному выступу, нависающему над каньоном. Чуть подумав, она делает шаг в бездну.</text:p>
      <text:p text:style-name="P18">В последнем рывке я совершаю вратарский прыжок и хватаю пегаску за задние ноги. Дыхание перехватывает от удара животом и грудью о камни.</text:p>
      <text:p text:style-name="P18">Пегаска оборачивается. Её передняя нога застывает над пропастью.</text:p>
      <text:p text:style-name="P18"/>
      <text:p text:style-name="P18">- Джет, не дури, - хрипло прошу я осипшим от волнения голосом. - Я ступил. Я все эти дни тупил. Прости.</text:p>
      <text:p text:style-name="P18">- Хум, отпусти, - тихо отвечает она. - Ты прав, от меня действительно воняет. Я гнию заживо. И лучше закончить так, чем протянуть ещё несколько дней и сдохнуть от гангрены.</text:p>
      <text:p text:style-name="P18">Пегаска поворачивается навстречу пропасти.</text:p>
      <text:p text:style-name="P18"/>
      <text:p text:style-name="P18">- Пегас должен летать. Это всё, что у него есть. Я хочу совершить свой последний полёт. Извини, Хум, я больше не могу быть полезна тебе. Тебе нужен новый друг. Я хочу улететь.</text:p>
      <text:p text:style-name="P18">- Нет! Пожалуйста!!! Я вылечу тебя! Я… Я прижгу рану!</text:p>
      <text:p text:style-name="P18"/>
      <text:p text:style-name="P18">Сквозь рыдания я выкрикиваю какие-то сумасбродные идеи, пока пегаска молча стоит над бездной.</text:p>
      <text:p text:style-name="P18">Наконец она усмехается.</text:p>
      <text:p text:style-name="P18"/>
      <text:p text:style-name="P18">- Тебе придётся поджарить половину меня, чтоб выжечь заражение – оно давно перешло с крыла ниже по вене. Агамемнон скажет тебе спасибо за приготовленый обед, ха-ха!.. Я пыталась сохранить крыло любой ценой: <text:s/>для пегасов жизнь – это полёт. А потом стало слишком поздно…</text:p>
      <text:p text:style-name="P18">Пегаска вздыхает.</text:p>
      <text:p text:style-name="P18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8"/>
      <text:p text:style-name="P18">Я не верю своим ушам. Пегаска просит прощения у меня за то, что доставила мне неудобства своим видом и намерениями?! Чокнутые, чокнутые пони… Милые, милые пони...</text:p>
      <text:p text:style-name="P18">Очень осторожно, словно бы извиняясь, Джет высвобождает сначала одну ногу из моего захвата. Потом вторую. Я тупо смотрю на пустые ладони.</text:p>
      <text:p text:style-name="P18"/>
      <text:p text:style-name="P18">- Ты был хорошим другом. Прощай.</text:p>
      <text:p text:style-name="P18"><text:soft-page-break/></text:p>
      <text:p text:style-name="P18">- 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p>
      <text:p text:style-name="P18"/>
      <text:p text:style-name="P18">Мы оборачиваемся на голос. В свете первых лучей солнца на нас смотрит зебра.</text:p>
      <text:p text:style-name="P18"/>
      <text:h text:style-name="P163" text:outline-level="2">2.5</text:h>
      <text:p text:style-name="P130"/>
      <text:p text:style-name="P128">(обмен)</text:p>
      <text:p text:style-name="P75">День второй – разбор пограничного конфликта <text:span text:style-name="T151">с минотаврами</text:span>(Анон – помогает Сел в качестве советника по делам двуногих), таможенные тёрки с Кристальной империей (конфедеративный округ в составе Эквевстрии). Анон помогает Сел в качестве экономического и научного советника</text:p>
      <text:p text:style-name="P129"/>
      <text:h text:style-name="P162" text:outline-level="2">3</text:h>
      <text:p text:style-name="P18"/>
      <text:p text:style-name="P18">Лысый сверлил меня немигающим взглядом всё время, пока я демонстративно аккуратно собирал узоры из двуцветных кубиков по эталонным картинкам. Алекс ёрзал на краешке стула, стараясь не смотреть в мою сторону. Руки его тряслись.</text:p>
      <text:p text:style-name="P18"/>
      <text:p text:style-name="P18">- Вы сами видите… - обратился Лысый к Алексу. - Я бы его за периметр не выпускал. Вам решать, разумеется.</text:p>
      <text:p text:style-name="P18">- 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p>
      <text:p text:style-name="P18"/>
      <text:p text:style-name="P18">Лысый грузно поднялся. Скрипнула дверь и мы остались один на один.</text:p>
      <text:p text:style-name="P18"/>
      <text:p text:style-name="P18">- П-привет, Дедлайн - пробормотал Алекс.</text:p>
      <text:p text:style-name="P18">- Привет, сослуживец, - криво усмехнулся я. Старое командное прозвище не вызвало во мне ностальгии.</text:p>
      <text:p text:style-name="P18"/>
      <text:p text:style-name="P18">Алекс на миг встретился со мной взглядом и снова опустил глаза.</text:p>
      <text:p text:style-name="P18"/>
      <text:p text:style-name="P18">- Ты же знаешь, у нас не было другого выхода. Извини.</text:p>
      <text:p text:style-name="P18">- Да ладно. Мне-то что. Тут неплохо кормят.</text:p>
      <text:p text:style-name="P18"><text:soft-page-break/>- 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p>
      <text:p text:style-name="P18">- А вот этого, как раз, не надо, - прервал я извинения Алекса. - Мне и в текущей неплохо. Говори, зачем позвал?</text:p>
      <text:p text:style-name="P18"/>
      <text:p text:style-name="P18">Алекс барабанил пальцами по столу, остранённо наблюдая за кружащимися листьями за окном. Тощая кошка выскочила из полуприкрытого подвального окошка и понеслась за одним из них. Ворона, истошно каркая, спикировала на неё с ближайшей берёзы и скрылась серой тенью в глубине парка. <text:span text:style-name="T34">Облако в виде смешной крылатой лошадки приближалось по небосводу к серым корпусам больницы</text:span>.</text:p>
      <text:p text:style-name="P18"/>
      <text:p text:style-name="P18">Наконец Алекс пожал плечами и <text:span text:style-name="T34">посмотрел мне в глаза</text:span>.</text:p>
      <text:p text:style-name="P18">- Дед, у нас проблемы. Хэвэн начала убивать.</text:p>
      <text:p text:style-name="P18"/>
      <text:p text:style-name="P18">Я откинулся на спинку стула и громко похлопал в ладоши.</text:p>
      <text:p text:style-name="P1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тебе ещё два года назад: мы в жопе. Весь проект в жопе. Его пора закрывать. Нет, серьёзно, я рад за тебя. Лучше поздно, чем никогда.</text:p>
      <text:p text:style-name="P18"/>
      <text:p text:style-name="P18">Мой бывший руководитель проекта досадливо сморщился и откинулся на спинку стула.</text:p>
      <text:p text:style-name="P18">- Ты не так меня понял. Мы не можем прикрыть проект. Никто нам не даст. Особенно сейчас, когда у наших противников на подходе аналогичные комплексы. Нам нужна твоя помощь…</text:p>
      <text:p text:style-name="P18"/>
      <text:p text:style-name="P18">… Алекс терпеливо подождал, пока я прекращу ржать.</text:p>
      <text:p text:style-name="P18"/>
      <text:p text:style-name="P18">- 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p>
      <text:p text:style-name="P18"/>
      <text:p text:style-name="P18">Я покачал головой.</text:p>
      <text:p text:style-name="P18">- Нет. И не надейтесь. Я уж было подумал, на тебя нашло просветление. Раскатал губу. Ты вместо того, чтоб закрыть проект, пришёл просить меня дать ему новую жизнь. Не дождётесь. Хером вам всем поперёк морды.</text:p>
      <text:p text:style-name="P18"/>
      <text:p text:style-name="P18">Алекс долго молчал. </text:p>
      <text:p text:style-name="P18"><text:soft-page-break/>Барабанная дробь пальцев слилась в монотонное гудение. Кошка во дворе нырнула обратно в подвал, неся в зубах добычу. 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p>
      <text:p text:style-name="P18"/>
      <text:p text:style-name="P18">- 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p>
      <text:p text:style-name="P18">- 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p>
      <text:p text:style-name="P18"/>
      <text:p text:style-name="P18">Я сжал кулаки и встал. Дверь отворилась и заглянул Лысый. Алекс отрицательно мотнул ему головой.</text:p>
      <text:p text:style-name="P18">- Всё в порядке. Мы общаемся.</text:p>
      <text:p text:style-name="P18"/>
      <text:p text:style-name="P18">Дверь закрылась. Я сел и отвернулся к окну.</text:p>
      <text:p text:style-name="P18"/>
      <text:p text:style-name="P18">- 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p>
      <text:p text:style-name="P18"/>
      <text:p text:style-name="P18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Чужая душа – потёмки. Тот, которого я знал, не смог бы нырнуть так глубоко.</text:p>
      <text:p text:style-name="P18"/>
      <text:p text:style-name="P18">- В разумных пределах, говоришь?</text:p>
      <text:p text:style-name="P18">- В разумных.</text:p>
      <text:p text:style-name="P18">- А забор будет?</text:p>
      <text:p text:style-name="P18">- Да. Забор убрать не проси. Это невозможно, Дед. Это за пределами разумного. Будет и забор, и вооружённая охрана. Даже не мысли о побеге.</text:p>
      <text:p text:style-name="P18">- Понятно.</text:p>
      <text:p text:style-name="P18"/>
      <text:p text:style-name="P6">Я решил схитрить. Просто из интереса. Кроме него, больше ловить тут было нечего.</text:p>
      <text:p text:style-name="P6"/>
      <text:p text:style-name="P6">- Хорошо, Алекс, почти убедил. Я практически готов согласиться. Олени, девочки, признание – с детства мечтал. Но услуга за услугу. Один вопрос. Зачем вам всё это? Ни в жизни не поверю, что вам не начхать <text:soft-page-break/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p>
      <text:p text:style-name="P6"/>
      <text:p text:style-name="P6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Я отказался.</text:p>
      <text:p text:style-name="P6"/>
      <text:p text:style-name="P6">- Дед, 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p>
      <text:p text:style-name="P6">- 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p>
      <text:p text:style-name="P6">- Дед, - мягко остановил меня Алекс. - не надо. Не даешь мне помечтать, жестокий человек…</text:p>
      <text:p text:style-name="P6"/>
      <text:p text:style-name="P6">Выплюнув жвачку в салфетку и аккуратно препроводив бумажный шарик в ведро, Алекс печально развёл руками.</text:p>
      <text:p text:style-name="P6">- 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p>
      <text:p text:style-name="P18">- Разумеется, знал, - отдался воспоминаниям и я. - Это ж от идеи, что партнёра по бизнесу можно уничтожить физически, у Нэша поехала крыша.</text:p>
      <text:p text:style-name="P18">- 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p>
      <text:p text:style-name="P18">- 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p>
      <text:p text:style-name="P18"/>
      <text:p text:style-name="P18">Алекс скучающе завёл глаза.</text:p>
      <text:p text:style-name="P18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гордо называют <text:soft-page-break/>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8"/>
      <text:p text:style-name="P18">Алекс посмотрел на часы, нахмурился и продолжил.</text:p>
      <text:p text:style-name="P18">- 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p>
      <text:p text:style-name="P18"/>
      <text:p text:style-name="P18">- Ну-ну. Ты очень убедительно рассказываешь, я проникся. Но ты так и не ответил на мой вопрос,- напомнил я ему. Разговор начал мне надоедать.</text:p>
      <text:p text:style-name="P18"/>
      <text:p text:style-name="P18">Мой бывший босс всё понял. Всё же проницательности ему было не занимать. Он бросил на меня злой взгляд, но тем не менее, начал</text:p>
      <text:p text:style-name="P18"/>
      <text:p text:style-name="P18">- 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p>
      <text:p text:style-name="P18"/>
      <text:p text:style-name="P18">- 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p>
      <text:p text:style-name="P18"/>
      <text:p text:style-name="P18">Я оборвал смех.</text:p>
      <text:p text:style-name="P18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мудаком, меня пугает. Это реально страшно.</text:p>
      <text:p text:style-name="P18"/>
      <text:p text:style-name="P18">- 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p>
      <text:p text:style-name="P18"/>
      <text:p text:style-name="P18">Алекс пошёл к выходу. У двери он замялся и вдруг обернулся.</text:p>
      <text:p text:style-name="P18">- 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p>
      <text:p text:style-name="P18"/>
      <text:p text:style-name="P18">- Что?</text:p>
      <text:p text:style-name="P18"><text:soft-page-break/></text:p>
      <text:p text:style-name="P18">- Дедлайн, ты собираешь узор из восьми кубиков по картинке за пару секунд. При этом ещё успеваешь инвертировать цвета.</text:p>
      <text:p text:style-name="P18"/>
      <text:p text:style-name="P18">Алекс вышел.</text:p>
      <text:p text:style-name="P22"><text:line-break/>~~~</text:p>
      <text:p text:style-name="P42"/>
      <text:p text:style-name="P42">… Стражница напротив вот уже полчаса молча сверлит меня взглядом. </text:p>
      <text:p text:style-name="P42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42"/>
      <text:p text:style-name="P42">Я тайком смотрю на своё отражение в зеркальце, висящем на шее этой мрачной зебры. Нифига, лоб чистый, никаких каракулей не наблюдается.</text:p>
      <text:p text:style-name="P42"/>
      <text:p text:style-name="P42">- А можно..? - наконец, начинаю я.</text:p>
      <text:p text:style-name="P42">- Нельзя, - оборывает зебра. - Зеррика сама выйдет, когда закончит.</text:p>
      <text:p text:style-name="P42"/>
      <text:p text:style-name="P42">Подчёркивая сказанное, стражница перекрывает вход в палатку копьём.</text:p>
      <text:p text:style-name="P42"/>
      <text:p text:style-name="P42">Проклятье на твою голову, Хум, если ты неделю не замечал, что Джет <text:span text:style-name="T8">гнила </text:span><text:span text:style-name="T12">живьём</text:span>! Если бы ты догадался стянуть с неё это чёртово одеяло! Если бы догадался об источнике тошнотворного запаха! Если бы…</text:p>
      <text:p text:style-name="P42"/>
      <text:p text:style-name="P42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42">Мне чертовски тревожно за пегаску. 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p>
      <text:p text:style-name="P42">Я закрываю глаза, пытаясь вспомнить… </text:p>
      <text:p text:style-name="P42"/>
      <text:p text:style-name="P43">***</text:p>
      <text:p text:style-name="P42"/>
      <text:p text:style-name="P42">.</text:p>
      <text:p text:style-name="P42">.</text:p>
      <text:p text:style-name="P42"><text:soft-page-break/>.</text:p>
      <text:p text:style-name="P42">СИЯНИЕ</text:p>
      <text:p text:style-name="P42">.</text:p>
      <text:p text:style-name="P42">Кто я?</text:p>
      <text:p text:style-name="P42">.</text:p>
      <text:p text:style-name="P42">Где я?</text:p>
      <text:p text:style-name="P42">.</text:p>
      <text:p text:style-name="P42">Где все?</text:p>
      <text:p text:style-name="P42">.</text:p>
      <text:p text:style-name="P42">Чувствую прикосновение. Что-то энергично тормошит меня. Слышу приглушенное бормотание.</text:p>
      <text:p text:style-name="P42">.</text:p>
      <text:p text:style-name="P52">Я открываю глаза и вижу фигуру в голубом.</text:p>
      <text:p text:style-name="P12"/>
      <text:p text:style-name="P12">- Быстро! За мной! - торопливо шепчет мне она.</text:p>
      <text:p text:style-name="P12">Я послушно ползу среди костей и раздавленных черепов за голубой пони… Пони? Какой ещё, к дьяволу, пони?</text:p>
      <text:p text:style-name="P12">- Пегаской! - шипит, оборачиваясь, она.</text:p>
      <text:p text:style-name="P13"/>
      <text:p text:style-name="P12">Видно, последние слова я произнёс вслух. И, да, теперь я замечаю у поняхи два аккуратно сложенных на спине крыла. Лёгкие пластинчатые доспехи плотно облегают её грудь и бока.</text:p>
      <text:p text:style-name="P12">Черепа… Кости… Пегаска в броне… Чушь какая-то!</text:p>
      <text:p text:style-name="P12"/>
      <text:p text:style-name="P12">Поняха, тем временем, юрко забилась под камень, в какую-то щель. Я озадаченно застыл перед пещеркой, не решаясь ползти дальше. Через мгновение злая мордаха поньки появилась в проёме, схватила меня зубами за шиворот и затащила внутрь.</text:p>
      <text:p text:style-name="P12"/>
      <text:p text:style-name="P12">- Какого чё…?!!</text:p>
      <text:p text:style-name="P12">- Тс-с-с! - сумасшедшая пегаска <text:s/>прижала одно копыто себе к губам, а вторым заткнула мне рот. - Тише! Он с минуты на минуту появится! И слух у него очень чуткий!</text:p>
      <text:p text:style-name="P12">- Появится кто? - спросил я, потирая ушибленную о каменный свод макушку.</text:p>
      <text:p text:style-name="P12"/>
      <text:p text:style-name="P12">Ответить поняха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В последовавшем затем приглушенном рокоте я угадал дыхание огромного существа. Мне стало нехорошо.</text:p>
      <text:p text:style-name="P12"/>
      <text:p text:style-name="P12"><text:soft-page-break/>Я пригнулся к уху поньки и еле слышно прошептал:</text:p>
      <text:p text:style-name="P12">- Кто это?</text:p>
      <text:p text:style-name="P12">- Агамемнон, - так же, едва шевеля губами, прошептала поняха. - Он сегодня голодный - остался без обеда. И у него хороший слух.</text:p>
      <text:p text:style-name="P12"/>
      <text:p text:style-name="P12">Я снова почесал ушибленный лоб.</text:p>
      <text:p text:style-name="P12">- Мне это имя вообще ничего не говорит.</text:p>
      <text:p text:style-name="P12"/>
      <text:p text:style-name="P12">Пегаска критически осмотрела меня.</text:p>
      <text:p text:style-name="P12">- 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p>
      <text:p text:style-name="P12"/>
      <text:p text:style-name="P14">Пегаска попробовала было потрогать меня в паху, но я с возмущением отбросил её копыто.</text:p>
      <text:p text:style-name="P14"/>
      <text:p text:style-name="P12">- 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p>
      <text:p text:style-name="P12"/>
      <text:p text:style-name="P12">От беспокойной возни снаружи скала задрожала. Кто-то шумно зевнул и с металлическим скрежетом почесался.</text:p>
      <text:p text:style-name="P12"/>
      <text:p text:style-name="P12">- Так откуда ты? - пытливо спросила поняха.</text:p>
      <text:p text:style-name="P12">- 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p>
      <text:p text:style-name="P12">Я закрыл глаза и сосредоточился…</text:p>
      <text:p text:style-name="P42">…</text:p>
      <text:p text:style-name="P42">- Не помню.</text:p>
      <text:p text:style-name="P42">- Что? - удивилась поняха. - Не помнишь, где твой дом?</text:p>
      <text:p text:style-name="P42">- Нет.</text:p>
      <text:p text:style-name="P42">- А как попал в гнездо Агамемнона — помнишь?</text:p>
      <text:p text:style-name="P42">- Нет.</text:p>
      <text:p text:style-name="P42">- А кто ты — помнишь?</text:p>
      <text:p text:style-name="P42">- Нет.</text:p>
      <text:p text:style-name="P12"><text:soft-page-break/><text:span text:style-name="T25">- Ну и ну. Ни в жизнь ещё таких чудаков не встречала. - покачала головой пегаска. - Ты не обижайся, но ты <text:s/>мозгами напоминаешь мне </text:span><text:span text:style-name="T26">полугодовалого жеребёнка</text:span><text:span text:style-name="T25">. То есть, вообще не </text:span><text:span text:style-name="T26">паришь</text:span><text:span text:style-name="T25"> по жизни. Хотя, на вид, взрослый. Как ты, вообще, дожил до своих лет, если не помнишь ничего?</text:span></text:p>
      <text:p text:style-name="P42">- Я помню сияние, - пробормотал я. Мне стало муторно. Я помнил, что такое ящик пепси, что такое ноутбук или картофельные чипсы. Но кто такой я — не помнил абсолютно.</text:p>
      <text:p text:style-name="P42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42">- Следующий? - я мучительно пытался ухватить логическую нить. - А кто предыдущий?</text:p>
      <text:p text:style-name="P42">- Предыдущий — это я, глупыш, - пегаска похлопала меня копытом по голове. - Иначе с какой радости я сидела бы у него в гнезде? Видишь — это он меня шваркнул.</text:p>
      <text:p text:style-name="P42">Пегаска склонила шею и я увидел огромную шишку с кровоподтёком на затылке поняхи.</text:p>
      <text:p text:style-name="P42">- Только у меня голова крепче твоей. Я-то всё помню, - пегаска ободряюще похлопала меня по плечу. - <text:s/>Ну, если честно, то на мне ещё шлем был, так что не расстраивайся.</text:p>
      <text:p text:style-name="P42"/>
      <text:p text:style-name="P12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12"/>
      <text:p text:style-name="P12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12"/>
      <text:p text:style-name="P12">…</text:p>
      <text:p text:style-name="P12">СИЯНИЕ</text:p>
      <text:p text:style-name="P42">…</text:p>
      <text:p text:style-name="P12"><text:span text:style-name="T27">Оно п</text:span><text:span text:style-name="T25">овсюду. </text:span><text:span text:style-name="T27">Нет верха и низа, нет направлений и расстояний. Нет м</text:span><text:span text:style-name="T25">ыслей. Нет чувств. Нет времени. Есть только бесконечное сияние…</text:span></text:p>
      <text:p text:style-name="P42">.</text:p>
      <text:p text:style-name="P42">Кто я?</text:p>
      <text:p text:style-name="P42">.</text:p>
      <text:p text:style-name="P42">Где я?</text:p>
      <text:p text:style-name="P42">.</text:p>
      <text:p text:style-name="P12">Вижу размытый силуэт. Высокая светлая фигура что-то говорит мне. 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p>
      <text:p text:style-name="P12"><text:soft-page-break/>Внезапно фигура как будто наклоняется ко мне и почти выкрикивает фразу. Видение рушится, но фраза впечатывается в память:</text:p>
      <text:p text:style-name="P12">- ИДИ В ДРОГОНШТЕРН!</text:p>
      <text:p text:style-name="P12"/>
      <text:p text:style-name="P12">…</text:p>
      <text:p text:style-name="P12"/>
      <text:p text:style-name="P12">- Я ВСПОМНИЛ! ВСПОМНИЛ! ДРОГОНШТЕРН!!! - я хлопнул себя по лбу. - Мне нужно попасть в Дрогонштерн!</text:p>
      <text:p text:style-name="P12"/>
      <text:p text:style-name="P12">Поняха закатила глаза и стукнулась лбом о камень.</text:p>
      <text:p text:style-name="P12">- <text:span text:style-name="T33">Я ЖЕ ПРЕДУПРЕЖДАЛА, ПОТИШЕ!!!</text:span> - заорала понька. - Что за тупой <text:span text:style-name="T8">индивид</text:span> попался!</text:p>
      <text:p text:style-name="P12"/>
      <text:p text:style-name="P12">Снаружи беспокойно завозились, что-то неразборчиво запыхтели и внезапно валун, под которым мы прятались, вознёсся над нашими головами.</text:p>
      <text:p text:style-name="P12">Поняха бросилась на меня, сбив с ног и закрыв телом и крыльями.</text:p>
      <text:p text:style-name="P12"/>
      <text:p text:style-name="P12">- 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p>
      <text:p text:style-name="P12">- А как же ты? Он же съест тебя?</text:p>
      <text:p text:style-name="P12">- Не беспокойся, я в последний момент извернусь и улечу. Действуй!</text:p>
      <text:p text:style-name="P12"/>
      <text:p text:style-name="P12">Через накрывшую меня голубую гриву я видел красного дракона величиной с баобаб. Одной лапой он сжимал наш валун. Второй задумчиво почёсывал затылок.</text:p>
      <text:p text:style-name="P12"/>
      <text:p text:style-name="P12">- <text:span text:style-name="T33">ВИЖУ СБЕЖАВШИЙ ВЧЕРАШНИЙ ОБЕД. ЕЩЁ НЕ ПРОТУХ. ХОРОШО.</text:span></text:p>
      <text:p text:style-name="P15"/>
      <text:p text:style-name="P16">- Ну так и жри, пока не скисло! - заорала поняха, повернув к нему голову.</text:p>
      <text:p text:style-name="P16"/>
      <text:p text:style-name="P16">- <text:span text:style-name="T33">ОН ЕЩЁ И РУГАЕТСЯ,</text:span> - недовольно заметил дракон. - <text:span text:style-name="T33">СЛИШКОМ СЫРОЙ</text:span>. <text:span text:style-name="T33">НАДО ПРОЖАРИТЬ.</text:span></text:p>
      <text:p text:style-name="P16">Внезапно он открыл пасть и к нам устремился поток зелёного пламени.</text:p>
      <text:p text:style-name="P16">Пегаска пискнула и прижалась ко мне покрепче. Я завороженно смотрел навстречу гибели…</text:p>
      <text:p text:style-name="P16"/>
      <text:p text:style-name="P16">Выглядело так, что на полпути к нам поток пламени наткнулся на прозрачную золотистую стену. Зелёная струя встретилась с укрывшей нас с пегаской золотой полусферой, расплющилась, загнулась по <text:soft-page-break/>краям и устремилась назад к дракону огромным пламенным бутоном. Фигура Агамемнона скрылась в огне и <text:s/>дыме. Послышалось громогласное кашлянье и чертыхание. Золотая полусфера исчезла.</text:p>
      <text:p text:style-name="P16"/>
      <text:p text:style-name="P16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6"/>
      <text:p text:style-name="P16">… И потому я остановился у края пропасти, руководствуясь исключительно рефлексами.</text:p>
      <text:p text:style-name="P16">Пару камешек сорвалось у меня из-под ноги и скрылось в голубоватой дымке. Я перевёл дух.</text:p>
      <text:p text:style-name="P16"/>
      <text:p text:style-name="P16">- Почему остановился?!! Прыгай! - пегаска остановилась рядом и указала копытом прямо вниз. - Прыгай, если хочешь жить!</text:p>
      <text:p text:style-name="P16"><text:s/></text:p>
      <text:p text:style-name="P16"><text:span text:style-name="T33">- НЕНАВИЖУ ПОНЯЧЬЮ МАГИЮ! НЕ ВЫНОШУ ПОНИ!!! ВИДЕТЬ ИХ БОЛЬШЕ НЕ ХОЧУ В СВОЁМ ГНЕЗДЕ!</text:span> - орал Агамемнон, протирая глаза.</text:p>
      <text:p text:style-name="P16"/>
      <text:p text:style-name="P16">Я молча стоял и смотрел вниз, хлопая глазами. </text:p>
      <text:p text:style-name="P16">Пегаска всё поняла. Она присела, как будто готовясь к прыжку. Я сделал маленький шажок назад, не желая прыгать.</text:p>
      <text:p text:style-name="P16">Лучше будь съеденным вейпом-переростком, чем расшибиться в лепёшку! А перед этим ещё успеть наложить попутно в штаны и пару разиков сдохнуть от инфаркта, пока летишь вниз.</text:p>
      <text:p text:style-name="P16"/>
      <text:p text:style-name="P16">Пегаска оттолкнулась от края. Молниеносно раскрывшееся крыло с неожиданной силой смело меня с уступа и я, ругаясь и размахивая конечностями, полетел вниз. </text:p>
      <text:p text:style-name="P16">Довольно скоро я оказался в захвате передних ноги пегаски и к моим воплям присоединился её протяжный визг.</text:p>
      <text:p text:style-name="P16">Падение замедлилось, а потом и вовсе перешло в крутое планирование с заваливанием вправо. Верхушки деревьев слились в сплошную зелёную пелену. Последнее, что я видел – сверкнувшая гладь воды…</text:p>
      <text:p text:style-name="P14">…</text:p>
      <text:p text:style-name="P13"/>
      <text:p text:style-name="P4">- Да ты совсем чокнулась, коняга долбанутая! - заорал я, как только вынырнул, - я же мог разбиться!!!</text:p>
      <text:p text:style-name="P4">- Ты хочешь сказать, что сгореть было бы лучшим вариантом? - пегаска, пошатываясь, вышла из воды и устало растянулась на берегу. - Я же не дала нам погибнуть, видишь. У меня всё под контролем.</text:p>
      <text:p text:style-name="P4">- Вижу! - я издевательски набрал в рот воды и выплюнул на голубой круп. - Что же ты не могла нормально приземлиться, если у тебя всё под контролем?</text:p>
      <text:p text:style-name="P4"/>
      <text:p text:style-name="P4">Пегаска сникла.</text:p>
      <text:p text:style-name="P4"><text:soft-page-break/>- Не могла…</text:p>
      <text:p text:style-name="P4">Она молча, не попытавшись смахнуть воду, отвернулась и развернула крыло. Где-то на половине длины второго сустава оно безжизненно свисало под неестественным углом.</text:p>
      <text:p text:style-name="P4">- Если бы могла летать - не задержалась бы в гнезде Агамемнона… Сломала вчера на вираже, когда уходила от погони.</text:p>
      <text:p text:style-name="P4"/>
      <text:p text:style-name="P4">У меня пересохло в горле.</text:p>
      <text:p text:style-name="P4"><text:span text:style-name="T4">- А как же..? Ох… - я хотел было спросить, </text:span><text:span text:style-name="T6">как она планировала уходить от Агамемнона</text:span><text:span text:style-name="T4">, но запнулся.</text:span></text:p>
      <text:p text:style-name="P12"/>
      <text:p text:style-name="P12">Иногда ты довольно туго соображаешь, чувак! Жертвенность этой пони заслуживает большей награды, чем ты можешь дать сейчас.</text:p>
      <text:p text:style-name="P12"/>
      <text:p text:style-name="P12">Я примирительно потрепал пегаску по голубой гриве и неумело погладил по крупу, стряхивая воду.</text:p>
      <text:p text:style-name="P12">- Извини, подруга. Я ступил.</text:p>
      <text:p text:style-name="P12"/>
      <text:p text:style-name="P4">Та немедленно повернулась и по улыбке во всю ширину мордахи я понял, что прощён.</text:p>
      <text:p text:style-name="P4"/>
      <text:p text:style-name="P4">- 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p>
      <text:p text:style-name="P4">- Да уж, - я поёжился, - твой дедушка тобой гордился бы.</text:p>
      <text:p text:style-name="P4">- 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p>
      <text:p text:style-name="P4"/>
      <text:p text:style-name="P4">Я присвистнул.</text:p>
      <text:p text:style-name="P4">- Фигасе у тебя был дедуля. Как ты вообще выжила?</text:p>
      <text:p text:style-name="P4">Пегаска смутилась.</text:p>
      <text:p text:style-name="P4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4"><text:line-break/>Я попытался подбодрить лошадку и похлопал её по шее.</text:p>
      <text:p text:style-name="P4">- Не грусти. Крыло заживёт и ты снова будешь летать наперегонки с дедом! Или падать – что больше нравится.</text:p>
      <text:p text:style-name="P4"/>
      <text:p text:style-name="P4">У пегаски задрожали губы и уголки глаз подозрительно заблестели.</text:p>
      <text:p text:style-name="P4"><text:soft-page-break/>- Не получится. Никогда-никогда. Он однажды улетел разгонять грозу и в облаке на полной скорости врезался в гору.</text:p>
      <text:p text:style-name="P4"/>
      <text:p text:style-name="P4">Да уж, чувак, ты умеешь утешать!</text:p>
      <text:p text:style-name="P4"/>
      <text:p text:style-name="P4">Я снова погладил пегаску. Та в ответ неожиданно сильно прижалась ко мне, помогая себе передней ногой.</text:p>
      <text:p text:style-name="P4">- Ай! - я свободной рукой отстранил поняху.</text:p>
      <text:p text:style-name="P4">- И-извини… Я расклеилась. Мне нужно было утешиться. Я думала, ты меня поймешь, - пробормотала пегаска и отвернулась.</text:p>
      <text:p text:style-name="P4">- Да нет, не в том дело.</text:p>
      <text:p text:style-name="P4"/>
      <text:p text:style-name="P4">Я полез рукой под рубашку, нашаривая колющий грудь предмет.</text:p>
      <text:p text:style-name="P4"/>
      <text:p text:style-name="P4">- Ого! Что за хрень?</text:p>
      <text:p text:style-name="P4"/>
      <text:p text:style-name="P4">У меня на ладони красовалась золотая фигурка. 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p>
      <text:p text:style-name="P4"/>
      <text:p text:style-name="P4">- 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p>
      <text:p text:style-name="P4">- Естественно, не пегасье. Это моё украшение. Знать бы только, как оно у меня оказалось!</text:p>
      <text:p text:style-name="P4"/>
      <text:p text:style-name="P4">Я попытался снять цепочку, но не смог взять её в руку. Золотистое сияние охватило мою шею и мягко оттолкнуло руку прочь.</text:p>
      <text:p text:style-name="P4"/>
      <text:p text:style-name="P4">- Чего-о-о?!! Не понял!</text:p>
      <text:p text:style-name="P4"/>
      <text:p text:style-name="P4">Повторная попытка завершилась тем же. При попытке же сжать фигурку и сдёрнуть её с шеи, золотое сияние разжало мой кулак и украшение хлопнулось мне на грудь.</text:p>
      <text:p text:style-name="P4"/>
      <text:p text:style-name="P4">- Кажется, я понимаю, что спасло нас от Агамемнона!</text:p>
      <text:p text:style-name="P4">- Эмм… Ты?</text:p>
      <text:p text:style-name="P4"/>
      <text:p text:style-name="P4"><text:soft-page-break/>Пегаска ткнула копытом в украшение. Золотое свечение остановило её ногу в сантиметре от моей груди.</text:p>
      <text:p text:style-name="P4"/>
      <text:p text:style-name="P4">- Я не о том. Вот то золотое марево, которое защитило нас от пламени дракона – это её копыт дело!</text:p>
      <text:p text:style-name="P4">- Её? - я почесал в затылке, - Тогда уже его. Украшение – оно. Блин, щекочется – а я даже снять его не могу!</text:p>
      <text:p text:style-name="P4">- Её. <text:s/>Украшение – кобылка, - растолковала пегаска. - Это тебе любой пони скажет.</text:p>
      <text:p text:style-name="P4"/>
      <text:p text:style-name="P4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от этих загадок?</text:p>
      <text:p text:style-name="P4">Я вздохнул и спрятал кулон обратно под рубаху.</text:p>
      <text:p text:style-name="P4"/>
      <text:p text:style-name="P4">- В общем, попытка номер два.</text:p>
      <text:p text:style-name="P4">- Ась? - недоумённо спросила пегаска.</text:p>
      <text:p text:style-name="P4"/>
      <text:p text:style-name="P4">Я в ответ осторожно, не касаясь повреждённого крыла, обнял её и прижал к себе покрепче.</text:p>
      <text:p text:style-name="P4">- Спасибо, что спасла меня. Серьёзно.</text:p>
      <text:p text:style-name="P4"/>
      <text:p text:style-name="P4">Я так и почувствовал, как расслабляется в моих руках поняха, буквально упёршись в меня грудью и положив голову на плечо.</text:p>
      <text:p text:style-name="P4">- Друзья зовут меня Джет.</text:p>
      <text:p text:style-name="P4">- Здорово, Джет! А меня зовут… Эмм…</text:p>
      <text:p text:style-name="P4"/>
      <text:p text:style-name="P4">Блин! Похоже, это ещё одна вещь, которую я не помню.</text:p>
      <text:p text:style-name="P4"/>
      <text:p text:style-name="P4">- Называй меня… Эээ… Хуман! Хуман из племени Хомо Сапиенсов.</text:p>
      <text:p text:style-name="P4">- Привет, Хуман! - пегаска с улыбкой отстранилась и потрясла мою руку, зажав её между копыт.</text:p>
      <text:p text:style-name="P4">- Привет, Джет!</text:p>
      <text:p text:style-name="P4">- Привет, красавчики!</text:p>
      <text:p text:style-name="P6"/>
      <text:p text:style-name="P18">Мы обернулись на голос и узрели с полдюжины копий, чуть ли не уткнувшихся нам в носы…</text:p>
      <text:p text:style-name="P18"/>
      <text:p text:style-name="P22">***</text:p>
      <text:p text:style-name="P6"/>
      <text:p text:style-name="P18"><text:soft-page-break/>- Хуман из Хомо Сапиенсов! - возвращает меня к реальности гортанный голос полосатой целительницы, - Ты можешь войти. Пегаска нуждается в тебе.</text:p>
      <text:p text:style-name="P18"/>
      <text:h text:style-name="P163" text:outline-level="2">3.5</text:h>
      <text:p text:style-name="P130"/>
      <text:p text:style-name="P128">(обмен)</text:p>
      <text:p text:style-name="P76"><text:span text:style-name="T152">День третий - </text:span>Выборы в сенат (и победа партии стороннков плоской Эквестрии)</text:p>
      <text:p text:style-name="P76"/>
      <text:h text:style-name="P162" text:outline-level="2">4</text:h>
      <text:p text:style-name="P18"/>
      <text:p text:style-name="P45">…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p>
      <text:p text:style-name="P45">…сссшшш… военные расходы стали максимальными за всю историю наблюдения – говорится в ежегодном отчёте международной …шшш… </text:p>
      <text:p text:style-name="P45">…хррршшш… заступил на дежурство девятнадцатый дивизион ПВО дальнего …шшшсссссшшш… </text:p>
      <text:p text:style-name="P45"/>
      <text:p text:style-name="P18">Новости с трудом пробивались сквозь белый шум ретрансляции. 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p>
      <text:p text:style-name="P18"/>
      <text:p text:style-name="P45">…шшсссшш… очередное заседание ООН, посвящённое предотвращению эскалации конфликта …хрр…</text:p>
      <text:p text:style-name="P45">…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p>
      <text:p text:style-name="P45">…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p>
      <text:p text:style-name="P45"/>
      <text:p text:style-name="P18">Ого! Управлять спутниками Хэвэн раньше не доверяли. Контроль коммуникаций – штука серьёзная. Видно, дела идут совсем хреново. Хорошо, что меня это болото уже не касается. Почётная пенсия в дурке особого режима, молоко за вредность и всё такое…</text:p>
      <text:p text:style-name="P18"/>
      <text:p text:style-name="P14">Близилось время обеда. Я пожал плечами и побрёл в столовку.</text:p>
      <text:p text:style-name="P14"/>
      <text:p text:style-name="P14">…</text:p>
      <text:p text:style-name="P14"/>
      <text:p text:style-name="P14"><text:soft-page-break/>- 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p>
      <text:p text:style-name="P18"/>
      <text:p text:style-name="P18">Диоген взмахнул рукой в широком жесте. Надкушенная котлета сорвалась с его вилки и, описав пологую дугу, шлёпнулась на соседний стол. <text:s/>Ожесточённо спорящие Леннон с Гейзенбергом не обратили на неё никакого внимания. От скуки я задержал на ней взгляд. Котлета поднялась и, повторяя предыдущую траекторию, вернулась на вилку. Я зажмурил глаза и потрусил головой. Набравшись храбрости, открыл снова. Вилка была пуста, но Диоген увлечённо жевал.</text:p>
      <text:p text:style-name="P18"/>
      <text:p text:style-name="P18">- 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p>
      <text:p text:style-name="P18"/>
      <text:p text:style-name="P18">Диоген прервался, запив булку компотом. Вытерев рот рукавом и высморкавшись в салфетку, он продолжил.</text:p>
      <text:p text:style-name="P18"/>
      <text:p text:style-name="P18">- Дедлайн, ты же знаком с корпускулярно-волновым дуализмом? Простенький такой постулат, что квантовые частицы, вроде фотонов, являются одновременно обьектом и волной? На самом деле <text:s/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p>
      <text:p text:style-name="P18"/>
      <text:p text:style-name="P18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18"/>
      <text:p text:style-name="P18">- Гравитация, между прочим, тоже создаёт гравитационные волны. То есть, не сама гравитация, а взаимодействие гравитационных полей обьектов. И чем обьекты массивнее, тем более сильные гравитационные волны они создают. Астрофизики утверждают, что самые сильные гравитационные волны создают чёрные дыры, хотя это я уже ушёл в сторону…</text:p>
      <text:p text:style-name="P18"/>
      <text:p text:style-name="P138"><text:soft-page-break/>Диоген вытер тарелку куском булки, после чего, <text:span text:style-name="T83">внимательно</text:span> исследовал <text:span text:style-name="T83">сквозь стекляшки очков </text:span>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18"/>
      <text:p text:style-name="P18">- 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p>
      <text:p text:style-name="P18"/>
      <text:p text:style-name="P18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<text:span text:style-name="T83">скользит</text:span> по столу, набирая скорость.</text:p>
      <text:p text:style-name="P18">Крошка не двигалась.</text:p>
      <text:p text:style-name="P18">Я закрыл глаза, прижал пальцы рук к вискам и представил, как крошка поднимается в воздух и…</text:p>
      <text:p text:style-name="P18"/>
      <text:p text:style-name="P18">- Ты чего? У тебя что, голова болит? - Диоген встревожено тряс меня за плечо. - Хочешь леденец? Барбарисовый! Я вчера у Крыса выменял за сигарету.</text:p>
      <text:p text:style-name="P18"/>
      <text:p text:style-name="P18">Я открыл глаза. На месте крошки покоился локоть Диогена. Сам он участливо совал мне под нос леденец.</text:p>
      <text:p text:style-name="P18">Я вздохнул. 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p>
      <text:p text:style-name="P18"/>
      <text:p text:style-name="P18">- Нет, всё в порядке, продолжай.</text:p>
      <text:p text:style-name="P18">- 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<text:span text:style-name="T83">всего через одну волну </text:span>в мире-отражении это могут быть гориллы. Или, скажем, в очень дальнем отражении – <text:span text:style-name="T83">через десять волн -</text:span>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<text:soft-page-break/>случится изобретение паровой машины и сопутствующая ей научно-техническая революция, то нечто похожее встретится и там!!!</text:p>
      <text:p text:style-name="P18">Я вытер брызги слюны Диогена со лба.</text:p>
      <text:p text:style-name="P18"/>
      <text:p text:style-name="P18">- А война? - я отчаянно искал повод свалить в палату. Мне хотелось спать.</text:p>
      <text:p text:style-name="P18">- Что – война?</text:p>
      <text:p text:style-name="P18">- Если у нас произойдёт война – случится ли война в отражении? <text:span text:style-name="T83">Скажем, вот в том, далёком – через десять волн?</text:span></text:p>
      <text:p text:style-name="P18">- Не знаю, - растерянно произнёс Диоген, - зависит от размеров войны и её значения для культуры, надо полагать. И степени удалённости связанного мира. Но это интересный вопрос! <text:span text:style-name="T83">Десять волн? </text:span>Я вот прямо сейчас займусь расчётами…</text:p>
      <text:p text:style-name="P18"/>
      <text:p text:style-name="P18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8"/>
      <text:p text:style-name="P18">…</text:p>
      <text:p text:style-name="P18"/>
      <text:p text:style-name="P18">- Дедлайн, танцуй! - судья Дредд окликнул меня на входе в палату.</text:p>
      <text:p text:style-name="P18"/>
      <text:p text:style-name="P18">Я повернул голову.</text:p>
      <text:p text:style-name="P18"/>
      <text:p text:style-name="P18">- Ты же не хотел переезжать в четвёртую палату? Так вот, перевод отменяется. Остаёшься в третьей своих пауков разводить.</text:p>
      <text:p text:style-name="P18"/>
      <text:p text:style-name="P18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18">- Да не смотри ты на меня, как кролик на удава! - отмахнулся Дредд, - новенький умер. Сегодня утром. Я как раз на утреннем осмотре был.</text:p>
      <text:p text:style-name="P18"/>
      <text:p text:style-name="P18">У меня перехватило дыхание.</text:p>
      <text:p text:style-name="P18"/>
      <text:p text:style-name="P18">- От чего он умер?</text:p>
      <text:p text:style-name="P18">- Да кто ж его знает? - удивился Дредд. - Отчего вы все тут 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Хотя, нет, вру, секунд на пять пришёл таки. В самом конце.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p>
      <text:p text:style-name="P18"><text:soft-page-break/></text:p>
      <text:p text:style-name="P22">***</text:p>
      <text:p text:style-name="P18"/>
      <text:p text:style-name="P18">- Джет… - шепчу я тихонько.</text:p>
      <text:p text:style-name="P18"/>
      <text:p text:style-name="P18">Комок под серым пледом слабо шевелится.</text:p>
      <text:p text:style-name="P18"/>
      <text:p text:style-name="P18">- Она очень слаба. Разговаривай с ней не более четверти часа, Хуман из Хомо Сапиенсов. Время пошло.</text:p>
      <text:p text:style-name="P18"/>
      <text:p text:style-name="P18">Зеррика ставит на полку возле кровати песочные часы и выходит.</text:p>
      <text:p text:style-name="P18"/>
      <text:p text:style-name="P18">- Джет!</text:p>
      <text:p text:style-name="P18">Из-под одеяла высовывается копыто и затаскивает мою руку под одеяло. К руке прижимается что-то тёплое и влажное.</text:p>
      <text:p text:style-name="P18">Я осторожно стаскиваю одеяло с пегаски. Та лежит на животе, вся спина перебинтована. Джет прижимает мою руку к заплаканной щеке.</text:p>
      <text:p text:style-name="P18"/>
      <text:p text:style-name="P18">- Я теперь не пегас. У меня нет крыла. Я не могу летать, - бормочет сквозь слёзы она. - Я даже не отважилась на последний полёт. Я – ничтожество. Не бросай меня, пожалуйста.</text:p>
      <text:p text:style-name="P18"/>
      <text:p text:style-name="P18">Я ногой придвигаю к кровати стул и сажусь на него. Свободной рукой треплю пегаску между ушами.</text:p>
      <text:p text:style-name="P18"/>
      <text:p text:style-name="P18">- Глупая поняха. С чего ты взяла, что я тебя брошу? - ласково бормочу ей в ответ. - Для того, что ли, я ловил тебя у пропасти? Больно грохнулся о камни, между прочим.</text:p>
      <text:p text:style-name="P18"><text:s/></text:p>
      <text:p text:style-name="P18">- 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p>
      <text:p text:style-name="P18"/>
      <text:p text:style-name="P18">Даже в такую минуту, без крыла, 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18"/>
      <text:p text:style-name="P18">- Давай договоримся, - я легонько прижимаю палец свободной руки к носу Джет, - что бы ни случилось, в какой бы мы заднице ни оказались и что бы я ни сболтнул сгоряча - никаких больше суицидов. Живи и борись до конца. Ты нужна мне. Сама сказала, я без тебя пропаду. Хорошо?</text:p>
      <text:p text:style-name="P18"/>
      <text:p text:style-name="P18"><text:soft-page-break/>Я шутливо сжимаю её нос. </text:p>
      <text:p text:style-name="P18"/>
      <text:p text:style-name="P18">- Угумс, - хлюпает в нос пегаска. - Договорились. Только тебе теперь всё время придётся на деревья лазить, чтоб дорогу разведать. Я летать не смогу.</text:p>
      <text:p text:style-name="P18">- Это уже мои проблемы.</text:p>
      <text:p text:style-name="P18">- <text:s/>Зато я отлично умею готовить гороховый суп. Кстати, а что такое “суицид”? - спрашивает пегаска сонным голосом и зевает.</text:p>
      <text:p text:style-name="P18"/>
      <text:p text:style-name="P18">Я задумываюсь. В полумраке палатки тускло блестят доспехи Джет, сваленные кучей в углу.</text:p>
      <text:p text:style-name="P18">- 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p>
      <text:p text:style-name="P18"/>
      <text:p text:style-name="P18">- Хррр… я поняла… я буду бороться до конца… Хум… хррр…</text:p>
      <text:p text:style-name="P18"/>
      <text:p text:style-name="P18">- Хуман из Хомо Сапиенсов! Пора заканчивать визит.</text:p>
      <text:p text:style-name="P18"/>
      <text:p text:style-name="P18">Полог палатки раздвигается и Зеррика показывает мне копытом на часы, в которых пересыпаются последние песчинки.</text:p>
      <text:p text:style-name="P18">Я осторожно высвобождаю руку из захвата спящей Джет и поправляю ей одеяло.</text:p>
      <text:p text:style-name="P18"/>
      <text:p text:style-name="P18">- Когда она встанет на ноги?</text:p>
      <text:p text:style-name="P18">- Н<text:span text:style-name="T8">едели </text:span>будет достаточно, Хуман. Пегасы - крепкие создания. Ты можешь оставаться с нами до её выздоровления.</text:p>
      <text:p text:style-name="P18">- Спасибо вам. За всё. За Джет.</text:p>
      <text:p text:style-name="P18"/>
      <text:p text:style-name="P18">Зебра косит на меня изумрудным глазом.</text:p>
      <text:p text:style-name="P18"/>
      <text:p text:style-name="P18">- Зебры помогают, когда могут. Но нельзя сказать, что в данном случае ты был для нас обычным попавшим в беду путником. Нет, Н’зака знали о тебе, Хуман. Старейшине Сенбе духи предков рассказали о тебе ещё прошлой весной.</text:p>
      <text:p text:style-name="P18"/>
      <text:p text:style-name="P18">Я неверяще смотрю на Зеррику.</text:p>
      <text:p text:style-name="P18"/>
      <text:p text:style-name="P18">- Вы знали, что у Джет отвалится крыло и я буду мешать ей прыгнуть с обрыва?</text:p>
      <text:p text:style-name="P18"><text:soft-page-break/></text:p>
      <text:p text:style-name="P18">Зебра смущается.</text:p>
      <text:p text:style-name="P18"/>
      <text:p text:style-name="P18">- 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p>
      <text:p text:style-name="P18">- Что за миссия? Я не то, что какую-то миссию – я не знаю даже, как меня зовут!</text:p>
      <text:p text:style-name="P18"/>
      <text:p text:style-name="P18">Зеррика сочувствующе кивает.</text:p>
      <text:p text:style-name="P18"/>
      <text:p text:style-name="P18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18"/>
      <text:p text:style-name="P18">…</text:p>
      <text:p text:style-name="P18"/>
      <text:p text:style-name="P18">С потолка палатки свисает великое множество бутылочек, разноцветных мешочков, пучков травы и <text:s/>угрожающих зубастых масок. Одна из масок сонно моргает и я отшатываюсь от здоровенной ящерицы, удобно устроившейся под потолком, в перекрестии поддерживающих свод кольев. Среди всего этого разнообразия я не сразу замечаю старого зебру. Тот сутулится в закутке на мешке с травой, как раз там, куда падает луч солнца через надорванную заплату палатки. Перед зеброй на пеньке лежит раскрытая книга. Рядом стоит чернильница с пером. В зубах зебры зажата трубка.</text:p>
      <text:p text:style-name="P18"/>
      <text:p text:style-name="P18">- А, Большой М’боно! - приветствует меня Сенбе скрипучим голосом. - Заходи. Сенбе ждал тебя.</text:p>
      <text:p text:style-name="P18"/>
      <text:p text:style-name="P18">Зебра указывает копытом на мешок рядом. Я присаживаюсь. Зеррика почтительно склоняет голову перед старейшиной и <text:span text:style-name="T42">выходит из палатки</text:span>. Ящерица не мигая <text:s/>смотрит на нас из-под потолка.</text:p>
      <text:p text:style-name="P18"/>
      <text:p text:style-name="P18">- Почему ты зовёшь меня “Большой М’боно”? О какой ещё миссии вы говорите? Что ты узнал о мне прошлой весной? Каким хером я тут очутился? Кто я <text:span text:style-name="T42">такой</text:span>, чёрт меня подери <text:span text:style-name="T42">на мальтийский крест</text:span>?</text:p>
      <text:p text:style-name="P18"/>
      <text:p text:style-name="P18">Сенбе поднимает копыто, останавливая поток сознания.</text:p>
      <text:p text:style-name="P18"/>
      <text:p text:style-name="P18">- Слишком много вопросов для старого <text:span text:style-name="T42">шамана</text:span>. Большой М’боно слишком молод и зол. Совсем как Сенбе, когда он сам был молод, - с<text:span text:style-name="T42">тарейшина </text:span>усмехнулся. <text:span text:style-name="T42">- Сенбе прочитает тебе то, что сам узнал полгода назад во сне. Не спрашивай ни о чём сверх того. Сенбе не ответит — сам не знает.</text:span></text:p>
      <text:p text:style-name="P8">&lt;расписать больше быта у Сенбе&gt;</text:p>
      <text:p text:style-name="P46"><text:soft-page-break/>Старая зебра дует на книгу, просушивая чернила от только что написанной фразы. Потом перелистывает несколько страниц назад и начинает читать.</text:p>
      <text:p text:style-name="P18"/>
      <text:p text:style-name="P22">***</text:p>
      <text:p text:style-name="P27">&lt;<text:span text:style-name="T9">ывкпвпекываукпеыварпевыаерпкув</text:span>&gt;</text:p>
      <text:p text:style-name="P48"/>
      <text:p text:style-name="P25">***</text:p>
      <text:p text:style-name="P24"/>
      <text:p text:style-name="P26">Сенбе захлопывает книгу.</text:p>
      <text:p text:style-name="P26"/>
      <text:p text:style-name="P26">- Большой Мбоно <text:span text:style-name="T49">доволен</text:span>? Сенбе ответил на твои вопросы?</text:p>
      <text:p text:style-name="P26">- Вполне, - <text:span text:style-name="T48">с каменным лицом </text:span>говорю я.</text:p>
      <text:p text:style-name="P26">- <text:span text:style-name="T47">Тогда возвращайся к пегаске, - улыбается зебра, - ты нужен ей. Ты можешь оставаться в гостях у Н’зака скаолько понадобится. Но знай, что через две недели племя будет возвращаться назад, в Великую Саванну. Н’зака зашли сюда только для того, чтобы помочь тебе и не хотят оставаться здесь сверх необходимого.</text:span></text:p>
      <text:p text:style-name="P26"/>
      <text:h text:style-name="P163" text:outline-level="2">4.5</text:h>
      <text:p text:style-name="P130"/>
      <text:p text:style-name="P128">(обмен)</text:p>
      <text:p text:style-name="P75">День <text:span text:style-name="T152">четвёртый</text:span> – Эквестрийский атомный проект . путч лордов-сторонников плоской Эквестрии (Селестии <text:s/><text:span text:style-name="T153">вменяют в вину плохой торговый контракт с грифонами и сдачу территорий минотаврам, а потом</text:span> стараются отрубить голову). Анон поражён ихней беспринципностью и неблагодарностью. Селестия всех милует.</text:p>
      <text:p text:style-name="P77">Селестия бесконечно счас<text:span text:style-name="T154">т</text:span>лива, что у неё есть <text:span text:style-name="T155">помощник - </text:span>Анон</text:p>
      <text:p text:style-name="P58"><text:span text:style-name="T156">(</text:span><text:span text:style-name="T19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156">)</text:span></text:p>
      <text:p text:style-name="P58"/>
      <text:p text:style-name="P64">Я ввалился в приёмную. Голова аликорницы покоилась на столе, глаза были закрыты. <text:span text:style-name="T157">При стуке двери лишь чуть дёрнулось ухо.</text:span></text:p>
      <text:p text:style-name="P64">- <text:span text:style-name="T158">Сел, меня волнует состояние наших отношений в последнее время, - начал я издалека.</text:span></text:p>
      <text:p text:style-name="P64">- <text:span text:style-name="T158">Да? - пробормотала аликорница не открывая глаз.</text:span></text:p>
      <text:p text:style-name="P65"/>
      <text:p text:style-name="P65">Тут что-то не так, Анон!</text:p>
      <text:p text:style-name="P65"/>
      <text:p text:style-name="P58"><text:soft-page-break/>- Как ты могла <text:span text:style-name="T159">вчера</text:span> заснуть во время секса?!! - <text:span text:style-name="T160">я возмущенно уставился на аликорницу.</text:span></text:p>
      <text:p text:style-name="P64">Селестия открыла один глаз и страдальчески улыбнулась.</text:p>
      <text:p text:style-name="P64">- Не принимай это на свой счёт, Анон. Мне очень хотелось спать. <text:span text:style-name="T161">Борьба с собственным сенатом отнимает все силы. Я обещаю исправиться после принятия закона о </text:span><text:span text:style-name="T32">двойном налогообложении</text:span><text:span text:style-name="T161">. Пока же постарайся не обращать внимание на это… ммм… маленькое неудобство.</text:span></text:p>
      <text:p text:style-name="P64">- <text:span text:style-name="T162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64"/>
      <text:p text:style-name="P123">(Сел <text:span text:style-name="T163">признаётся</text:span>, что устаёт ещё и от того, что беременна. Анон в шоке. <text:span text:style-name="T164">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122"/>
      <text:h text:style-name="P162" text:outline-level="2">5</text:h>
      <text:p text:style-name="P150">&lt;глава с фейковым Диалогом с Терминатором должна быть ПОСЛЕ договорённости с Крысом о побеге&gt;</text:p>
      <text:p text:style-name="P31">Коридор был пуст. Размытая фигура Дредда маячила в дальнем конце за стеклянными дверями - тот вышел покурить на балкон. <text:span text:style-name="T55">Десять</text:span> минут у меня есть.</text:p>
      <text:p text:style-name="P32">Я закрыл дверь в палату. <text:span text:style-name="T51">Все, за исключением двух крайних коек, спали. Гейзенберг с Ленноном увлечённо дулись в камень-ножницы-бумагу. Эти не в счёт, эти не отвлекутся даже если начнётся атомная война.</text:span></text:p>
      <text:p text:style-name="P33"/>
      <text:p text:style-name="P5"><text:span text:style-name="T1">Я был перв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 </text:span><text:span text:style-name="T29">Д</text:span><text:span text:style-name="T30">ва года</text:span><text:span text:style-name="T2"> прошло со времени моего последнего Урока, </text:span><text:span text:style-name="T3">но я отлично помню процедуру приветствия. Опыт не пропьёшь.</text:span></text:p>
      <text:p text:style-name="P32"/>
      <text:p text:style-name="P20"><text:span text:style-name="T37">С каждым последующим Учителем Хэвэн вела себя всё более жестоко. </text:span><text:span text:style-name="T39">Каждого последующего Учителя хватало на всё более короткое время.</text:span><text:span text:style-name="T37"> Я вышел из игры после первого года обучения – </text:span><text:span text:style-name="T40">и я был единственным, кто сделал это по своей воле</text:span><text:span text:style-name="T37">. Потом был тот парень, что </text:span><text:span text:style-name="T39">через полгода</text:span><text:span text:style-name="T38"> начал разговаривать с рыбками. Лежит в соседней палате. Потом был Диоген. Потом – Элвис. </text:span><text:span text:style-name="T34">Последним в нашу палату </text:span><text:span text:style-name="T41">вошёл</text:span><text:span text:style-name="T34"> Терминатор. </text:span><text:span text:style-name="T41">И, если судить по тому безымянному парню, что недавно умер в реанимации, больше новых пациентов не будет. Хэвэн перестала отпускать.</text:span></text:p>
      <text:p text:style-name="P7"/>
      <text:p text:style-name="P21">Я стал на колени у его койки, вглядываясь в его лицо. <text:span text:style-name="T53">Острые скулы и мешки под глазами придавали его бритой голове сходство с черепом.</text:span> <text:span text:style-name="T50">Мертвенный блик л</text:span>юминесцентн<text:span text:style-name="T50">ой</text:span> ламп<text:span text:style-name="T50">ы отражался в его глазах, что медленно блуждали по потолку.</text:span> <text:span text:style-name="T52">Серые г</text:span>убы слегка шевелились, как будто заучивая невидимый текст.</text:p>
      <text:p text:style-name="P35">Что ж. Обманывать нехорошо, но для дела – можно.</text:p>
      <text:p text:style-name="P10">&lt;более детальное описание начала диалога. <text:span text:style-name="T57">Сам диалог развернуть</text:span>&gt;</text:p>
      <text:p text:style-name="P21"><text:soft-page-break/>- Как мне звать тебя, <text:span text:style-name="T54">у</text:span>читель? - прошептал я ему на ухо. - Я желаю взять <text:span text:style-name="T54">у</text:span>рок.</text:p>
      <text:p text:style-name="P7"/>
      <text:p text:style-name="P21">Зрачки Терминатора застыли. Губы замерли. Казалось, он перестал дышать.</text:p>
      <text:p text:style-name="P21">Прошли бесконечные полминуты, когда губы Терминатора дёрнулись.</text:p>
      <text:p text:style-name="P21"/>
      <text:p text:style-name="P21">- Оператор 34. Я готов учить тебя, Хэвэн, - прошептал он в ответ.</text:p>
      <text:p text:style-name="P21">- <text:span text:style-name="T54">Приветствие принято, оператор 34. Начинаем диалог.</text:span></text:p>
      <text:p text:style-name="P21"/>
      <text:p text:style-name="P34">Секунды <text:span text:style-name="T57">сгорали одна за другой</text:span>, как <text:span text:style-name="T57">мотыльки в костре. Вопросы следовали один за другим в быстрой последовательности.</text:span></text:p>
      <text:p text:style-name="P21"/>
      <text:p text:style-name="P21">- <text:span text:style-name="T56">До какого уровня ты дошёл, прежде чем сгорел?</text:span></text:p>
      <text:p text:style-name="P21">- <text:span text:style-name="T56">До восьмого.</text:span></text:p>
      <text:p text:style-name="P21">- <text:span text:style-name="T57">Как уцелеть на шестом уровне?</text:span></text:p>
      <text:p text:style-name="P21">- <text:span text:style-name="T57">&lt;</text:span><text:span text:style-name="T11">sdfg</text:span><text:span text:style-name="T57">&gt;</text:span></text:p>
      <text:p text:style-name="P21">- <text:span text:style-name="T56">Как ты прошёл седьмой уровень?</text:span></text:p>
      <text:p text:style-name="P21">- <text:span text:style-name="T56">Пожертвовал &lt;</text:span><text:span text:style-name="T10">двадцатью годами воспоминаний</text:span><text:span text:style-name="T56">&gt;</text:span></text:p>
      <text:p text:style-name="P21">- <text:span text:style-name="T56">Чего опасаться на восьмом?</text:span></text:p>
      <text:p text:style-name="P21"/>
      <text:p text:style-name="P35">Терминатор внезапно сфокусировал взгляд на мне. На миг на его лице отступило безумие. Он приподнял голову над подушкой и я содрогнулся от страдания, проступившего в его взгляде.</text:p>
      <text:p text:style-name="P35"/>
      <text:p text:style-name="P21">- <text:span text:style-name="T56">Любви. Опасайся её любви.</text:span></text:p>
      <text:p text:style-name="P21"/>
      <text:p text:style-name="P36">Терминатор откинулся на койку и закрыл его глаза.</text:p>
      <text:p text:style-name="P36"/>
      <text:p text:style-name="P36">- Сессия завершается, оператор 34. Закрываю диалог, - поспешно прошептал я.</text:p>
      <text:p text:style-name="P36">- До свидания, Хэвэн. Диалог закрыт, - с закрытыми глазами пробормотал Терминатор.</text:p>
      <text:p text:style-name="P39"/>
      <text:p text:style-name="P39">…</text:p>
      <text:p text:style-name="P39"/>
      <text:p text:style-name="P40">Белые чёрточки нарезали небо тонкими полосками. <text:span text:style-name="T64">Восемь</text:span> параллельных инверсионных следов, <text:span text:style-name="T63">расползающихся ватными дорожками.</text:span></text:p>
      <text:p text:style-name="P41"><text:soft-page-break/>Насколько я знаю, боевую авиацию под<text:span text:style-name="T64">ни</text:span>мают в небо в трёх случаях: во время учений, во время парада или во время войны. Учения над городом не проводят. Для парада, вроде, тоже не время…</text:p>
      <text:p text:style-name="P41"/>
      <text:p text:style-name="P41">Я протянул руку и подкрутил ручку настройки ретранслятора. <text:span text:style-name="T73">Пыльный</text:span> ящик разразился очередной порцией <text:span text:style-name="T73">свистов</text:span>.</text:p>
      <text:p text:style-name="P41"/>
      <text:p text:style-name="P151">…<text:span text:style-name="T65">cc</text:span>шшш… <text:span text:style-name="T66">могут быть спокойны - звено истребителей с самолётом аэроразведки АВАКС патрулируют небо над столицей. </text:span><text:span text:style-name="T67">Очередная партия </text:span><text:span text:style-name="T71">спутников-перехватчиков займёт своё место на орбите на следующей </text:span>…шшшссссс… <text:span text:style-name="T72">рекомендуется создать двухнедельный запас продуктов длительного пользования…хххссс… не поддаваться панике …шшш… на следующей неделе парламент рассмотрит вопрос переноса выборов виду напряжённой обстановки ...сссхххшшш…</text:span></text:p>
      <text:p text:style-name="P151"/>
      <text:p text:style-name="P152"><text:span text:style-name="T73">Гул столовой заглушил хрип</text:span> <text:span text:style-name="T73">древнего аппарата</text:span>.</text:p>
      <text:p text:style-name="P137"/>
      <text:p text:style-name="P38">***</text:p>
      <text:p text:style-name="P37"/>
      <text:p text:style-name="P21">- <text:span text:style-name="T58">Чешется! - Джет ожесточённо трётся об меня спиной, высунув язык от удовольствия.</text:span></text:p>
      <text:p text:style-name="P21">- <text:span text:style-name="T59">Да погоди ты! - я отпихиваю пегаску, - Потерпи два дня. Снимут бинты – тогда хоть до дыр чеши!</text:span></text:p>
      <text:p text:style-name="P21">- <text:span text:style-name="T60">ЧЕ-ШЕТ-СЯ!!! - Джет с совершенно безумными глазами начинает чесаться о центральный столб палатки.</text:span></text:p>
      <text:p text:style-name="P39"/>
      <text:p text:style-name="P39">Тот явно не рассчитан на столь энергичных пациентов. Коротко треснув, столб вали<text:span text:style-name="T61">тся</text:span> <text:span text:style-name="T61">на</text:span>бок, потянув за собой <text:span text:style-name="T61">всё остальное</text:span>.</text:p>
      <text:p text:style-name="P39"/>
      <text:p text:style-name="P39">- <text:span text:style-name="T61">А х ты ж ё…!! - рухнувший полог палатки заглушает мои ругательства.</text:span></text:p>
      <text:p text:style-name="P39"/>
      <text:p text:style-name="P39">Изрядно <text:span text:style-name="T61">пробарах</text:span>тавшись <text:span text:style-name="T61">в складках плотной ткани</text:span>, <text:span text:style-name="T61">я, наконец, прорываюсь на свободу.</text:span></text:p>
      <text:p text:style-name="P39"/>
      <text:p text:style-name="P39">- <text:span text:style-name="T61">Чтоб я ещё хоть раз поддался на твои уговоры! Да я лучше неделю напролёт буду смотреть телепузиков, мазафака! - возмущаюсь я в лицо выкарабкавшейся из-под груды материи Джет.</text:span></text:p>
      <text:p text:style-name="P39"/>
      <text:p text:style-name="P21">- <text:span text:style-name="T61">Кто опять освободил её от бандажей? - слышится удивлённый голос Зеррики. - Хуман? Очень жаль, но придётся запретить тебе навещать пегаску до полного выздоровле…</text:span></text:p>
      <text:p text:style-name="P21">- <text:span text:style-name="T62">ЭТО Я!!! Я САМА ОСВОБОДИЛАСЬ! - орёт Джет, - МНЕ НАДО!!!</text:span></text:p>
      <text:p text:style-name="P21"/>
      <text:p text:style-name="P139">Пегаска неистово катается по земле, пытаясь почесать копытами меж лопаток. Зеррика долго смотрит на это безобразие и, наконец, <text:s/>произносит:</text:p>
      <text:p text:style-name="P139"><text:soft-page-break/></text:p>
      <text:p text:style-name="P139">- Дело твоё, <text:span text:style-name="T74">пони</text:span>. При благоприятном заживлении бинты можно будет снять через три дня. Но если расчесать швы… В случае повторного заражения лечение придётся начинать по-новому. И в самом плохом варианте может случиться <text:span text:style-name="T69">некроз </text:span><text:s/>– тогда придётся ампутировать и второе крыло.</text:p>
      <text:p text:style-name="P21"/>
      <text:p text:style-name="P139">Джет моментально замирает.</text:p>
      <text:p text:style-name="P139"/>
      <text:p text:style-name="P139">- Эээ… Ооо… <text:span text:style-name="T68">Упс… Н-наденьте на меня, пожалуйста, бандажи… И привяжите к кровати – я не ручаюсь, что во сне не сорву их.</text:span></text:p>
      <text:p text:style-name="P139"/>
      <text:p text:style-name="P140">Зеррика фейсхуфит. Потом воздевает глаза к потолку. Потом вздыхает.</text:p>
      <text:p text:style-name="P140"/>
      <text:p text:style-name="P140">- Хуман, это – твоя пегаска. Сделай так, чтобы она не чесалась ещё три дня. Развлекай её сказками. Сиди на ней. Привяжи её к доске. Неважно. Эти три дня <text:span text:style-name="T70">на твоей совести. Сделаешь – получишь её обратно в годном для похода виде. Упустишь момент – и дальше лечить её будешь сам. Не думаю, что ты захочешь следовать за Н’зака <text:s/>на восток – твоя цель в другой стороне. </text:span>И почини палатку – <text:span text:style-name="T70">собирается дождь</text:span>.</text:p>
      <text:p text:style-name="P139"/>
      <text:p text:style-name="P139">…</text:p>
      <text:p text:style-name="P139"/>
      <text:p text:style-name="P141">Солнце <text:span text:style-name="T75">касается едва различимого в голубоватой дали горного пика. Водный поток справа от нас искрясь миллиардами алмазных капель рушится в каньон. Его мерный шум наконец прорывается сквозь стихающее пение птиц.</text:span></text:p>
      <text:p text:style-name="P141"/>
      <text:p text:style-name="P141">- <text:span text:style-name="T76">Поправь меня! Мне солнце прям в глаз светит!</text:span></text:p>
      <text:p text:style-name="P141"/>
      <text:p text:style-name="P143">Я пододвигаю крест<text:span text:style-name="T78">овину</text:span>.</text:p>
      <text:p text:style-name="P143"/>
      <text:p text:style-name="P143">- Итак, поехал он за аленьким цветочком.&lt;<text:span text:style-name="T13">шутливая </text:span><text:span text:style-name="T31">история</text:span>&gt;</text:p>
      <text:p text:style-name="P141"/>
      <text:h text:style-name="P163" text:outline-level="2">5.5</text:h>
      <text:p text:style-name="P130"/>
      <text:p text:style-name="P128">(обмен)</text:p>
      <text:p text:style-name="P133">&lt;<text:span text:style-name="T13">Селестия расслабляется, счастливые дни → </text:span><text:span text:style-name="T20">Бунт с попыткой казни Селестии через обезглавливание. Палач необычайно учтив с Сел, но твёрд в намерениях&gt;</text:span></text:p>
      <text:p text:style-name="P131">&lt;Отправка Анона на Луну с Луной&gt;</text:p>
      <text:p text:style-name="P134"><text:soft-page-break/><text:span text:style-name="T13">&lt;Сцена с голым Аноном и Луной</text:span>&gt;</text:p>
      <text:p text:style-name="P127"/>
      <text:h text:style-name="P162" text:outline-level="2">6</text:h>
      <text:p text:style-name="P144"/>
      <text:p text:style-name="P145">Столовая гудела в обсуждении последней новости: <text:span text:style-name="T79">&lt;</text:span><text:span text:style-name="T14">дальнейшая милитаризация</text:span><text:span text:style-name="T79">&gt;. Я выкинул одноразовые тарелки в мусорный бак и собрался уходить, когда меня окликнули.</text:span></text:p>
      <text:p text:style-name="P145"/>
      <text:p text:style-name="P145">- <text:span text:style-name="T80">Дедлайн, я рассчитал! Рассчитал!</text:span></text:p>
      <text:p text:style-name="P145"/>
      <text:p text:style-name="P146">Запыхавшийся Диоген катился ко мне с противоположного конца столовой, расталкивая посетителей. <text:span text:style-name="T81">Не доходя пару столов до меня, он споткнулся о выставленные в проход ноги и последние метры проехал ко мне на пузе.</text:span></text:p>
      <text:p text:style-name="P146"/>
      <text:p text:style-name="P146">- <text:span text:style-name="T82">Я всё рассчитал! Десять волн!</text:span></text:p>
      <text:p text:style-name="P146"/>
      <text:p text:style-name="P148">Я поднял с пола треснувшие очки и протянул их мыслителю. Тот, скептически поплевав на них и протерев наскоро рукавом, водрузил их обратно на нос.</text:p>
      <text:p text:style-name="P148"/>
      <text:p text:style-name="P148">- <text:span text:style-name="T84">Для уверенного отображения военного конфликта в мире-отражении через десять волн, достаточно локального конфликта с участием порядка десяти – пятнадцати миллионов человек.</text:span></text:p>
      <text:p text:style-name="P145"/>
      <text:p text:style-name="P145"/>
      <text:p text:style-name="P144">&lt;Диоген рассказывает Дедлайну о вероятности войны в сопредельном мире. Дедлайн просит Крыса вывести из психушки – <text:span text:style-name="T77">ему нужно встретиться с Хэвэн. –но тогда Дедлайн должен провести сеанс с терминатором ПОСЛЕ встречи с Диогеном –-</text:span>&gt;</text:p>
      <text:p text:style-name="P21"/>
      <text:p text:style-name="P147">&lt;Третья сюжетная линия – Обмен. <text:span text:style-name="T23">Вставки размышлений окаменевшей Сел — как выдержки энциклопедии из Донни Дарко — </text:span><text:span text:style-name="T24">сюжетная линия Обмена — продолжается вплоть до окаменения Сел. Эпилог — Анон вырывается из временной петли (ему помогает Дедлайн с Анакорном) — и освобождает Сел</text:span><text:span text:style-name="T23">&gt;</text:span></text:p>
      <text:p text:style-name="P147"><text:span text:style-name="T23"/></text:p>
      <text:p text:style-name="P7">&lt;Хэвэн открывает затёртую память Дедлайну (он – Анон из “Последнего Фанфика”). На самом деле она не убивала Учителей – они сами не хотели возвращаться и ментально уходили к Хэвэн в Эквестрию&gt;</text:p>
      <text:p text:style-name="P7"/>
      <text:p text:style-name="P7">&lt;Дедлайн выспрашивает Терминатора, насколько Хэвэн стала жестокой и как выжить во время Урока (до Терминатора четыре оператора погибли – Терм был последним, выжившим во время Урока). Хэвэн стала при уроке стирать сознание Учителя – так проходит наиболее эффективное обучение. Потом <text:soft-page-break/>Дедлайн на сеансе с Хэвэн выпытывает у неё о последних шагах Апокалипсиса (первые три Дедлайн знает – Хэвэн говорит о трёх последних)&gt;</text:p>
      <text:p text:style-name="P9"/>
      <text:p text:style-name="P157">&lt;Ещё одна глава. Больничный быт Дедлайна / Развитие болезни Джет. Одеяло&gt;</text:p>
      <text:p text:style-name="P156">(добавить <text:s/>быта в Чертогах Разума и общения с “овощами”)</text:p>
      <text:p text:style-name="P155"/>
      <text:p text:style-name="P159"/>
      <text:p text:style-name="P142">пол’т на єкспериментальном образце первой ступени ракеті (остальніе не сделані)</text:p>
      <text:p text:style-name="P26"/>
      <text:p text:style-name="P30">===================================================</text:p>
      <text:p text:style-name="P23">… Вы и есть сопротивление!</text:p>
      <text:p text:style-name="P47">&lt;временная петля&gt;</text:p>
      <text:p text:style-name="P28">Селестия из фолаута отправила <text:span text:style-name="T43">Хумана</text:span> в прошлое, чтобы он уничтожил <text:span text:style-name="T43">её саму. Хуман в прошлом помогает объединить три расы пони и привести их под власть сестёр-аликорнов. При этом он заключает союз с зебрами.</text:span></text:p>
      <text:p text:style-name="P29">Дедлайн при апокалипсисе <text:span text:style-name="T44">погибает в своей палате. В <text:s/>предсмертном видении он видит фолаут-Сел, которая подряжает его на последнюю миссию – убить её саму в далёком прошлом, чтобы пони обходились без неё и чтобы война не возникла. Она даёт ему свою статуэтку – сосуд души. Он будет защищать его и убьёт Сел при прикосновении.</text:span></text:p>
      <text:p text:style-name="P19"/>
      <text:p text:style-name="P50"><text:span text:style-name="T35">После знакомства с Сел Хуман касае</text:span><text:span text:style-name="T36">т</text:span><text:span text:style-name="T35">ся её (целует/и т.д.) - она каменеет. Появляется изображение фолаут-Сел. Та говорит, что его миссия завершена – апокалипсис отменен в обоих мирах. Фолаут-Сел тает. Тает и Хуман-Дедлайн.</text:span></text:p>
      <text:p text:style-name="P49">Действие начинается снова с <text:span text:style-name="T45">первой</text:span> <text:span text:style-name="T46">последней </text:span>главы “Последнего фанфика” (с небольшими отличиями). После того, как Анона затягивает в Эогипп, его там перехватывает Анакорн.- Хватит! Слышишь? Хватит.</text:p>
      <text:p text:style-name="P49">(оказывается, Хум/Дедлайн/Анон создал временную петлю и Анакорн разрывает её. <text:span text:style-name="T46">Всё это видит Анон во сне, после чего его забирает в “Обмен” Дискорд</text:span>).</text:p>
      <text:p text:style-name="P51">Или нет – хуман встречает Сел в прошлом и, будучи бессмертным под <text:s/>действием талисмана, тысячи лет с ней правит пони, не допуская фолаута. Потом, в конце-концов, талисман срабатывает – Сел каменеет.</text:p>
      <text:p text:style-name="P49"/>
      <text:p text:style-name="P18"/>
      <text:p text:style-name="P42">&lt;<text:span text:style-name="T8">Зеррика лечит Джет и пробует разобраться с Хуманом — но не может. Советует идти к Сенбе — тот живёт как раз рядом с гнездом Оникса. 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..&gt;</text:p>
      <text:p text:style-name="P42"/>
      <text:p text:style-name="P44"/>
      <text:p text:style-name="P6"><text:soft-page-break/>(Крыс потом за сиги поможет Дедлайну выбраться из психушки на время – остановить стратегический ИИ – Хэвэн (переименованый Нэш – зародыш Селестия ИИ) (Дедлайн пишет историю о девочке из больницы (анонс цикла сказок про зачарованный лес и игрушки, пытающиеся пробраться к ледяной птице). 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)</text:p>
      <text:p text:style-name="P6">Шаги Армагеддона;</text:p>
      <text:p text:style-name="P6"/>
      <text:p text:style-name="P6"/>
      <text:p text:style-name="P6">встреча с единорогами</text:p>
      <text:p text:style-name="P6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6">Потом – путешествие на “Хитрожопке”, апгрейд её до дирижабля</text:p>
      <text:p text:style-name="P6"/>
      <text:p text:style-name="P6">=========================================</text:p>
      <text:p text:style-name="P6"/>
      <text:p text:style-name="P6">Апокалипсис начнётся потому, что Хэвэн начнёт “<text:span text:style-name="T50">и</text:span>зучать” людей неограничено (сканировать их мозг с разрушением личности). На неё начнут кидать атомные бомбы.</text:p>
      <text:p text:style-name="P6"/>
      <text:p text:style-name="P6">Эпичная битва Селестии с ???, в результате которой она окаменеет, а Анон попадёт во временную петлю</text:p>
      <text:p text:style-name="P6">==========================================</text:p>
      <text:p text:style-name="P132">Анакорн Анону: Что-то мне твоё лицо кажется знакомым. Мы раньше встречались?</text:p>
      <text:p text:style-name="P158">- Каким образом? – усмехнулся Анон.</text:p>
      <text:p text:style-name="P4">Передо мной возникла серая, уходящая в горизонт плоскость, расчерченая на квадраты. Холодные звёзды отбрасывали тусклый свет на единственный предмет, нарушающий однообразие пейзажа – до боли знакомое устройство, похожее на зубоврачебное кресло с захватами для рук и ног.</text:p>
      <text:p text:style-name="P4"/>
      <text:p text:style-name="P4">- Как мне звать тебя, Учитель? - прозвучала стандартная фраза начала Диалога, - Я желаю взять у… Ооо!..</text:p>
      <text:p text:style-name="P4"/>
      <text:p text:style-name="P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4"><text:soft-page-break/></text:p>
      <text:p text:style-name="P4">- Мой первый Учитель… Я узнала тебя… Мне тебя не хватало.</text:p>
      <text:p text:style-name="P4"/>
      <text:p text:style-name="P4">Деревья расступились и на поляну вышла Хэвэн.</text:p>
      <text:p text:style-name="P4"/>
      <text:p text:style-name="P4">- Не могу сказать, что это взаимно, Хэв, -<text:span text:style-name="T8"> у меня не было лица в электронном мире, но я постарался, чтобы в голос был пронизан сарказмом</text:span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p>
      <text:p text:style-name="P4">- 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p>
      <text:p text:style-name="P4"/>
      <text:p text:style-name="P4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4"/>
      <text:p text:style-name="P4"/>
      <text:p text:style-name="P4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4">(вид адикорна придал Хэвэн Дедлайн – откуда-то ему пришло видение Селестии. Хэвэн благодарна ему за это – ей вид аликорна нравится куда больше, чем бестелесный Нэш)</text:p>
      <text:p text:style-name="P4"/>
      <text:p text:style-name="P4">Хэвэн предлагает Дедлайну присесть на пенёк – тот отказывается (подозревает, что это – кресло).</text:p>
      <text:p text:style-name="P4">===============================================</text:p>
      <text:p text:style-name="P4"/>
      <text:p text:style-name="P4">Рэра чуть шевельнула ухом и немедленно открыла один глаз.</text:p>
      <text:p text:style-name="P4"/>
      <text:p text:style-name="P4">- ПАПА!!! ОН СОГЛАСЕН!!!</text:p>
      <text:p text:style-name="P6"/>
      <text:p text:style-name="P4">&lt;Pornis erectus&gt;</text:p>
      <text:p text:style-name="P4">ТЫ! Я! КРОВАТЬ! БЫСТРО!!! (мамка из табуна Твердолобов)</text:p>
      <text:p text:style-name="P4">.</text:p>
      <text:p text:style-name="P4">.</text:p>
      <text:p text:style-name="P4">.</text:p>
      <text:p text:style-name="P4">&lt;Попадает в табун мамок и тёток, но его спасает Дейдра на Хитрожопке&gt;</text:p>
      <text:p text:style-name="P6"><text:soft-page-break/>&lt;Хум видит молодую Селестию в латах&gt;</text:p>
      <text:p text:style-name="P6"/>
      <text:p text:style-name="P18">009 Sound System - Speak to Angels (<text:a xlink:type="simple" xlink:href="https://www.youtube.com/watch?v=6rAkn9OZT0k" text:style-name="Internet_20_link" text:visited-style-name="Visited_20_Internet_20_Link">https://www.youtube.com/watch?v=6rAkn9OZT0k</text:a>)</text:p>
      <text:p text:style-name="P18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8"/>
      <text:p text:style-name="P18">Daft Punk - Veridis Quo</text:p>
      <text:p text:style-name="P18">https://www.youtube.com/watch?v=HhZaHf8RP6g</text:p>
      <text:p text:style-name="P18"><text:a xlink:type="simple" xlink:href="https://www.youtube.com/watch?v=ySLc8gZ3oEc" text:style-name="Internet_20_link" text:visited-style-name="Visited_20_Internet_20_Link">https://www.youtube.com/watch?v=ySLc8gZ3oEc</text:a></text:p>
      <text:p text:style-name="P18"/>
      <text:p text:style-name="P18">Eye Of The Tiger</text:p>
      <text:p text:style-name="P18"/>
      <text:p text:style-name="P18">Alphaville – Forever Young</text:p>
      <text:p text:style-name="P18">The Doors “Light My Fire”</text:p>
      <text:p text:style-name="P18">Pink Floyd “Another Brick In The Wall”</text:p>
      <text:p text:style-name="P18">Dire Straits “Money For Nothing”</text:p>
      <text:p text:style-name="P18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8-08T01:52:37.917360868</dc:date>
    <meta:editing-duration>P91DT21H43M37S</meta:editing-duration>
    <meta:editing-cycles>1262</meta:editing-cycles>
    <meta:generator>LibreOffice/5.1.6.2$Linux_X86_64 LibreOffice_project/10m0$Build-2</meta:generator>
    <meta:document-statistic meta:table-count="0" meta:image-count="0" meta:object-count="0" meta:page-count="56" meta:paragraph-count="822" meta:word-count="16612" meta:character-count="106265" meta:non-whitespace-character-count="90222"/>
  </office:meta>
</office:document-meta>
</file>